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645.68pt" svg:y="363.66pt">
            <loext:p draw:notify-on-update-of-ranges="all.B1:all.AK1 all.A2:all.A2 all.B2:all.AK2 all.A9:all.A9 all.B9:all.AK9 all.A16:all.A16 all.B16:all.AK16 all.A23:all.A23 all.B23:all.A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9pt" svg:y="426.76pt">
            <loext:p draw:notify-on-update-of-ranges="all.B1:all.AK1 all.A6:all.A6 all.B6:all.AK6 all.A13:all.A13 all.B13:all.AK13 all.A20:all.A20 all.B20:all.AK20 all.A27:all.A27 all.B27:all.A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27.89pt" svg:y="699.48pt">
            <loext:p draw:notify-on-update-of-ranges="all.B1:all.AK1 all.A7:all.A7 all.B7:all.AK7 all.A14:all.A14 all.B14:all.AK14 all.A21:all.A21 all.B21:all.AK21 all.A28:all.A28 all.B28:all.AK28 all.A32:all.A32 all.B32:all.A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236.43315" calcext:value-type="float">
            <text:p>236.43315</text:p>
          </table:table-cell>
          <table:table-cell office:value-type="float" office:value="150.0793333333" calcext:value-type="float">
            <text:p>150.0793333333</text:p>
          </table:table-cell>
          <table:table-cell office:value-type="float" office:value="113.6376190476" calcext:value-type="float">
            <text:p>113.6376190476</text:p>
          </table:table-cell>
          <table:table-cell office:value-type="float" office:value="91.6342857143" calcext:value-type="float">
            <text:p>91.6342857143</text:p>
          </table:table-cell>
          <table:table-cell office:value-type="float" office:value="76.1861428571" calcext:value-type="float">
            <text:p>76.1861428571</text:p>
          </table:table-cell>
          <table:table-cell office:value-type="float" office:value="65.9295238095" calcext:value-type="float">
            <text:p>65.9295238095</text:p>
          </table:table-cell>
          <table:table-cell office:value-type="float" office:value="57.3205238095" calcext:value-type="float">
            <text:p>57.3205238095</text:p>
          </table:table-cell>
          <table:table-cell office:value-type="float" office:value="52.5665238095" calcext:value-type="float">
            <text:p>52.5665238095</text:p>
          </table:table-cell>
          <table:table-cell office:value-type="float" office:value="49.3128571429" calcext:value-type="float">
            <text:p>49.3128571429</text:p>
          </table:table-cell>
          <table:table-cell office:value-type="float" office:value="47.435047619" calcext:value-type="float">
            <text:p>47.435047619</text:p>
          </table:table-cell>
          <table:table-cell office:value-type="float" office:value="44.5785714286" calcext:value-type="float">
            <text:p>44.5785714286</text:p>
          </table:table-cell>
          <table:table-cell office:value-type="float" office:value="45.1782857143" calcext:value-type="float">
            <text:p>45.1782857143</text:p>
          </table:table-cell>
          <table:table-cell office:value-type="float" office:value="45.4695714286" calcext:value-type="float">
            <text:p>45.4695714286</text:p>
          </table:table-cell>
          <table:table-cell office:value-type="float" office:value="45.0114285714" calcext:value-type="float">
            <text:p>45.0114285714</text:p>
          </table:table-cell>
          <table:table-cell office:value-type="float" office:value="44.334047619" calcext:value-type="float">
            <text:p>44.334047619</text:p>
          </table:table-cell>
          <table:table-cell office:value-type="float" office:value="43.2218095238" calcext:value-type="float">
            <text:p>43.2218095238</text:p>
          </table:table-cell>
          <table:table-cell office:value-type="float" office:value="43.5664285714" calcext:value-type="float">
            <text:p>43.5664285714</text:p>
          </table:table-cell>
          <table:table-cell office:value-type="float" office:value="42.6463809524" calcext:value-type="float">
            <text:p>42.6463809524</text:p>
          </table:table-cell>
          <table:table-cell office:value-type="float" office:value="43.555952381" calcext:value-type="float">
            <text:p>43.555952381</text:p>
          </table:table-cell>
          <table:table-cell office:value-type="float" office:value="50.7271428571" calcext:value-type="float">
            <text:p>50.7271428571</text:p>
          </table:table-cell>
          <table:table-cell office:value-type="float" office:value="51.1639047619" calcext:value-type="float">
            <text:p>51.1639047619</text:p>
          </table:table-cell>
          <table:table-cell office:value-type="float" office:value="47.5708571429" calcext:value-type="float">
            <text:p>47.5708571429</text:p>
          </table:table-cell>
          <table:table-cell office:value-type="float" office:value="55.2227142857" calcext:value-type="float">
            <text:p>55.2227142857</text:p>
          </table:table-cell>
          <table:table-cell office:value-type="float" office:value="55.5487142857" calcext:value-type="float">
            <text:p>55.5487142857</text:p>
          </table:table-cell>
          <table:table-cell office:value-type="float" office:value="53.5073809524" calcext:value-type="float">
            <text:p>53.5073809524</text:p>
          </table:table-cell>
          <table:table-cell office:value-type="float" office:value="58.6702857143" calcext:value-type="float">
            <text:p>58.6702857143</text:p>
          </table:table-cell>
          <table:table-cell office:value-type="float" office:value="60.0782857143" calcext:value-type="float">
            <text:p>60.0782857143</text:p>
          </table:table-cell>
          <table:table-cell office:value-type="float" office:value="63.0182380952" calcext:value-type="float">
            <text:p>63.0182380952</text:p>
          </table:table-cell>
          <table:table-cell office:value-type="float" office:value="59.8404285714" calcext:value-type="float">
            <text:p>59.8404285714</text:p>
          </table:table-cell>
          <table:table-cell office:value-type="float" office:value="64.1236666667" calcext:value-type="float">
            <text:p>64.1236666667</text:p>
          </table:table-cell>
          <table:table-cell office:value-type="float" office:value="62.2852380952" calcext:value-type="float">
            <text:p>62.2852380952</text:p>
          </table:table-cell>
          <table:table-cell office:value-type="float" office:value="66.0988571429" calcext:value-type="float">
            <text:p>66.0988571429</text:p>
          </table:table-cell>
          <table:table-cell office:value-type="float" office:value="75.762047619" calcext:value-type="float">
            <text:p>75.762047619</text:p>
          </table:table-cell>
          <table:table-cell office:value-type="float" office:value="75.479" calcext:value-type="float">
            <text:p>75.479</text:p>
          </table:table-cell>
          <table:table-cell office:value-type="float" office:value="75.4334761905" calcext:value-type="float">
            <text:p>75.4334761905</text:p>
          </table:table-cell>
          <table:table-cell office:value-type="float" office:value="84.3006190476" calcext:value-type="float">
            <text:p>84.300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248.255" calcext:value-type="float">
            <text:p>248.255</text:p>
          </table:table-cell>
          <table:table-cell office:value-type="float" office:value="158" calcext:value-type="float">
            <text:p>158</text:p>
          </table:table-cell>
          <table:table-cell office:value-type="float" office:value="119.791" calcext:value-type="float">
            <text:p>119.791</text:p>
          </table:table-cell>
          <table:table-cell office:value-type="float" office:value="109.014" calcext:value-type="float">
            <text:p>109.014</text:p>
          </table:table-cell>
          <table:table-cell office:value-type="float" office:value="79.693" calcext:value-type="float">
            <text:p>79.693</text:p>
          </table:table-cell>
          <table:table-cell office:value-type="float" office:value="69.245" calcext:value-type="float">
            <text:p>69.245</text:p>
          </table:table-cell>
          <table:table-cell office:value-type="float" office:value="64.14" calcext:value-type="float">
            <text:p>64.14</text:p>
          </table:table-cell>
          <table:table-cell office:value-type="float" office:value="58.668" calcext:value-type="float">
            <text:p>58.668</text:p>
          </table:table-cell>
          <table:table-cell office:value-type="float" office:value="53.521" calcext:value-type="float">
            <text:p>53.521</text:p>
          </table:table-cell>
          <table:table-cell office:value-type="float" office:value="51.956" calcext:value-type="float">
            <text:p>51.956</text:p>
          </table:table-cell>
          <table:table-cell office:value-type="float" office:value="49.554" calcext:value-type="float">
            <text:p>49.554</text:p>
          </table:table-cell>
          <table:table-cell office:value-type="float" office:value="53.755" calcext:value-type="float">
            <text:p>53.755</text:p>
          </table:table-cell>
          <table:table-cell office:value-type="float" office:value="50.787" calcext:value-type="float">
            <text:p>50.787</text:p>
          </table:table-cell>
          <table:table-cell office:value-type="float" office:value="50.138" calcext:value-type="float">
            <text:p>50.138</text:p>
          </table:table-cell>
          <table:table-cell office:value-type="float" office:value="51.724" calcext:value-type="float">
            <text:p>51.724</text:p>
          </table:table-cell>
          <table:table-cell office:value-type="float" office:value="52.153" calcext:value-type="float">
            <text:p>52.153</text:p>
          </table:table-cell>
          <table:table-cell office:value-type="float" office:value="58.015" calcext:value-type="float">
            <text:p>58.015</text:p>
          </table:table-cell>
          <table:table-cell office:value-type="float" office:value="66.394" calcext:value-type="float">
            <text:p>66.394</text:p>
          </table:table-cell>
          <table:table-cell office:value-type="float" office:value="55.071" calcext:value-type="float">
            <text:p>55.071</text:p>
          </table:table-cell>
          <table:table-cell office:value-type="float" office:value="65.038" calcext:value-type="float">
            <text:p>65.038</text:p>
          </table:table-cell>
          <table:table-cell office:value-type="float" office:value="68.025" calcext:value-type="float">
            <text:p>68.025</text:p>
          </table:table-cell>
          <table:table-cell office:value-type="float" office:value="60.321" calcext:value-type="float">
            <text:p>60.321</text:p>
          </table:table-cell>
          <table:table-cell office:value-type="float" office:value="68.825" calcext:value-type="float">
            <text:p>68.825</text:p>
          </table:table-cell>
          <table:table-cell office:value-type="float" office:value="87.328" calcext:value-type="float">
            <text:p>87.328</text:p>
          </table:table-cell>
          <table:table-cell office:value-type="float" office:value="66.134" calcext:value-type="float">
            <text:p>66.134</text:p>
          </table:table-cell>
          <table:table-cell office:value-type="float" office:value="89.991" calcext:value-type="float">
            <text:p>89.991</text:p>
          </table:table-cell>
          <table:table-cell office:value-type="float" office:value="84.391" calcext:value-type="float">
            <text:p>84.391</text:p>
          </table:table-cell>
          <table:table-cell office:value-type="float" office:value="105.203" calcext:value-type="float">
            <text:p>105.203</text:p>
          </table:table-cell>
          <table:table-cell office:value-type="float" office:value="109.705" calcext:value-type="float">
            <text:p>109.705</text:p>
          </table:table-cell>
          <table:table-cell office:value-type="float" office:value="95.35" calcext:value-type="float">
            <text:p>95.35</text:p>
          </table:table-cell>
          <table:table-cell office:value-type="float" office:value="95.895" calcext:value-type="float">
            <text:p>95.895</text:p>
          </table:table-cell>
          <table:table-cell office:value-type="float" office:value="101.39" calcext:value-type="float">
            <text:p>101.39</text:p>
          </table:table-cell>
          <table:table-cell office:value-type="float" office:value="114.88" calcext:value-type="float">
            <text:p>114.88</text:p>
          </table:table-cell>
          <table:table-cell office:value-type="float" office:value="126.748" calcext:value-type="float">
            <text:p>126.748</text:p>
          </table:table-cell>
          <table:table-cell office:value-type="float" office:value="119.065" calcext:value-type="float">
            <text:p>119.065</text:p>
          </table:table-cell>
          <table:table-cell office:value-type="float" office:value="124.063" calcext:value-type="float">
            <text:p>124.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209.316" calcext:value-type="float">
            <text:p>209.316</text:p>
          </table:table-cell>
          <table:table-cell office:value-type="float" office:value="120.137" calcext:value-type="float">
            <text:p>120.137</text:p>
          </table:table-cell>
          <table:table-cell office:value-type="float" office:value="92.611" calcext:value-type="float">
            <text:p>92.611</text:p>
          </table:table-cell>
          <table:table-cell office:value-type="float" office:value="82.592" calcext:value-type="float">
            <text:p>82.592</text:p>
          </table:table-cell>
          <table:table-cell office:value-type="float" office:value="66.676" calcext:value-type="float">
            <text:p>66.676</text:p>
          </table:table-cell>
          <table:table-cell office:value-type="float" office:value="59.309" calcext:value-type="float">
            <text:p>59.309</text:p>
          </table:table-cell>
          <table:table-cell office:value-type="float" office:value="46.225" calcext:value-type="float">
            <text:p>46.225</text:p>
          </table:table-cell>
          <table:table-cell office:value-type="float" office:value="47.662" calcext:value-type="float">
            <text:p>47.662</text:p>
          </table:table-cell>
          <table:table-cell office:value-type="float" office:value="46.767" calcext:value-type="float">
            <text:p>46.767</text:p>
          </table:table-cell>
          <table:table-cell office:value-type="float" office:value="43.37" calcext:value-type="float">
            <text:p>43.37</text:p>
          </table:table-cell>
          <table:table-cell office:value-type="float" office:value="37.696" calcext:value-type="float">
            <text:p>37.696</text:p>
          </table:table-cell>
          <table:table-cell office:value-type="float" office:value="39.78" calcext:value-type="float">
            <text:p>39.78</text:p>
          </table:table-cell>
          <table:table-cell office:value-type="float" office:value="40.257" calcext:value-type="float">
            <text:p>40.257</text:p>
          </table:table-cell>
          <table:table-cell office:value-type="float" office:value="41.083" calcext:value-type="float">
            <text:p>41.083</text:p>
          </table:table-cell>
          <table:table-cell office:value-type="float" office:value="40.065" calcext:value-type="float">
            <text:p>40.065</text:p>
          </table:table-cell>
          <table:table-cell office:value-type="float" office:value="39.703" calcext:value-type="float">
            <text:p>39.703</text:p>
          </table:table-cell>
          <table:table-cell office:value-type="float" office:value="37.378" calcext:value-type="float">
            <text:p>37.378</text:p>
          </table:table-cell>
          <table:table-cell office:value-type="float" office:value="35.933" calcext:value-type="float">
            <text:p>35.933</text:p>
          </table:table-cell>
          <table:table-cell office:value-type="float" office:value="38.165" calcext:value-type="float">
            <text:p>38.165</text:p>
          </table:table-cell>
          <table:table-cell office:value-type="float" office:value="42.069" calcext:value-type="float">
            <text:p>42.069</text:p>
          </table:table-cell>
          <table:table-cell office:value-type="float" office:value="40.839" calcext:value-type="float">
            <text:p>40.839</text:p>
          </table:table-cell>
          <table:table-cell office:value-type="float" office:value="36.338" calcext:value-type="float">
            <text:p>36.338</text:p>
          </table:table-cell>
          <table:table-cell office:value-type="float" office:value="45.032" calcext:value-type="float">
            <text:p>45.032</text:p>
          </table:table-cell>
          <table:table-cell office:value-type="float" office:value="39.27" calcext:value-type="float">
            <text:p>39.27</text:p>
          </table:table-cell>
          <table:table-cell office:value-type="float" office:value="43.268" calcext:value-type="float">
            <text:p>43.268</text:p>
          </table:table-cell>
          <table:table-cell office:value-type="float" office:value="36.52" calcext:value-type="float">
            <text:p>36.52</text:p>
          </table:table-cell>
          <table:table-cell office:value-type="float" office:value="34.824" calcext:value-type="float">
            <text:p>34.824</text:p>
          </table:table-cell>
          <table:table-cell office:value-type="float" office:value="39.227" calcext:value-type="float">
            <text:p>39.227</text:p>
          </table:table-cell>
          <table:table-cell office:value-type="float" office:value="36.547" calcext:value-type="float">
            <text:p>36.547</text:p>
          </table:table-cell>
          <table:table-cell office:value-type="float" office:value="43.024" calcext:value-type="float">
            <text:p>43.024</text:p>
          </table:table-cell>
          <table:table-cell office:value-type="float" office:value="39.681" calcext:value-type="float">
            <text:p>39.681</text:p>
          </table:table-cell>
          <table:table-cell office:value-type="float" office:value="44.012" calcext:value-type="float">
            <text:p>44.012</text:p>
          </table:table-cell>
          <table:table-cell office:value-type="float" office:value="41.525" calcext:value-type="float">
            <text:p>41.525</text:p>
          </table:table-cell>
          <table:table-cell office:value-type="float" office:value="44.359" calcext:value-type="float">
            <text:p>44.359</text:p>
          </table:table-cell>
          <table:table-cell office:value-type="float" office:value="46.205" calcext:value-type="float">
            <text:p>46.205</text:p>
          </table:table-cell>
          <table:table-cell office:value-type="float" office:value="48.999" calcext:value-type="float">
            <text:p>48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12.2398422559" calcext:value-type="float">
            <text:p>12.2398422559</text:p>
          </table:table-cell>
          <table:table-cell office:value-type="float" office:value="10.1240804438" calcext:value-type="float">
            <text:p>10.1240804438</text:p>
          </table:table-cell>
          <table:table-cell office:value-type="float" office:value="5.7100573069" calcext:value-type="float">
            <text:p>5.7100573069</text:p>
          </table:table-cell>
          <table:table-cell office:value-type="float" office:value="4.5659736108" calcext:value-type="float">
            <text:p>4.5659736108</text:p>
          </table:table-cell>
          <table:table-cell office:value-type="float" office:value="3.0321115297" calcext:value-type="float">
            <text:p>3.0321115297</text:p>
          </table:table-cell>
          <table:table-cell office:value-type="float" office:value="2.5689387618" calcext:value-type="float">
            <text:p>2.5689387618</text:p>
          </table:table-cell>
          <table:table-cell office:value-type="float" office:value="4.8251556412" calcext:value-type="float">
            <text:p>4.8251556412</text:p>
          </table:table-cell>
          <table:table-cell office:value-type="float" office:value="2.6120166274" calcext:value-type="float">
            <text:p>2.6120166274</text:p>
          </table:table-cell>
          <table:table-cell office:value-type="float" office:value="2.0394200716" calcext:value-type="float">
            <text:p>2.0394200716</text:p>
          </table:table-cell>
          <table:table-cell office:value-type="float" office:value="2.3512232662" calcext:value-type="float">
            <text:p>2.3512232662</text:p>
          </table:table-cell>
          <table:table-cell office:value-type="float" office:value="3.2917762921" calcext:value-type="float">
            <text:p>3.2917762921</text:p>
          </table:table-cell>
          <table:table-cell office:value-type="float" office:value="2.5286626533" calcext:value-type="float">
            <text:p>2.5286626533</text:p>
          </table:table-cell>
          <table:table-cell office:value-type="float" office:value="2.4248113653" calcext:value-type="float">
            <text:p>2.4248113653</text:p>
          </table:table-cell>
          <table:table-cell office:value-type="float" office:value="1.9865939336" calcext:value-type="float">
            <text:p>1.9865939336</text:p>
          </table:table-cell>
          <table:table-cell office:value-type="float" office:value="2.836203774" calcext:value-type="float">
            <text:p>2.836203774</text:p>
          </table:table-cell>
          <table:table-cell office:value-type="float" office:value="2.5287585614" calcext:value-type="float">
            <text:p>2.5287585614</text:p>
          </table:table-cell>
          <table:table-cell office:value-type="float" office:value="4.2009736678" calcext:value-type="float">
            <text:p>4.2009736678</text:p>
          </table:table-cell>
          <table:table-cell office:value-type="float" office:value="6.2266134012" calcext:value-type="float">
            <text:p>6.2266134012</text:p>
          </table:table-cell>
          <table:table-cell office:value-type="float" office:value="4.5559641074" calcext:value-type="float">
            <text:p>4.5559641074</text:p>
          </table:table-cell>
          <table:table-cell office:value-type="float" office:value="6.1731638427" calcext:value-type="float">
            <text:p>6.1731638427</text:p>
          </table:table-cell>
          <table:table-cell office:value-type="float" office:value="8.1685702721" calcext:value-type="float">
            <text:p>8.1685702721</text:p>
          </table:table-cell>
          <table:table-cell office:value-type="float" office:value="6.0438887505" calcext:value-type="float">
            <text:p>6.0438887505</text:p>
          </table:table-cell>
          <table:table-cell office:value-type="float" office:value="7.0465437495" calcext:value-type="float">
            <text:p>7.0465437495</text:p>
          </table:table-cell>
          <table:table-cell office:value-type="float" office:value="12.850266706" calcext:value-type="float">
            <text:p>12.850266706</text:p>
          </table:table-cell>
          <table:table-cell office:value-type="float" office:value="6.8475666443" calcext:value-type="float">
            <text:p>6.8475666443</text:p>
          </table:table-cell>
          <table:table-cell office:value-type="float" office:value="15.1409614594" calcext:value-type="float">
            <text:p>15.1409614594</text:p>
          </table:table-cell>
          <table:table-cell office:value-type="float" office:value="14.6931151875" calcext:value-type="float">
            <text:p>14.6931151875</text:p>
          </table:table-cell>
          <table:table-cell office:value-type="float" office:value="14.9293125659" calcext:value-type="float">
            <text:p>14.9293125659</text:p>
          </table:table-cell>
          <table:table-cell office:value-type="float" office:value="18.2362583431" calcext:value-type="float">
            <text:p>18.2362583431</text:p>
          </table:table-cell>
          <table:table-cell office:value-type="float" office:value="15.3340535487" calcext:value-type="float">
            <text:p>15.3340535487</text:p>
          </table:table-cell>
          <table:table-cell office:value-type="float" office:value="16.9865121373" calcext:value-type="float">
            <text:p>16.9865121373</text:p>
          </table:table-cell>
          <table:table-cell office:value-type="float" office:value="13.8601594229" calcext:value-type="float">
            <text:p>13.8601594229</text:p>
          </table:table-cell>
          <table:table-cell office:value-type="float" office:value="21.2660732376" calcext:value-type="float">
            <text:p>21.2660732376</text:p>
          </table:table-cell>
          <table:table-cell office:value-type="float" office:value="22.6938883887" calcext:value-type="float">
            <text:p>22.6938883887</text:p>
          </table:table-cell>
          <table:table-cell office:value-type="float" office:value="25.186347958" calcext:value-type="float">
            <text:p>25.186347958</text:p>
          </table:table-cell>
          <table:table-cell office:value-type="float" office:value="23.8564673799" calcext:value-type="float">
            <text:p>23.8564673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30]/[.B2]" office:value-type="float" office:value="0.503950482409087" calcext:value-type="float">
            <text:p>0.5039504824</text:p>
          </table:table-cell>
          <table:table-cell table:formula="of:=[.B30]/[.C2]" office:value-type="float" office:value="0.793917439221211" calcext:value-type="float">
            <text:p>0.7939174392</text:p>
          </table:table-cell>
          <table:table-cell table:formula="of:=[.B30]/[.D2]" office:value-type="float" office:value="1.04851369642029" calcext:value-type="float">
            <text:p>1.0485136964</text:p>
          </table:table-cell>
          <table:table-cell table:formula="of:=[.B30]/[.E2]" office:value-type="float" office:value="1.30028404839092" calcext:value-type="float">
            <text:p>1.3002840484</text:p>
          </table:table-cell>
          <table:table-cell table:formula="of:=[.B30]/[.F2]" office:value-type="float" office:value="1.56394057412103" calcext:value-type="float">
            <text:p>1.5639405741</text:p>
          </table:table-cell>
          <table:table-cell table:formula="of:=[.B30]/[.G2]" office:value-type="float" office:value="1.80724193222265" calcext:value-type="float">
            <text:p>1.8072419322</text:p>
          </table:table-cell>
          <table:table-cell table:formula="of:=[.B30]/[.H2]" office:value-type="float" office:value="2.07867256056464" calcext:value-type="float">
            <text:p>2.0786725606</text:p>
          </table:table-cell>
          <table:table-cell table:formula="of:=[.B30]/[.I2]" office:value-type="float" office:value="2.26666310353333" calcext:value-type="float">
            <text:p>2.2666631035</text:p>
          </table:table-cell>
          <table:table-cell table:formula="of:=[.B30]/[.J2]" office:value-type="float" office:value="2.41621773515825" calcext:value-type="float">
            <text:p>2.4162177352</text:p>
          </table:table-cell>
          <table:table-cell table:formula="of:=[.B30]/[.K2]" office:value-type="float" office:value="2.51186845973091" calcext:value-type="float">
            <text:p>2.5118684597</text:p>
          </table:table-cell>
          <table:table-cell table:formula="of:=[.B30]/[.L2]" office:value-type="float" office:value="2.67282230411622" calcext:value-type="float">
            <text:p>2.6728223041</text:p>
          </table:table-cell>
          <table:table-cell table:formula="of:=[.B30]/[.M2]" office:value-type="float" office:value="2.63734221244004" calcext:value-type="float">
            <text:p>2.6373422124</text:p>
          </table:table-cell>
          <table:table-cell table:formula="of:=[.B30]/[.N2]" office:value-type="float" office:value="2.62044695510491" calcext:value-type="float">
            <text:p>2.6204469551</text:p>
          </table:table-cell>
          <table:table-cell table:formula="of:=[.B30]/[.O2]" office:value-type="float" office:value="2.64711882696626" calcext:value-type="float">
            <text:p>2.647118827</text:p>
          </table:table-cell>
          <table:table-cell table:formula="of:=[.B30]/[.P2]" office:value-type="float" office:value="2.6875642175504" calcext:value-type="float">
            <text:p>2.6875642176</text:p>
          </table:table-cell>
          <table:table-cell table:formula="of:=[.B30]/[.Q2]" office:value-type="float" office:value="2.75672400838262" calcext:value-type="float">
            <text:p>2.7567240084</text:p>
          </table:table-cell>
          <table:table-cell table:formula="of:=[.B30]/[.R2]" office:value-type="float" office:value="2.73491777745166" calcext:value-type="float">
            <text:p>2.7349177775</text:p>
          </table:table-cell>
          <table:table-cell table:formula="of:=[.B30]/[.S2]" office:value-type="float" office:value="2.79392054704456" calcext:value-type="float">
            <text:p>2.793920547</text:p>
          </table:table-cell>
          <table:table-cell table:formula="of:=[.B30]/[.T2]" office:value-type="float" office:value="2.73557558695413" calcext:value-type="float">
            <text:p>2.735575587</text:p>
          </table:table-cell>
          <table:table-cell table:formula="of:=[.B30]/[.U2]" office:value-type="float" office:value="2.34885296685546" calcext:value-type="float">
            <text:p>2.3488529669</text:p>
          </table:table-cell>
          <table:table-cell table:formula="of:=[.B30]/[.V2]" office:value-type="float" office:value="2.32880192695393" calcext:value-type="float">
            <text:p>2.328801927</text:p>
          </table:table-cell>
          <table:table-cell table:formula="of:=[.B30]/[.W2]" office:value-type="float" office:value="2.50469735371971" calcext:value-type="float">
            <text:p>2.5046973537</text:p>
          </table:table-cell>
          <table:table-cell table:formula="of:=[.B30]/[.X2]" office:value-type="float" office:value="2.15763751458436" calcext:value-type="float">
            <text:p>2.1576375146</text:p>
          </table:table-cell>
          <table:table-cell table:formula="of:=[.B30]/[.Y2]" office:value-type="float" office:value="2.14497493834296" calcext:value-type="float">
            <text:p>2.1449749383</text:p>
          </table:table-cell>
          <table:table-cell table:formula="of:=[.B30]/[.Z2]" office:value-type="float" office:value="2.2268068045789" calcext:value-type="float">
            <text:p>2.2268068046</text:p>
          </table:table-cell>
          <table:table-cell table:formula="of:=[.B30]/[.AA2]" office:value-type="float" office:value="2.03085085660251" calcext:value-type="float">
            <text:p>2.0308508566</text:p>
          </table:table-cell>
          <table:table-cell table:formula="of:=[.B30]/[.AB2]" office:value-type="float" office:value="1.98325565690433" calcext:value-type="float">
            <text:p>1.9832556569</text:p>
          </table:table-cell>
          <table:table-cell table:formula="of:=[.B30]/[.AC2]" office:value-type="float" office:value="1.89073201031108" calcext:value-type="float">
            <text:p>1.8907320103</text:p>
          </table:table-cell>
          <table:table-cell table:formula="of:=[.B30]/[.AD2]" office:value-type="float" office:value="1.9911388144193" calcext:value-type="float">
            <text:p>1.9911388144</text:p>
          </table:table-cell>
          <table:table-cell table:formula="of:=[.B30]/[.AE2]" office:value-type="float" office:value="1.85813766108101" calcext:value-type="float">
            <text:p>1.8581376611</text:p>
          </table:table-cell>
          <table:table-cell table:formula="of:=[.B30]/[.AF2]" office:value-type="float" office:value="1.91298297387712" calcext:value-type="float">
            <text:p>1.9129829739</text:p>
          </table:table-cell>
          <table:table-cell table:formula="of:=[.B30]/[.AG2]" office:value-type="float" office:value="1.80261210481154" calcext:value-type="float">
            <text:p>1.8026121048</text:p>
          </table:table-cell>
          <table:table-cell table:formula="of:=[.B30]/[.AH2]" office:value-type="float" office:value="1.57269508605677" calcext:value-type="float">
            <text:p>1.5726950861</text:p>
          </table:table-cell>
          <table:table-cell table:formula="of:=[.B30]/[.AI2]" office:value-type="float" office:value="1.57859272115423" calcext:value-type="float">
            <text:p>1.5785927212</text:p>
          </table:table-cell>
          <table:table-cell table:formula="of:=[.B30]/[.AJ2]" office:value-type="float" office:value="1.57954539572188" calcext:value-type="float">
            <text:p>1.5795453957</text:p>
          </table:table-cell>
          <table:table-cell table:formula="of:=[.B30]/[.AK2]" office:value-type="float" office:value="1.41340124599467" calcext:value-type="float">
            <text:p>1.413401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eff</text:p>
          </table:table-cell>
          <table:table-cell table:formula="of:=[.B6]/[.B1]" office:value-type="float" office:value="0.503950482409087" calcext:value-type="float">
            <text:p>0.5039504824</text:p>
          </table:table-cell>
          <table:table-cell table:formula="of:=[.C6]/[.C1]" office:value-type="float" office:value="0.396958719610605" calcext:value-type="float">
            <text:p>0.3969587196</text:p>
          </table:table-cell>
          <table:table-cell table:formula="of:=[.D6]/[.D1]" office:value-type="float" office:value="0.34950456547343" calcext:value-type="float">
            <text:p>0.3495045655</text:p>
          </table:table-cell>
          <table:table-cell table:formula="of:=[.E6]/[.E1]" office:value-type="float" office:value="0.325071012097729" calcext:value-type="float">
            <text:p>0.3250710121</text:p>
          </table:table-cell>
          <table:table-cell table:formula="of:=[.F6]/[.F1]" office:value-type="float" office:value="0.312788114824207" calcext:value-type="float">
            <text:p>0.3127881148</text:p>
          </table:table-cell>
          <table:table-cell table:formula="of:=[.G6]/[.G1]" office:value-type="float" office:value="0.301206988703775" calcext:value-type="float">
            <text:p>0.3012069887</text:p>
          </table:table-cell>
          <table:table-cell table:formula="of:=[.H6]/[.H1]" office:value-type="float" office:value="0.296953222937806" calcext:value-type="float">
            <text:p>0.2969532229</text:p>
          </table:table-cell>
          <table:table-cell table:formula="of:=[.I6]/[.I1]" office:value-type="float" office:value="0.283332887941666" calcext:value-type="float">
            <text:p>0.2833328879</text:p>
          </table:table-cell>
          <table:table-cell table:formula="of:=[.J6]/[.J1]" office:value-type="float" office:value="0.268468637239805" calcext:value-type="float">
            <text:p>0.2684686372</text:p>
          </table:table-cell>
          <table:table-cell table:formula="of:=[.K6]/[.K1]" office:value-type="float" office:value="0.251186845973091" calcext:value-type="float">
            <text:p>0.251186846</text:p>
          </table:table-cell>
          <table:table-cell table:formula="of:=[.L6]/[.L1]" office:value-type="float" office:value="0.242983845828747" calcext:value-type="float">
            <text:p>0.2429838458</text:p>
          </table:table-cell>
          <table:table-cell table:formula="of:=[.M6]/[.M1]" office:value-type="float" office:value="0.219778517703336" calcext:value-type="float">
            <text:p>0.2197785177</text:p>
          </table:table-cell>
          <table:table-cell table:formula="of:=[.N6]/[.N1]" office:value-type="float" office:value="0.201572842700378" calcext:value-type="float">
            <text:p>0.2015728427</text:p>
          </table:table-cell>
          <table:table-cell table:formula="of:=[.O6]/[.O1]" office:value-type="float" office:value="0.189079916211876" calcext:value-type="float">
            <text:p>0.1890799162</text:p>
          </table:table-cell>
          <table:table-cell table:formula="of:=[.P6]/[.P1]" office:value-type="float" office:value="0.179170947836693" calcext:value-type="float">
            <text:p>0.1791709478</text:p>
          </table:table-cell>
          <table:table-cell table:formula="of:=[.Q6]/[.Q1]" office:value-type="float" office:value="0.172295250523914" calcext:value-type="float">
            <text:p>0.1722952505</text:p>
          </table:table-cell>
          <table:table-cell table:formula="of:=[.R6]/[.R1]" office:value-type="float" office:value="0.160877516320686" calcext:value-type="float">
            <text:p>0.1608775163</text:p>
          </table:table-cell>
          <table:table-cell table:formula="of:=[.S6]/[.S1]" office:value-type="float" office:value="0.155217808169142" calcext:value-type="float">
            <text:p>0.1552178082</text:p>
          </table:table-cell>
          <table:table-cell table:formula="of:=[.T6]/[.T1]" office:value-type="float" office:value="0.14397766247127" calcext:value-type="float">
            <text:p>0.1439776625</text:p>
          </table:table-cell>
          <table:table-cell table:formula="of:=[.U6]/[.U1]" office:value-type="float" office:value="0.117442648342773" calcext:value-type="float">
            <text:p>0.1174426483</text:p>
          </table:table-cell>
          <table:table-cell table:formula="of:=[.V6]/[.V1]" office:value-type="float" office:value="0.110895329854949" calcext:value-type="float">
            <text:p>0.1108953299</text:p>
          </table:table-cell>
          <table:table-cell table:formula="of:=[.W6]/[.W1]" office:value-type="float" office:value="0.113849879714532" calcext:value-type="float">
            <text:p>0.1138498797</text:p>
          </table:table-cell>
          <table:table-cell table:formula="of:=[.X6]/[.X1]" office:value-type="float" office:value="0.0938103267210591" calcext:value-type="float">
            <text:p>0.0938103267</text:p>
          </table:table-cell>
          <table:table-cell table:formula="of:=[.Y6]/[.Y1]" office:value-type="float" office:value="0.08937395576429" calcext:value-type="float">
            <text:p>0.0893739558</text:p>
          </table:table-cell>
          <table:table-cell table:formula="of:=[.Z6]/[.Z1]" office:value-type="float" office:value="0.0890722721831562" calcext:value-type="float">
            <text:p>0.0890722722</text:p>
          </table:table-cell>
          <table:table-cell table:formula="of:=[.AA6]/[.AA1]" office:value-type="float" office:value="0.0781096483308657" calcext:value-type="float">
            <text:p>0.0781096483</text:p>
          </table:table-cell>
          <table:table-cell table:formula="of:=[.AB6]/[.AB1]" office:value-type="float" office:value="0.0734539132186788" calcext:value-type="float">
            <text:p>0.0734539132</text:p>
          </table:table-cell>
          <table:table-cell table:formula="of:=[.AC6]/[.AC1]" office:value-type="float" office:value="0.0675261432253958" calcext:value-type="float">
            <text:p>0.0675261432</text:p>
          </table:table-cell>
          <table:table-cell table:formula="of:=[.AD6]/[.AD1]" office:value-type="float" office:value="0.0686599591179068" calcext:value-type="float">
            <text:p>0.0686599591</text:p>
          </table:table-cell>
          <table:table-cell table:formula="of:=[.AE6]/[.AE1]" office:value-type="float" office:value="0.0619379220360335" calcext:value-type="float">
            <text:p>0.061937922</text:p>
          </table:table-cell>
          <table:table-cell table:formula="of:=[.AF6]/[.AF1]" office:value-type="float" office:value="0.0617091281895844" calcext:value-type="float">
            <text:p>0.0617091282</text:p>
          </table:table-cell>
          <table:table-cell table:formula="of:=[.AG6]/[.AG1]" office:value-type="float" office:value="0.0563316282753605" calcext:value-type="float">
            <text:p>0.0563316283</text:p>
          </table:table-cell>
          <table:table-cell table:formula="of:=[.AH6]/[.AH1]" office:value-type="float" office:value="0.047657426850205" calcext:value-type="float">
            <text:p>0.0476574269</text:p>
          </table:table-cell>
          <table:table-cell table:formula="of:=[.AI6]/[.AI1]" office:value-type="float" office:value="0.0464291976810067" calcext:value-type="float">
            <text:p>0.0464291977</text:p>
          </table:table-cell>
          <table:table-cell table:formula="of:=[.AJ6]/[.AJ1]" office:value-type="float" office:value="0.0451298684491964" calcext:value-type="float">
            <text:p>0.0451298684</text:p>
          </table:table-cell>
          <table:table-cell table:formula="of:=[.AK6]/[.AK1]" office:value-type="float" office:value="0.0392611457220742" calcext:value-type="float">
            <text:p>0.0392611457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268.3629" calcext:value-type="float">
            <text:p>268.3629</text:p>
          </table:table-cell>
          <table:table-cell office:value-type="float" office:value="167.8780952381" calcext:value-type="float">
            <text:p>167.8780952381</text:p>
          </table:table-cell>
          <table:table-cell office:value-type="float" office:value="128.6638571429" calcext:value-type="float">
            <text:p>128.6638571429</text:p>
          </table:table-cell>
          <table:table-cell office:value-type="float" office:value="103.5316666667" calcext:value-type="float">
            <text:p>103.5316666667</text:p>
          </table:table-cell>
          <table:table-cell office:value-type="float" office:value="85.2762857143" calcext:value-type="float">
            <text:p>85.2762857143</text:p>
          </table:table-cell>
          <table:table-cell office:value-type="float" office:value="73.0425238095" calcext:value-type="float">
            <text:p>73.0425238095</text:p>
          </table:table-cell>
          <table:table-cell office:value-type="float" office:value="65.8976666667" calcext:value-type="float">
            <text:p>65.8976666667</text:p>
          </table:table-cell>
          <table:table-cell office:value-type="float" office:value="60.2455714286" calcext:value-type="float">
            <text:p>60.2455714286</text:p>
          </table:table-cell>
          <table:table-cell office:value-type="float" office:value="55.2634761905" calcext:value-type="float">
            <text:p>55.2634761905</text:p>
          </table:table-cell>
          <table:table-cell office:value-type="float" office:value="53.2874285714" calcext:value-type="float">
            <text:p>53.2874285714</text:p>
          </table:table-cell>
          <table:table-cell office:value-type="float" office:value="51.315952381" calcext:value-type="float">
            <text:p>51.315952381</text:p>
          </table:table-cell>
          <table:table-cell office:value-type="float" office:value="50.643047619" calcext:value-type="float">
            <text:p>50.643047619</text:p>
          </table:table-cell>
          <table:table-cell office:value-type="float" office:value="49.7342380952" calcext:value-type="float">
            <text:p>49.7342380952</text:p>
          </table:table-cell>
          <table:table-cell office:value-type="float" office:value="49.7215714286" calcext:value-type="float">
            <text:p>49.7215714286</text:p>
          </table:table-cell>
          <table:table-cell office:value-type="float" office:value="49.2702380952" calcext:value-type="float">
            <text:p>49.2702380952</text:p>
          </table:table-cell>
          <table:table-cell office:value-type="float" office:value="48.9039047619" calcext:value-type="float">
            <text:p>48.9039047619</text:p>
          </table:table-cell>
          <table:table-cell office:value-type="float" office:value="51.1615714286" calcext:value-type="float">
            <text:p>51.1615714286</text:p>
          </table:table-cell>
          <table:table-cell office:value-type="float" office:value="48.0983333333" calcext:value-type="float">
            <text:p>48.0983333333</text:p>
          </table:table-cell>
          <table:table-cell office:value-type="float" office:value="51.9314761905" calcext:value-type="float">
            <text:p>51.9314761905</text:p>
          </table:table-cell>
          <table:table-cell office:value-type="float" office:value="51.602" calcext:value-type="float">
            <text:p>51.602</text:p>
          </table:table-cell>
          <table:table-cell office:value-type="float" office:value="54.0669047619" calcext:value-type="float">
            <text:p>54.0669047619</text:p>
          </table:table-cell>
          <table:table-cell office:value-type="float" office:value="54.2550952381" calcext:value-type="float">
            <text:p>54.2550952381</text:p>
          </table:table-cell>
          <table:table-cell office:value-type="float" office:value="58.2108571429" calcext:value-type="float">
            <text:p>58.2108571429</text:p>
          </table:table-cell>
          <table:table-cell office:value-type="float" office:value="58.8275238095" calcext:value-type="float">
            <text:p>58.8275238095</text:p>
          </table:table-cell>
          <table:table-cell office:value-type="float" office:value="59.7613333333" calcext:value-type="float">
            <text:p>59.7613333333</text:p>
          </table:table-cell>
          <table:table-cell office:value-type="float" office:value="60.2075714286" calcext:value-type="float">
            <text:p>60.2075714286</text:p>
          </table:table-cell>
          <table:table-cell office:value-type="float" office:value="61.8434285714" calcext:value-type="float">
            <text:p>61.8434285714</text:p>
          </table:table-cell>
          <table:table-cell office:value-type="float" office:value="65.5563333333" calcext:value-type="float">
            <text:p>65.5563333333</text:p>
          </table:table-cell>
          <table:table-cell office:value-type="float" office:value="67.749952381" calcext:value-type="float">
            <text:p>67.749952381</text:p>
          </table:table-cell>
          <table:table-cell office:value-type="float" office:value="72.3021428571" calcext:value-type="float">
            <text:p>72.3021428571</text:p>
          </table:table-cell>
          <table:table-cell office:value-type="float" office:value="77.512" calcext:value-type="float">
            <text:p>77.512</text:p>
          </table:table-cell>
          <table:table-cell office:value-type="float" office:value="67.2289047619" calcext:value-type="float">
            <text:p>67.2289047619</text:p>
          </table:table-cell>
          <table:table-cell office:value-type="float" office:value="75.1443333333" calcext:value-type="float">
            <text:p>75.1443333333</text:p>
          </table:table-cell>
          <table:table-cell office:value-type="float" office:value="74.7703809524" calcext:value-type="float">
            <text:p>74.7703809524</text:p>
          </table:table-cell>
          <table:table-cell office:value-type="float" office:value="79.435" calcext:value-type="float">
            <text:p>79.435</text:p>
          </table:table-cell>
          <table:table-cell office:value-type="float" office:value="76.2968571429" calcext:value-type="float">
            <text:p>76.296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273.475" calcext:value-type="float">
            <text:p>273.475</text:p>
          </table:table-cell>
          <table:table-cell office:value-type="float" office:value="174.299" calcext:value-type="float">
            <text:p>174.299</text:p>
          </table:table-cell>
          <table:table-cell office:value-type="float" office:value="152.396" calcext:value-type="float">
            <text:p>152.396</text:p>
          </table:table-cell>
          <table:table-cell office:value-type="float" office:value="109.284" calcext:value-type="float">
            <text:p>109.284</text:p>
          </table:table-cell>
          <table:table-cell office:value-type="float" office:value="90.146" calcext:value-type="float">
            <text:p>90.146</text:p>
          </table:table-cell>
          <table:table-cell office:value-type="float" office:value="82.043" calcext:value-type="float">
            <text:p>82.043</text:p>
          </table:table-cell>
          <table:table-cell office:value-type="float" office:value="72.697" calcext:value-type="float">
            <text:p>72.697</text:p>
          </table:table-cell>
          <table:table-cell office:value-type="float" office:value="64.591" calcext:value-type="float">
            <text:p>64.591</text:p>
          </table:table-cell>
          <table:table-cell office:value-type="float" office:value="59.733" calcext:value-type="float">
            <text:p>59.733</text:p>
          </table:table-cell>
          <table:table-cell office:value-type="float" office:value="56.685" calcext:value-type="float">
            <text:p>56.685</text:p>
          </table:table-cell>
          <table:table-cell office:value-type="float" office:value="55.179" calcext:value-type="float">
            <text:p>55.179</text:p>
          </table:table-cell>
          <table:table-cell office:value-type="float" office:value="52.704" calcext:value-type="float">
            <text:p>52.704</text:p>
          </table:table-cell>
          <table:table-cell office:value-type="float" office:value="55.674" calcext:value-type="float">
            <text:p>55.674</text:p>
          </table:table-cell>
          <table:table-cell office:value-type="float" office:value="55.998" calcext:value-type="float">
            <text:p>55.998</text:p>
          </table:table-cell>
          <table:table-cell office:value-type="float" office:value="55.621" calcext:value-type="float">
            <text:p>55.621</text:p>
          </table:table-cell>
          <table:table-cell office:value-type="float" office:value="55.004" calcext:value-type="float">
            <text:p>55.004</text:p>
          </table:table-cell>
          <table:table-cell office:value-type="float" office:value="58.031" calcext:value-type="float">
            <text:p>58.031</text:p>
          </table:table-cell>
          <table:table-cell office:value-type="float" office:value="53.412" calcext:value-type="float">
            <text:p>53.412</text:p>
          </table:table-cell>
          <table:table-cell office:value-type="float" office:value="64.647" calcext:value-type="float">
            <text:p>64.647</text:p>
          </table:table-cell>
          <table:table-cell office:value-type="float" office:value="62.713" calcext:value-type="float">
            <text:p>62.713</text:p>
          </table:table-cell>
          <table:table-cell office:value-type="float" office:value="78.271" calcext:value-type="float">
            <text:p>78.271</text:p>
          </table:table-cell>
          <table:table-cell office:value-type="float" office:value="65.208" calcext:value-type="float">
            <text:p>65.208</text:p>
          </table:table-cell>
          <table:table-cell office:value-type="float" office:value="79.66" calcext:value-type="float">
            <text:p>79.66</text:p>
          </table:table-cell>
          <table:table-cell office:value-type="float" office:value="89.91" calcext:value-type="float">
            <text:p>89.91</text:p>
          </table:table-cell>
          <table:table-cell office:value-type="float" office:value="75.195" calcext:value-type="float">
            <text:p>75.195</text:p>
          </table:table-cell>
          <table:table-cell office:value-type="float" office:value="79.102" calcext:value-type="float">
            <text:p>79.102</text:p>
          </table:table-cell>
          <table:table-cell office:value-type="float" office:value="79.966" calcext:value-type="float">
            <text:p>79.966</text:p>
          </table:table-cell>
          <table:table-cell office:value-type="float" office:value="77.086" calcext:value-type="float">
            <text:p>77.086</text:p>
          </table:table-cell>
          <table:table-cell office:value-type="float" office:value="92.002" calcext:value-type="float">
            <text:p>92.002</text:p>
          </table:table-cell>
          <table:table-cell office:value-type="float" office:value="113.511" calcext:value-type="float">
            <text:p>113.511</text:p>
          </table:table-cell>
          <table:table-cell office:value-type="float" office:value="109.38" calcext:value-type="float">
            <text:p>109.38</text:p>
          </table:table-cell>
          <table:table-cell office:value-type="float" office:value="94.086" calcext:value-type="float">
            <text:p>94.086</text:p>
          </table:table-cell>
          <table:table-cell office:value-type="float" office:value="125.427" calcext:value-type="float">
            <text:p>125.427</text:p>
          </table:table-cell>
          <table:table-cell office:value-type="float" office:value="143.227" calcext:value-type="float">
            <text:p>143.227</text:p>
          </table:table-cell>
          <table:table-cell office:value-type="float" office:value="174.324" calcext:value-type="float">
            <text:p>174.324</text:p>
          </table:table-cell>
          <table:table-cell office:value-type="float" office:value="120.526" calcext:value-type="float">
            <text:p>120.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161.211" calcext:value-type="float">
            <text:p>161.211</text:p>
          </table:table-cell>
          <table:table-cell office:value-type="float" office:value="106.546" calcext:value-type="float">
            <text:p>106.546</text:p>
          </table:table-cell>
          <table:table-cell office:value-type="float" office:value="100.533" calcext:value-type="float">
            <text:p>100.533</text:p>
          </table:table-cell>
          <table:table-cell office:value-type="float" office:value="71.065" calcext:value-type="float">
            <text:p>71.065</text:p>
          </table:table-cell>
          <table:table-cell office:value-type="float" office:value="61.454" calcext:value-type="float">
            <text:p>61.454</text:p>
          </table:table-cell>
          <table:table-cell office:value-type="float" office:value="58.09" calcext:value-type="float">
            <text:p>58.09</text:p>
          </table:table-cell>
          <table:table-cell office:value-type="float" office:value="55.186" calcext:value-type="float">
            <text:p>55.186</text:p>
          </table:table-cell>
          <table:table-cell office:value-type="float" office:value="49.515" calcext:value-type="float">
            <text:p>49.515</text:p>
          </table:table-cell>
          <table:table-cell office:value-type="float" office:value="44.08" calcext:value-type="float">
            <text:p>44.08</text:p>
          </table:table-cell>
          <table:table-cell office:value-type="float" office:value="45.355" calcext:value-type="float">
            <text:p>45.355</text:p>
          </table:table-cell>
          <table:table-cell office:value-type="float" office:value="46.22" calcext:value-type="float">
            <text:p>46.22</text:p>
          </table:table-cell>
          <table:table-cell office:value-type="float" office:value="46.01" calcext:value-type="float">
            <text:p>46.01</text:p>
          </table:table-cell>
          <table:table-cell office:value-type="float" office:value="41.967" calcext:value-type="float">
            <text:p>41.967</text:p>
          </table:table-cell>
          <table:table-cell office:value-type="float" office:value="43.795" calcext:value-type="float">
            <text:p>43.795</text:p>
          </table:table-cell>
          <table:table-cell office:value-type="float" office:value="45.291" calcext:value-type="float">
            <text:p>45.291</text:p>
          </table:table-cell>
          <table:table-cell office:value-type="float" office:value="45.067" calcext:value-type="float">
            <text:p>45.067</text:p>
          </table:table-cell>
          <table:table-cell office:value-type="float" office:value="36.327" calcext:value-type="float">
            <text:p>36.327</text:p>
          </table:table-cell>
          <table:table-cell office:value-type="float" office:value="46.581" calcext:value-type="float">
            <text:p>46.581</text:p>
          </table:table-cell>
          <table:table-cell office:value-type="float" office:value="36.113" calcext:value-type="float">
            <text:p>36.113</text:p>
          </table:table-cell>
          <table:table-cell office:value-type="float" office:value="42.487" calcext:value-type="float">
            <text:p>42.487</text:p>
          </table:table-cell>
          <table:table-cell office:value-type="float" office:value="36.198" calcext:value-type="float">
            <text:p>36.198</text:p>
          </table:table-cell>
          <table:table-cell office:value-type="float" office:value="37.661" calcext:value-type="float">
            <text:p>37.661</text:p>
          </table:table-cell>
          <table:table-cell office:value-type="float" office:value="44.268" calcext:value-type="float">
            <text:p>44.268</text:p>
          </table:table-cell>
          <table:table-cell office:value-type="float" office:value="50.972" calcext:value-type="float">
            <text:p>50.972</text:p>
          </table:table-cell>
          <table:table-cell office:value-type="float" office:value="42.018" calcext:value-type="float">
            <text:p>42.018</text:p>
          </table:table-cell>
          <table:table-cell office:value-type="float" office:value="44.431" calcext:value-type="float">
            <text:p>44.431</text:p>
          </table:table-cell>
          <table:table-cell office:value-type="float" office:value="55.909" calcext:value-type="float">
            <text:p>55.909</text:p>
          </table:table-cell>
          <table:table-cell office:value-type="float" office:value="50.155" calcext:value-type="float">
            <text:p>50.155</text:p>
          </table:table-cell>
          <table:table-cell office:value-type="float" office:value="44.002" calcext:value-type="float">
            <text:p>44.002</text:p>
          </table:table-cell>
          <table:table-cell office:value-type="float" office:value="49.701" calcext:value-type="float">
            <text:p>49.701</text:p>
          </table:table-cell>
          <table:table-cell office:value-type="float" office:value="45.389" calcext:value-type="float">
            <text:p>45.389</text:p>
          </table:table-cell>
          <table:table-cell office:value-type="float" office:value="49.938" calcext:value-type="float">
            <text:p>49.938</text:p>
          </table:table-cell>
          <table:table-cell office:value-type="float" office:value="47.71" calcext:value-type="float">
            <text:p>47.71</text:p>
          </table:table-cell>
          <table:table-cell office:value-type="float" office:value="47.142" calcext:value-type="float">
            <text:p>47.142</text:p>
          </table:table-cell>
          <table:table-cell office:value-type="float" office:value="43.2" calcext:value-type="float">
            <text:p>4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11.320376867" calcext:value-type="float">
            <text:p>11.320376867</text:p>
          </table:table-cell>
          <table:table-cell office:value-type="float" office:value="2.6911849231" calcext:value-type="float">
            <text:p>2.6911849231</text:p>
          </table:table-cell>
          <table:table-cell office:value-type="float" office:value="8.2295982908" calcext:value-type="float">
            <text:p>8.2295982908</text:p>
          </table:table-cell>
          <table:table-cell office:value-type="float" office:value="2.156512099" calcext:value-type="float">
            <text:p>2.156512099</text:p>
          </table:table-cell>
          <table:table-cell office:value-type="float" office:value="4.4620668097" calcext:value-type="float">
            <text:p>4.4620668097</text:p>
          </table:table-cell>
          <table:table-cell office:value-type="float" office:value="4.8552300421" calcext:value-type="float">
            <text:p>4.8552300421</text:p>
          </table:table-cell>
          <table:table-cell office:value-type="float" office:value="3.1560446659" calcext:value-type="float">
            <text:p>3.1560446659</text:p>
          </table:table-cell>
          <table:table-cell office:value-type="float" office:value="2.4459107623" calcext:value-type="float">
            <text:p>2.4459107623</text:p>
          </table:table-cell>
          <table:table-cell office:value-type="float" office:value="2.7794237464" calcext:value-type="float">
            <text:p>2.7794237464</text:p>
          </table:table-cell>
          <table:table-cell office:value-type="float" office:value="2.4975054669" calcext:value-type="float">
            <text:p>2.4975054669</text:p>
          </table:table-cell>
          <table:table-cell office:value-type="float" office:value="2.7404389516" calcext:value-type="float">
            <text:p>2.7404389516</text:p>
          </table:table-cell>
          <table:table-cell office:value-type="float" office:value="1.6360338467" calcext:value-type="float">
            <text:p>1.6360338467</text:p>
          </table:table-cell>
          <table:table-cell office:value-type="float" office:value="2.4345950157" calcext:value-type="float">
            <text:p>2.4345950157</text:p>
          </table:table-cell>
          <table:table-cell office:value-type="float" office:value="3.6348946143" calcext:value-type="float">
            <text:p>3.6348946143</text:p>
          </table:table-cell>
          <table:table-cell office:value-type="float" office:value="2.8316005704" calcext:value-type="float">
            <text:p>2.8316005704</text:p>
          </table:table-cell>
          <table:table-cell office:value-type="float" office:value="2.5235489079" calcext:value-type="float">
            <text:p>2.5235489079</text:p>
          </table:table-cell>
          <table:table-cell office:value-type="float" office:value="3.7540406973" calcext:value-type="float">
            <text:p>3.7540406973</text:p>
          </table:table-cell>
          <table:table-cell office:value-type="float" office:value="3.5466585166" calcext:value-type="float">
            <text:p>3.5466585166</text:p>
          </table:table-cell>
          <table:table-cell office:value-type="float" office:value="5.0332658644" calcext:value-type="float">
            <text:p>5.0332658644</text:p>
          </table:table-cell>
          <table:table-cell office:value-type="float" office:value="6.7239142469" calcext:value-type="float">
            <text:p>6.7239142469</text:p>
          </table:table-cell>
          <table:table-cell office:value-type="float" office:value="7.8469155654" calcext:value-type="float">
            <text:p>7.8469155654</text:p>
          </table:table-cell>
          <table:table-cell office:value-type="float" office:value="7.1377040069" calcext:value-type="float">
            <text:p>7.1377040069</text:p>
          </table:table-cell>
          <table:table-cell office:value-type="float" office:value="8.88291794" calcext:value-type="float">
            <text:p>8.88291794</text:p>
          </table:table-cell>
          <table:table-cell office:value-type="float" office:value="11.1424370387" calcext:value-type="float">
            <text:p>11.1424370387</text:p>
          </table:table-cell>
          <table:table-cell office:value-type="float" office:value="5.1306236008" calcext:value-type="float">
            <text:p>5.1306236008</text:p>
          </table:table-cell>
          <table:table-cell office:value-type="float" office:value="9.3417547847" calcext:value-type="float">
            <text:p>9.3417547847</text:p>
          </table:table-cell>
          <table:table-cell office:value-type="float" office:value="7.4669665298" calcext:value-type="float">
            <text:p>7.4669665298</text:p>
          </table:table-cell>
          <table:table-cell office:value-type="float" office:value="6.8958051476" calcext:value-type="float">
            <text:p>6.8958051476</text:p>
          </table:table-cell>
          <table:table-cell office:value-type="float" office:value="9.0802676749" calcext:value-type="float">
            <text:p>9.0802676749</text:p>
          </table:table-cell>
          <table:table-cell office:value-type="float" office:value="14.0241661794" calcext:value-type="float">
            <text:p>14.0241661794</text:p>
          </table:table-cell>
          <table:table-cell office:value-type="float" office:value="15.1722461587" calcext:value-type="float">
            <text:p>15.1722461587</text:p>
          </table:table-cell>
          <table:table-cell office:value-type="float" office:value="14.3852595663" calcext:value-type="float">
            <text:p>14.3852595663</text:p>
          </table:table-cell>
          <table:table-cell office:value-type="float" office:value="19.8648504986" calcext:value-type="float">
            <text:p>19.8648504986</text:p>
          </table:table-cell>
          <table:table-cell office:value-type="float" office:value="22.5817888695" calcext:value-type="float">
            <text:p>22.5817888695</text:p>
          </table:table-cell>
          <table:table-cell office:value-type="float" office:value="27.9305298607" calcext:value-type="float">
            <text:p>27.9305298607</text:p>
          </table:table-cell>
          <table:table-cell office:value-type="float" office:value="19.9085369962" calcext:value-type="float">
            <text:p>19.9085369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30]/[.B9]" office:value-type="float" office:value="0.443990581410471" calcext:value-type="float">
            <text:p>0.4439905814</text:p>
          </table:table-cell>
          <table:table-cell table:formula="of:=[.B30]/[.C9]" office:value-type="float" office:value="0.709744769447198" calcext:value-type="float">
            <text:p>0.7097447694</text:p>
          </table:table-cell>
          <table:table-cell table:formula="of:=[.B30]/[.D9]" office:value-type="float" office:value="0.926061153814671" calcext:value-type="float">
            <text:p>0.9260611538</text:p>
          </table:table-cell>
          <table:table-cell table:formula="of:=[.B30]/[.E9]" office:value-type="float" office:value="1.15086141116208" calcext:value-type="float">
            <text:p>1.1508614112</text:p>
          </table:table-cell>
          <table:table-cell table:formula="of:=[.B30]/[.F9]" office:value-type="float" office:value="1.3972301795506" calcext:value-type="float">
            <text:p>1.3972301796</text:p>
          </table:table-cell>
          <table:table-cell table:formula="of:=[.B30]/[.G9]" office:value-type="float" office:value="1.63124976774835" calcext:value-type="float">
            <text:p>1.6312497677</text:p>
          </table:table-cell>
          <table:table-cell table:formula="of:=[.B30]/[.H9]" office:value-type="float" office:value="1.80811561360199" calcext:value-type="float">
            <text:p>1.8081156136</text:p>
          </table:table-cell>
          <table:table-cell table:formula="of:=[.B30]/[.I9]" office:value-type="float" office:value="1.97774869047779" calcext:value-type="float">
            <text:p>1.9777486905</text:p>
          </table:table-cell>
          <table:table-cell table:formula="of:=[.B30]/[.J9]" office:value-type="float" office:value="2.15604605814649" calcext:value-type="float">
            <text:p>2.1560460581</text:p>
          </table:table-cell>
          <table:table-cell table:formula="of:=[.B30]/[.K9]" office:value-type="float" office:value="2.23599830568573" calcext:value-type="float">
            <text:p>2.2359983057</text:p>
          </table:table-cell>
          <table:table-cell table:formula="of:=[.B30]/[.L9]" office:value-type="float" office:value="2.32190175708628" calcext:value-type="float">
            <text:p>2.3219017571</text:p>
          </table:table-cell>
          <table:table-cell table:formula="of:=[.B30]/[.M9]" office:value-type="float" office:value="2.35275335118848" calcext:value-type="float">
            <text:p>2.3527533512</text:p>
          </table:table-cell>
          <table:table-cell table:formula="of:=[.B30]/[.N9]" office:value-type="float" office:value="2.39574596019597" calcext:value-type="float">
            <text:p>2.3957459602</text:p>
          </table:table-cell>
          <table:table-cell table:formula="of:=[.B30]/[.O9]" office:value-type="float" office:value="2.39635628111834" calcext:value-type="float">
            <text:p>2.3963562811</text:p>
          </table:table-cell>
          <table:table-cell table:formula="of:=[.B30]/[.P9]" office:value-type="float" office:value="2.41830777780649" calcext:value-type="float">
            <text:p>2.4183077778</text:p>
          </table:table-cell>
          <table:table-cell table:formula="of:=[.B30]/[.Q9]" office:value-type="float" office:value="2.43642303370482" calcext:value-type="float">
            <text:p>2.4364230337</text:p>
          </table:table-cell>
          <table:table-cell table:formula="of:=[.B30]/[.R9]" office:value-type="float" office:value="2.32890813696534" calcext:value-type="float">
            <text:p>2.328908137</text:p>
          </table:table-cell>
          <table:table-cell table:formula="of:=[.B30]/[.S9]" office:value-type="float" office:value="2.47722928722581" calcext:value-type="float">
            <text:p>2.4772292872</text:p>
          </table:table-cell>
          <table:table-cell table:formula="of:=[.B30]/[.T9]" office:value-type="float" office:value="2.29438114878384" calcext:value-type="float">
            <text:p>2.2943811488</text:p>
          </table:table-cell>
          <table:table-cell table:formula="of:=[.B30]/[.U9]" office:value-type="float" office:value="2.30903065772644" calcext:value-type="float">
            <text:p>2.3090306577</text:p>
          </table:table-cell>
          <table:table-cell table:formula="of:=[.B30]/[.V9]" office:value-type="float" office:value="2.20376218177674" calcext:value-type="float">
            <text:p>2.2037621818</text:p>
          </table:table-cell>
          <table:table-cell table:formula="of:=[.B30]/[.W9]" office:value-type="float" office:value="2.19611816138382" calcext:value-type="float">
            <text:p>2.1961181614</text:p>
          </table:table-cell>
          <table:table-cell table:formula="of:=[.B30]/[.X9]" office:value-type="float" office:value="2.04687932540661" calcext:value-type="float">
            <text:p>2.0468793254</text:p>
          </table:table-cell>
          <table:table-cell table:formula="of:=[.B30]/[.Y9]" office:value-type="float" office:value="2.02542266415705" calcext:value-type="float">
            <text:p>2.0254226642</text:p>
          </table:table-cell>
          <table:table-cell table:formula="of:=[.B30]/[.Z9]" office:value-type="float" office:value="1.99377412373775" calcext:value-type="float">
            <text:p>1.9937741237</text:p>
          </table:table-cell>
          <table:table-cell table:formula="of:=[.B30]/[.AA9]" office:value-type="float" office:value="1.97899694627777" calcext:value-type="float">
            <text:p>1.9789969463</text:p>
          </table:table-cell>
          <table:table-cell table:formula="of:=[.B30]/[.AB9]" office:value-type="float" office:value="1.92664932641044" calcext:value-type="float">
            <text:p>1.9266493264</text:p>
          </table:table-cell>
          <table:table-cell table:formula="of:=[.B30]/[.AC9]" office:value-type="float" office:value="1.81752996150986" calcext:value-type="float">
            <text:p>1.8175299615</text:p>
          </table:table-cell>
          <table:table-cell table:formula="of:=[.B30]/[.AD9]" office:value-type="float" office:value="1.75868167891753" calcext:value-type="float">
            <text:p>1.7586816789</text:p>
          </table:table-cell>
          <table:table-cell table:formula="of:=[.B30]/[.AE9]" office:value-type="float" office:value="1.64795392351638" calcext:value-type="float">
            <text:p>1.6479539235</text:p>
          </table:table-cell>
          <table:table-cell table:formula="of:=[.B30]/[.AF9]" office:value-type="float" office:value="1.53718908040045" calcext:value-type="float">
            <text:p>1.5371890804</text:p>
          </table:table-cell>
          <table:table-cell table:formula="of:=[.B30]/[.AG9]" office:value-type="float" office:value="1.77231207948408" calcext:value-type="float">
            <text:p>1.7723120795</text:p>
          </table:table-cell>
          <table:table-cell table:formula="of:=[.B30]/[.AH9]" office:value-type="float" office:value="1.58562322286515" calcext:value-type="float">
            <text:p>1.5856232229</text:p>
          </table:table-cell>
          <table:table-cell table:formula="of:=[.B30]/[.AI9]" office:value-type="float" office:value="1.5935534697336" calcext:value-type="float">
            <text:p>1.5935534697</text:p>
          </table:table-cell>
          <table:table-cell table:formula="of:=[.B30]/[.AJ9]" office:value-type="float" office:value="1.49997608107258" calcext:value-type="float">
            <text:p>1.4999760811</text:p>
          </table:table-cell>
          <table:table-cell table:formula="of:=[.B30]/[.AK9]" office:value-type="float" office:value="1.56167114166757" calcext:value-type="float">
            <text:p>1.5616711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eff</text:p>
          </table:table-cell>
          <table:table-cell table:formula="of:=[.B13]/[.B1]" office:value-type="float" office:value="0.443990581410471" calcext:value-type="float">
            <text:p>0.4439905814</text:p>
          </table:table-cell>
          <table:table-cell table:formula="of:=[.C13]/[.C1]" office:value-type="float" office:value="0.354872384723599" calcext:value-type="float">
            <text:p>0.3548723847</text:p>
          </table:table-cell>
          <table:table-cell table:formula="of:=[.D13]/[.D1]" office:value-type="float" office:value="0.308687051271557" calcext:value-type="float">
            <text:p>0.3086870513</text:p>
          </table:table-cell>
          <table:table-cell table:formula="of:=[.E13]/[.E1]" office:value-type="float" office:value="0.287715352790519" calcext:value-type="float">
            <text:p>0.2877153528</text:p>
          </table:table-cell>
          <table:table-cell table:formula="of:=[.F13]/[.F1]" office:value-type="float" office:value="0.279446035910121" calcext:value-type="float">
            <text:p>0.2794460359</text:p>
          </table:table-cell>
          <table:table-cell table:formula="of:=[.G13]/[.G1]" office:value-type="float" office:value="0.271874961291391" calcext:value-type="float">
            <text:p>0.2718749613</text:p>
          </table:table-cell>
          <table:table-cell table:formula="of:=[.H13]/[.H1]" office:value-type="float" office:value="0.258302230514571" calcext:value-type="float">
            <text:p>0.2583022305</text:p>
          </table:table-cell>
          <table:table-cell table:formula="of:=[.I13]/[.I1]" office:value-type="float" office:value="0.247218586309724" calcext:value-type="float">
            <text:p>0.2472185863</text:p>
          </table:table-cell>
          <table:table-cell table:formula="of:=[.J13]/[.J1]" office:value-type="float" office:value="0.239560673127388" calcext:value-type="float">
            <text:p>0.2395606731</text:p>
          </table:table-cell>
          <table:table-cell table:formula="of:=[.K13]/[.K1]" office:value-type="float" office:value="0.223599830568573" calcext:value-type="float">
            <text:p>0.2235998306</text:p>
          </table:table-cell>
          <table:table-cell table:formula="of:=[.L13]/[.L1]" office:value-type="float" office:value="0.211081977916935" calcext:value-type="float">
            <text:p>0.2110819779</text:p>
          </table:table-cell>
          <table:table-cell table:formula="of:=[.M13]/[.M1]" office:value-type="float" office:value="0.196062779265707" calcext:value-type="float">
            <text:p>0.1960627793</text:p>
          </table:table-cell>
          <table:table-cell table:formula="of:=[.N13]/[.N1]" office:value-type="float" office:value="0.184288150784306" calcext:value-type="float">
            <text:p>0.1842881508</text:p>
          </table:table-cell>
          <table:table-cell table:formula="of:=[.O13]/[.O1]" office:value-type="float" office:value="0.171168305794167" calcext:value-type="float">
            <text:p>0.1711683058</text:p>
          </table:table-cell>
          <table:table-cell table:formula="of:=[.P13]/[.P1]" office:value-type="float" office:value="0.161220518520433" calcext:value-type="float">
            <text:p>0.1612205185</text:p>
          </table:table-cell>
          <table:table-cell table:formula="of:=[.Q13]/[.Q1]" office:value-type="float" office:value="0.152276439606551" calcext:value-type="float">
            <text:p>0.1522764396</text:p>
          </table:table-cell>
          <table:table-cell table:formula="of:=[.R13]/[.R1]" office:value-type="float" office:value="0.136994596292079" calcext:value-type="float">
            <text:p>0.1369945963</text:p>
          </table:table-cell>
          <table:table-cell table:formula="of:=[.S13]/[.S1]" office:value-type="float" office:value="0.137623849290323" calcext:value-type="float">
            <text:p>0.1376238493</text:p>
          </table:table-cell>
          <table:table-cell table:formula="of:=[.T13]/[.T1]" office:value-type="float" office:value="0.120756902567571" calcext:value-type="float">
            <text:p>0.1207569026</text:p>
          </table:table-cell>
          <table:table-cell table:formula="of:=[.U13]/[.U1]" office:value-type="float" office:value="0.115451532886322" calcext:value-type="float">
            <text:p>0.1154515329</text:p>
          </table:table-cell>
          <table:table-cell table:formula="of:=[.V13]/[.V1]" office:value-type="float" office:value="0.104941056275083" calcext:value-type="float">
            <text:p>0.1049410563</text:p>
          </table:table-cell>
          <table:table-cell table:formula="of:=[.W13]/[.W1]" office:value-type="float" office:value="0.0998235527901734" calcext:value-type="float">
            <text:p>0.0998235528</text:p>
          </table:table-cell>
          <table:table-cell table:formula="of:=[.X13]/[.X1]" office:value-type="float" office:value="0.0889947532785485" calcext:value-type="float">
            <text:p>0.0889947533</text:p>
          </table:table-cell>
          <table:table-cell table:formula="of:=[.Y13]/[.Y1]" office:value-type="float" office:value="0.0843926110065439" calcext:value-type="float">
            <text:p>0.084392611</text:p>
          </table:table-cell>
          <table:table-cell table:formula="of:=[.Z13]/[.Z1]" office:value-type="float" office:value="0.0797509649495101" calcext:value-type="float">
            <text:p>0.0797509649</text:p>
          </table:table-cell>
          <table:table-cell table:formula="of:=[.AA13]/[.AA1]" office:value-type="float" office:value="0.0761152671645295" calcext:value-type="float">
            <text:p>0.0761152672</text:p>
          </table:table-cell>
          <table:table-cell table:formula="of:=[.AB13]/[.AB1]" office:value-type="float" office:value="0.0713573824596459" calcext:value-type="float">
            <text:p>0.0713573825</text:p>
          </table:table-cell>
          <table:table-cell table:formula="of:=[.AC13]/[.AC1]" office:value-type="float" office:value="0.0649117843396377" calcext:value-type="float">
            <text:p>0.0649117843</text:p>
          </table:table-cell>
          <table:table-cell table:formula="of:=[.AD13]/[.AD1]" office:value-type="float" office:value="0.0606441958247425" calcext:value-type="float">
            <text:p>0.0606441958</text:p>
          </table:table-cell>
          <table:table-cell table:formula="of:=[.AE13]/[.AE1]" office:value-type="float" office:value="0.0549317974505461" calcext:value-type="float">
            <text:p>0.0549317975</text:p>
          </table:table-cell>
          <table:table-cell table:formula="of:=[.AF13]/[.AF1]" office:value-type="float" office:value="0.0495867445290469" calcext:value-type="float">
            <text:p>0.0495867445</text:p>
          </table:table-cell>
          <table:table-cell table:formula="of:=[.AG13]/[.AG1]" office:value-type="float" office:value="0.0553847524838774" calcext:value-type="float">
            <text:p>0.0553847525</text:p>
          </table:table-cell>
          <table:table-cell table:formula="of:=[.AH13]/[.AH1]" office:value-type="float" office:value="0.0480491885716711" calcext:value-type="float">
            <text:p>0.0480491886</text:p>
          </table:table-cell>
          <table:table-cell table:formula="of:=[.AI13]/[.AI1]" office:value-type="float" office:value="0.046869219698047" calcext:value-type="float">
            <text:p>0.0468692197</text:p>
          </table:table-cell>
          <table:table-cell table:formula="of:=[.AJ13]/[.AJ1]" office:value-type="float" office:value="0.0428564594592164" calcext:value-type="float">
            <text:p>0.0428564595</text:p>
          </table:table-cell>
          <table:table-cell table:formula="of:=[.AK13]/[.AK1]" office:value-type="float" office:value="0.0433797539352102" calcext:value-type="float">
            <text:p>0.0433797539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204.3843" calcext:value-type="float">
            <text:p>204.3843</text:p>
          </table:table-cell>
          <table:table-cell office:value-type="float" office:value="128.7952857143" calcext:value-type="float">
            <text:p>128.7952857143</text:p>
          </table:table-cell>
          <table:table-cell office:value-type="float" office:value="96.0923809524" calcext:value-type="float">
            <text:p>96.0923809524</text:p>
          </table:table-cell>
          <table:table-cell office:value-type="float" office:value="76.3767142857" calcext:value-type="float">
            <text:p>76.3767142857</text:p>
          </table:table-cell>
          <table:table-cell office:value-type="float" office:value="63.1257142857" calcext:value-type="float">
            <text:p>63.1257142857</text:p>
          </table:table-cell>
          <table:table-cell office:value-type="float" office:value="53.3605238095" calcext:value-type="float">
            <text:p>53.3605238095</text:p>
          </table:table-cell>
          <table:table-cell office:value-type="float" office:value="45.2959047619" calcext:value-type="float">
            <text:p>45.2959047619</text:p>
          </table:table-cell>
          <table:table-cell office:value-type="float" office:value="41.3778095238" calcext:value-type="float">
            <text:p>41.3778095238</text:p>
          </table:table-cell>
          <table:table-cell office:value-type="float" office:value="38.9017619048" calcext:value-type="float">
            <text:p>38.9017619048</text:p>
          </table:table-cell>
          <table:table-cell office:value-type="float" office:value="36.7937619048" calcext:value-type="float">
            <text:p>36.7937619048</text:p>
          </table:table-cell>
          <table:table-cell office:value-type="float" office:value="35.8708095238" calcext:value-type="float">
            <text:p>35.8708095238</text:p>
          </table:table-cell>
          <table:table-cell office:value-type="float" office:value="34.5923333333" calcext:value-type="float">
            <text:p>34.5923333333</text:p>
          </table:table-cell>
          <table:table-cell office:value-type="float" office:value="35.272" calcext:value-type="float">
            <text:p>35.272</text:p>
          </table:table-cell>
          <table:table-cell office:value-type="float" office:value="33.743952381" calcext:value-type="float">
            <text:p>33.743952381</text:p>
          </table:table-cell>
          <table:table-cell office:value-type="float" office:value="33.2946190476" calcext:value-type="float">
            <text:p>33.2946190476</text:p>
          </table:table-cell>
          <table:table-cell office:value-type="float" office:value="35.6601904762" calcext:value-type="float">
            <text:p>35.6601904762</text:p>
          </table:table-cell>
          <table:table-cell office:value-type="float" office:value="32.977952381" calcext:value-type="float">
            <text:p>32.977952381</text:p>
          </table:table-cell>
          <table:table-cell office:value-type="float" office:value="33.9126190476" calcext:value-type="float">
            <text:p>33.9126190476</text:p>
          </table:table-cell>
          <table:table-cell office:value-type="float" office:value="35.6136190476" calcext:value-type="float">
            <text:p>35.6136190476</text:p>
          </table:table-cell>
          <table:table-cell office:value-type="float" office:value="39.0545714286" calcext:value-type="float">
            <text:p>39.0545714286</text:p>
          </table:table-cell>
          <table:table-cell office:value-type="float" office:value="37.5243333333" calcext:value-type="float">
            <text:p>37.5243333333</text:p>
          </table:table-cell>
          <table:table-cell office:value-type="float" office:value="38.5852857143" calcext:value-type="float">
            <text:p>38.5852857143</text:p>
          </table:table-cell>
          <table:table-cell office:value-type="float" office:value="42.4097142857" calcext:value-type="float">
            <text:p>42.4097142857</text:p>
          </table:table-cell>
          <table:table-cell office:value-type="float" office:value="47.310047619" calcext:value-type="float">
            <text:p>47.310047619</text:p>
          </table:table-cell>
          <table:table-cell office:value-type="float" office:value="46.5373333333" calcext:value-type="float">
            <text:p>46.5373333333</text:p>
          </table:table-cell>
          <table:table-cell office:value-type="float" office:value="46.9097142857" calcext:value-type="float">
            <text:p>46.9097142857</text:p>
          </table:table-cell>
          <table:table-cell office:value-type="float" office:value="49.6018571429" calcext:value-type="float">
            <text:p>49.6018571429</text:p>
          </table:table-cell>
          <table:table-cell office:value-type="float" office:value="56.2632857143" calcext:value-type="float">
            <text:p>56.2632857143</text:p>
          </table:table-cell>
          <table:table-cell office:value-type="float" office:value="50.0182857143" calcext:value-type="float">
            <text:p>50.0182857143</text:p>
          </table:table-cell>
          <table:table-cell office:value-type="float" office:value="55.1374285714" calcext:value-type="float">
            <text:p>55.1374285714</text:p>
          </table:table-cell>
          <table:table-cell office:value-type="float" office:value="47.5876666667" calcext:value-type="float">
            <text:p>47.5876666667</text:p>
          </table:table-cell>
          <table:table-cell office:value-type="float" office:value="55.9575714286" calcext:value-type="float">
            <text:p>55.9575714286</text:p>
          </table:table-cell>
          <table:table-cell office:value-type="float" office:value="64.2278571429" calcext:value-type="float">
            <text:p>64.2278571429</text:p>
          </table:table-cell>
          <table:table-cell office:value-type="float" office:value="62.3121904762" calcext:value-type="float">
            <text:p>62.3121904762</text:p>
          </table:table-cell>
          <table:table-cell office:value-type="float" office:value="56.9793333333" calcext:value-type="float">
            <text:p>56.9793333333</text:p>
          </table:table-cell>
          <table:table-cell office:value-type="float" office:value="71.9504761905" calcext:value-type="float">
            <text:p>71.950476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209.554" calcext:value-type="float">
            <text:p>209.554</text:p>
          </table:table-cell>
          <table:table-cell office:value-type="float" office:value="136.931" calcext:value-type="float">
            <text:p>136.931</text:p>
          </table:table-cell>
          <table:table-cell office:value-type="float" office:value="114.354" calcext:value-type="float">
            <text:p>114.354</text:p>
          </table:table-cell>
          <table:table-cell office:value-type="float" office:value="79.167" calcext:value-type="float">
            <text:p>79.167</text:p>
          </table:table-cell>
          <table:table-cell office:value-type="float" office:value="66.086" calcext:value-type="float">
            <text:p>66.086</text:p>
          </table:table-cell>
          <table:table-cell office:value-type="float" office:value="56.995" calcext:value-type="float">
            <text:p>56.995</text:p>
          </table:table-cell>
          <table:table-cell office:value-type="float" office:value="50.802" calcext:value-type="float">
            <text:p>50.802</text:p>
          </table:table-cell>
          <table:table-cell office:value-type="float" office:value="45.002" calcext:value-type="float">
            <text:p>45.002</text:p>
          </table:table-cell>
          <table:table-cell office:value-type="float" office:value="44.278" calcext:value-type="float">
            <text:p>44.278</text:p>
          </table:table-cell>
          <table:table-cell office:value-type="float" office:value="40.941" calcext:value-type="float">
            <text:p>40.941</text:p>
          </table:table-cell>
          <table:table-cell office:value-type="float" office:value="39.383" calcext:value-type="float">
            <text:p>39.383</text:p>
          </table:table-cell>
          <table:table-cell office:value-type="float" office:value="38.642" calcext:value-type="float">
            <text:p>38.642</text:p>
          </table:table-cell>
          <table:table-cell office:value-type="float" office:value="41.74" calcext:value-type="float">
            <text:p>41.74</text:p>
          </table:table-cell>
          <table:table-cell office:value-type="float" office:value="38.674" calcext:value-type="float">
            <text:p>38.674</text:p>
          </table:table-cell>
          <table:table-cell office:value-type="float" office:value="37.752" calcext:value-type="float">
            <text:p>37.752</text:p>
          </table:table-cell>
          <table:table-cell office:value-type="float" office:value="49.991" calcext:value-type="float">
            <text:p>49.991</text:p>
          </table:table-cell>
          <table:table-cell office:value-type="float" office:value="41.004" calcext:value-type="float">
            <text:p>41.004</text:p>
          </table:table-cell>
          <table:table-cell office:value-type="float" office:value="49.06" calcext:value-type="float">
            <text:p>49.06</text:p>
          </table:table-cell>
          <table:table-cell office:value-type="float" office:value="47.996" calcext:value-type="float">
            <text:p>47.996</text:p>
          </table:table-cell>
          <table:table-cell office:value-type="float" office:value="62.241" calcext:value-type="float">
            <text:p>62.241</text:p>
          </table:table-cell>
          <table:table-cell office:value-type="float" office:value="65.516" calcext:value-type="float">
            <text:p>65.516</text:p>
          </table:table-cell>
          <table:table-cell office:value-type="float" office:value="50.004" calcext:value-type="float">
            <text:p>50.004</text:p>
          </table:table-cell>
          <table:table-cell office:value-type="float" office:value="67.819" calcext:value-type="float">
            <text:p>67.819</text:p>
          </table:table-cell>
          <table:table-cell office:value-type="float" office:value="86.264" calcext:value-type="float">
            <text:p>86.264</text:p>
          </table:table-cell>
          <table:table-cell office:value-type="float" office:value="72.676" calcext:value-type="float">
            <text:p>72.676</text:p>
          </table:table-cell>
          <table:table-cell office:value-type="float" office:value="79.285" calcext:value-type="float">
            <text:p>79.285</text:p>
          </table:table-cell>
          <table:table-cell office:value-type="float" office:value="69.356" calcext:value-type="float">
            <text:p>69.356</text:p>
          </table:table-cell>
          <table:table-cell office:value-type="float" office:value="87.511" calcext:value-type="float">
            <text:p>87.511</text:p>
          </table:table-cell>
          <table:table-cell office:value-type="float" office:value="85.857" calcext:value-type="float">
            <text:p>85.857</text:p>
          </table:table-cell>
          <table:table-cell office:value-type="float" office:value="105.853" calcext:value-type="float">
            <text:p>105.853</text:p>
          </table:table-cell>
          <table:table-cell office:value-type="float" office:value="76.233" calcext:value-type="float">
            <text:p>76.233</text:p>
          </table:table-cell>
          <table:table-cell office:value-type="float" office:value="97.025" calcext:value-type="float">
            <text:p>97.025</text:p>
          </table:table-cell>
          <table:table-cell office:value-type="float" office:value="92.137" calcext:value-type="float">
            <text:p>92.137</text:p>
          </table:table-cell>
          <table:table-cell office:value-type="float" office:value="105.163" calcext:value-type="float">
            <text:p>105.163</text:p>
          </table:table-cell>
          <table:table-cell office:value-type="float" office:value="95.283" calcext:value-type="float">
            <text:p>95.283</text:p>
          </table:table-cell>
          <table:table-cell office:value-type="float" office:value="112.556" calcext:value-type="float">
            <text:p>112.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180.481" calcext:value-type="float">
            <text:p>180.481</text:p>
          </table:table-cell>
          <table:table-cell office:value-type="float" office:value="121.631" calcext:value-type="float">
            <text:p>121.631</text:p>
          </table:table-cell>
          <table:table-cell office:value-type="float" office:value="82.187" calcext:value-type="float">
            <text:p>82.187</text:p>
          </table:table-cell>
          <table:table-cell office:value-type="float" office:value="69.928" calcext:value-type="float">
            <text:p>69.928</text:p>
          </table:table-cell>
          <table:table-cell office:value-type="float" office:value="48.576" calcext:value-type="float">
            <text:p>48.576</text:p>
          </table:table-cell>
          <table:table-cell office:value-type="float" office:value="46.428" calcext:value-type="float">
            <text:p>46.428</text:p>
          </table:table-cell>
          <table:table-cell office:value-type="float" office:value="39.539" calcext:value-type="float">
            <text:p>39.539</text:p>
          </table:table-cell>
          <table:table-cell office:value-type="float" office:value="34.978" calcext:value-type="float">
            <text:p>34.978</text:p>
          </table:table-cell>
          <table:table-cell office:value-type="float" office:value="34.663" calcext:value-type="float">
            <text:p>34.663</text:p>
          </table:table-cell>
          <table:table-cell office:value-type="float" office:value="32.678" calcext:value-type="float">
            <text:p>32.678</text:p>
          </table:table-cell>
          <table:table-cell office:value-type="float" office:value="30.415" calcext:value-type="float">
            <text:p>30.415</text:p>
          </table:table-cell>
          <table:table-cell office:value-type="float" office:value="30.488" calcext:value-type="float">
            <text:p>30.488</text:p>
          </table:table-cell>
          <table:table-cell office:value-type="float" office:value="30.004" calcext:value-type="float">
            <text:p>30.004</text:p>
          </table:table-cell>
          <table:table-cell office:value-type="float" office:value="28.587" calcext:value-type="float">
            <text:p>28.587</text:p>
          </table:table-cell>
          <table:table-cell office:value-type="float" office:value="25.488" calcext:value-type="float">
            <text:p>25.488</text:p>
          </table:table-cell>
          <table:table-cell office:value-type="float" office:value="30.693" calcext:value-type="float">
            <text:p>30.693</text:p>
          </table:table-cell>
          <table:table-cell office:value-type="float" office:value="26.811" calcext:value-type="float">
            <text:p>26.811</text:p>
          </table:table-cell>
          <table:table-cell office:value-type="float" office:value="22.561" calcext:value-type="float">
            <text:p>22.561</text:p>
          </table:table-cell>
          <table:table-cell office:value-type="float" office:value="29.016" calcext:value-type="float">
            <text:p>29.016</text:p>
          </table:table-cell>
          <table:table-cell office:value-type="float" office:value="29.821" calcext:value-type="float">
            <text:p>29.821</text:p>
          </table:table-cell>
          <table:table-cell office:value-type="float" office:value="26.183" calcext:value-type="float">
            <text:p>26.183</text:p>
          </table:table-cell>
          <table:table-cell office:value-type="float" office:value="26.977" calcext:value-type="float">
            <text:p>26.977</text:p>
          </table:table-cell>
          <table:table-cell office:value-type="float" office:value="30.152" calcext:value-type="float">
            <text:p>30.152</text:p>
          </table:table-cell>
          <table:table-cell office:value-type="float" office:value="32.543" calcext:value-type="float">
            <text:p>32.543</text:p>
          </table:table-cell>
          <table:table-cell office:value-type="float" office:value="29.235" calcext:value-type="float">
            <text:p>29.235</text:p>
          </table:table-cell>
          <table:table-cell office:value-type="float" office:value="29.141" calcext:value-type="float">
            <text:p>29.141</text:p>
          </table:table-cell>
          <table:table-cell office:value-type="float" office:value="28.339" calcext:value-type="float">
            <text:p>28.339</text:p>
          </table:table-cell>
          <table:table-cell office:value-type="float" office:value="36.522" calcext:value-type="float">
            <text:p>36.522</text:p>
          </table:table-cell>
          <table:table-cell office:value-type="float" office:value="35.673" calcext:value-type="float">
            <text:p>35.673</text:p>
          </table:table-cell>
          <table:table-cell office:value-type="float" office:value="29.091" calcext:value-type="float">
            <text:p>29.091</text:p>
          </table:table-cell>
          <table:table-cell office:value-type="float" office:value="24.954" calcext:value-type="float">
            <text:p>24.954</text:p>
          </table:table-cell>
          <table:table-cell office:value-type="float" office:value="32.686" calcext:value-type="float">
            <text:p>32.686</text:p>
          </table:table-cell>
          <table:table-cell office:value-type="float" office:value="35.759" calcext:value-type="float">
            <text:p>35.759</text:p>
          </table:table-cell>
          <table:table-cell office:value-type="float" office:value="38.585" calcext:value-type="float">
            <text:p>38.585</text:p>
          </table:table-cell>
          <table:table-cell office:value-type="float" office:value="34.525" calcext:value-type="float">
            <text:p>34.525</text:p>
          </table:table-cell>
          <table:table-cell office:value-type="float" office:value="43.407" calcext:value-type="float">
            <text:p>43.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6.8606819448" calcext:value-type="float">
            <text:p>6.8606819448</text:p>
          </table:table-cell>
          <table:table-cell office:value-type="float" office:value="2.5084203225" calcext:value-type="float">
            <text:p>2.5084203225</text:p>
          </table:table-cell>
          <table:table-cell office:value-type="float" office:value="6.830861384" calcext:value-type="float">
            <text:p>6.830861384</text:p>
          </table:table-cell>
          <table:table-cell office:value-type="float" office:value="2.8541971926" calcext:value-type="float">
            <text:p>2.8541971926</text:p>
          </table:table-cell>
          <table:table-cell office:value-type="float" office:value="4.2369490455" calcext:value-type="float">
            <text:p>4.2369490455</text:p>
          </table:table-cell>
          <table:table-cell office:value-type="float" office:value="3.2469016711" calcext:value-type="float">
            <text:p>3.2469016711</text:p>
          </table:table-cell>
          <table:table-cell office:value-type="float" office:value="3.0589539373" calcext:value-type="float">
            <text:p>3.0589539373</text:p>
          </table:table-cell>
          <table:table-cell office:value-type="float" office:value="2.7271235326" calcext:value-type="float">
            <text:p>2.7271235326</text:p>
          </table:table-cell>
          <table:table-cell office:value-type="float" office:value="2.3206175666" calcext:value-type="float">
            <text:p>2.3206175666</text:p>
          </table:table-cell>
          <table:table-cell office:value-type="float" office:value="2.3578062241" calcext:value-type="float">
            <text:p>2.3578062241</text:p>
          </table:table-cell>
          <table:table-cell office:value-type="float" office:value="2.3155094606" calcext:value-type="float">
            <text:p>2.3155094606</text:p>
          </table:table-cell>
          <table:table-cell office:value-type="float" office:value="2.4691888209" calcext:value-type="float">
            <text:p>2.4691888209</text:p>
          </table:table-cell>
          <table:table-cell office:value-type="float" office:value="2.8947749826" calcext:value-type="float">
            <text:p>2.8947749826</text:p>
          </table:table-cell>
          <table:table-cell office:value-type="float" office:value="2.2523175504" calcext:value-type="float">
            <text:p>2.2523175504</text:p>
          </table:table-cell>
          <table:table-cell office:value-type="float" office:value="3.0501660853" calcext:value-type="float">
            <text:p>3.0501660853</text:p>
          </table:table-cell>
          <table:table-cell office:value-type="float" office:value="4.6517807195" calcext:value-type="float">
            <text:p>4.6517807195</text:p>
          </table:table-cell>
          <table:table-cell office:value-type="float" office:value="3.5438675691" calcext:value-type="float">
            <text:p>3.5438675691</text:p>
          </table:table-cell>
          <table:table-cell office:value-type="float" office:value="6.0007148531" calcext:value-type="float">
            <text:p>6.0007148531</text:p>
          </table:table-cell>
          <table:table-cell office:value-type="float" office:value="5.2830182801" calcext:value-type="float">
            <text:p>5.2830182801</text:p>
          </table:table-cell>
          <table:table-cell office:value-type="float" office:value="9.0605151375" calcext:value-type="float">
            <text:p>9.0605151375</text:p>
          </table:table-cell>
          <table:table-cell office:value-type="float" office:value="8.9622368432" calcext:value-type="float">
            <text:p>8.9622368432</text:p>
          </table:table-cell>
          <table:table-cell office:value-type="float" office:value="5.984344652" calcext:value-type="float">
            <text:p>5.984344652</text:p>
          </table:table-cell>
          <table:table-cell office:value-type="float" office:value="9.6629702842" calcext:value-type="float">
            <text:p>9.6629702842</text:p>
          </table:table-cell>
          <table:table-cell office:value-type="float" office:value="14.2196285306" calcext:value-type="float">
            <text:p>14.2196285306</text:p>
          </table:table-cell>
          <table:table-cell office:value-type="float" office:value="12.3388298041" calcext:value-type="float">
            <text:p>12.3388298041</text:p>
          </table:table-cell>
          <table:table-cell office:value-type="float" office:value="14.921457761" calcext:value-type="float">
            <text:p>14.921457761</text:p>
          </table:table-cell>
          <table:table-cell office:value-type="float" office:value="10.6333346382" calcext:value-type="float">
            <text:p>10.6333346382</text:p>
          </table:table-cell>
          <table:table-cell office:value-type="float" office:value="13.277419185" calcext:value-type="float">
            <text:p>13.277419185</text:p>
          </table:table-cell>
          <table:table-cell office:value-type="float" office:value="14.7257997309" calcext:value-type="float">
            <text:p>14.7257997309</text:p>
          </table:table-cell>
          <table:table-cell office:value-type="float" office:value="16.6976592658" calcext:value-type="float">
            <text:p>16.6976592658</text:p>
          </table:table-cell>
          <table:table-cell office:value-type="float" office:value="12.4831123697" calcext:value-type="float">
            <text:p>12.4831123697</text:p>
          </table:table-cell>
          <table:table-cell office:value-type="float" office:value="17.5035347589" calcext:value-type="float">
            <text:p>17.5035347589</text:p>
          </table:table-cell>
          <table:table-cell office:value-type="float" office:value="17.0708751278" calcext:value-type="float">
            <text:p>17.0708751278</text:p>
          </table:table-cell>
          <table:table-cell office:value-type="float" office:value="19.4575147196" calcext:value-type="float">
            <text:p>19.4575147196</text:p>
          </table:table-cell>
          <table:table-cell office:value-type="float" office:value="17.2441331801" calcext:value-type="float">
            <text:p>17.2441331801</text:p>
          </table:table-cell>
          <table:table-cell office:value-type="float" office:value="20.2391357736" calcext:value-type="float">
            <text:p>20.2391357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30]/[.B16]" office:value-type="float" office:value="0.582973349714239" calcext:value-type="float">
            <text:p>0.5829733497</text:p>
          </table:table-cell>
          <table:table-cell table:formula="of:=[.B30]/[.C16]" office:value-type="float" office:value="0.925116158865517" calcext:value-type="float">
            <text:p>0.9251161589</text:p>
          </table:table-cell>
          <table:table-cell table:formula="of:=[.B30]/[.D16]" office:value-type="float" office:value="1.23995886894531" calcext:value-type="float">
            <text:p>1.2399588689</text:p>
          </table:table-cell>
          <table:table-cell table:formula="of:=[.B30]/[.E16]" office:value-type="float" office:value="1.56003830636517" calcext:value-type="float">
            <text:p>1.5600383064</text:p>
          </table:table-cell>
          <table:table-cell table:formula="of:=[.B30]/[.F16]" office:value-type="float" office:value="1.88751289943014" calcext:value-type="float">
            <text:p>1.8875128994</text:p>
          </table:table-cell>
          <table:table-cell table:formula="of:=[.B30]/[.G16]" office:value-type="float" office:value="2.23293535171008" calcext:value-type="float">
            <text:p>2.2329353517</text:p>
          </table:table-cell>
          <table:table-cell table:formula="of:=[.B30]/[.H16]" office:value-type="float" office:value="2.63049387414427" calcext:value-type="float">
            <text:p>2.6304938741</text:p>
          </table:table-cell>
          <table:table-cell table:formula="of:=[.B30]/[.I16]" office:value-type="float" office:value="2.87957727514469" calcext:value-type="float">
            <text:p>2.8795772751</text:p>
          </table:table-cell>
          <table:table-cell table:formula="of:=[.B30]/[.J16]" office:value-type="float" office:value="3.06285870268766" calcext:value-type="float">
            <text:p>3.0628587027</text:p>
          </table:table-cell>
          <table:table-cell table:formula="of:=[.B30]/[.K16]" office:value-type="float" office:value="3.238336985174" calcext:value-type="float">
            <text:p>3.2383369852</text:p>
          </table:table-cell>
          <table:table-cell table:formula="of:=[.B30]/[.L16]" office:value-type="float" office:value="3.32165907549269" calcext:value-type="float">
            <text:p>3.3216590755</text:p>
          </table:table-cell>
          <table:table-cell table:formula="of:=[.B30]/[.M16]" office:value-type="float" office:value="3.44442217447358" calcext:value-type="float">
            <text:p>3.4444221745</text:p>
          </table:table-cell>
          <table:table-cell table:formula="of:=[.B30]/[.N16]" office:value-type="float" office:value="3.37805057836244" calcext:value-type="float">
            <text:p>3.3780505784</text:p>
          </table:table-cell>
          <table:table-cell table:formula="of:=[.B30]/[.O16]" office:value-type="float" office:value="3.53102086722625" calcext:value-type="float">
            <text:p>3.5310208672</text:p>
          </table:table-cell>
          <table:table-cell table:formula="of:=[.B30]/[.P16]" office:value-type="float" office:value="3.57867437466862" calcext:value-type="float">
            <text:p>3.5786743747</text:p>
          </table:table-cell>
          <table:table-cell table:formula="of:=[.B30]/[.Q16]" office:value-type="float" office:value="3.34127772198868" calcext:value-type="float">
            <text:p>3.341277722</text:p>
          </table:table-cell>
          <table:table-cell table:formula="of:=[.B30]/[.R16]" office:value-type="float" office:value="3.61303814813705" calcext:value-type="float">
            <text:p>3.6130381481</text:p>
          </table:table-cell>
          <table:table-cell table:formula="of:=[.B30]/[.S16]" office:value-type="float" office:value="3.51345910007007" calcext:value-type="float">
            <text:p>3.5134591001</text:p>
          </table:table-cell>
          <table:table-cell table:formula="of:=[.B30]/[.T16]" office:value-type="float" office:value="3.34564706385912" calcext:value-type="float">
            <text:p>3.3456470639</text:p>
          </table:table-cell>
          <table:table-cell table:formula="of:=[.B30]/[.U16]" office:value-type="float" office:value="3.0508746003738" calcext:value-type="float">
            <text:p>3.0508746004</text:p>
          </table:table-cell>
          <table:table-cell table:formula="of:=[.B30]/[.V16]" office:value-type="float" office:value="3.1752889236346" calcext:value-type="float">
            <text:p>3.1752889236</text:p>
          </table:table-cell>
          <table:table-cell table:formula="of:=[.B30]/[.W16]" office:value-type="float" office:value="3.08798024413337" calcext:value-type="float">
            <text:p>3.0879802441</text:p>
          </table:table-cell>
          <table:table-cell table:formula="of:=[.B30]/[.X16]" office:value-type="float" office:value="2.80951197165165" calcext:value-type="float">
            <text:p>2.8095119717</text:p>
          </table:table-cell>
          <table:table-cell table:formula="of:=[.B30]/[.Y16]" office:value-type="float" office:value="2.51850518011629" calcext:value-type="float">
            <text:p>2.5185051801</text:p>
          </table:table-cell>
          <table:table-cell table:formula="of:=[.B30]/[.Z16]" office:value-type="float" office:value="2.56032289488193" calcext:value-type="float">
            <text:p>2.5603228949</text:p>
          </table:table-cell>
          <table:table-cell table:formula="of:=[.B30]/[.AA16]" office:value-type="float" office:value="2.53999841641163" calcext:value-type="float">
            <text:p>2.5399984164</text:p>
          </table:table-cell>
          <table:table-cell table:formula="of:=[.B30]/[.AB16]" office:value-type="float" office:value="2.40213989683358" calcext:value-type="float">
            <text:p>2.4021398968</text:p>
          </table:table-cell>
          <table:table-cell table:formula="of:=[.B30]/[.AC16]" office:value-type="float" office:value="2.11773270059335" calcext:value-type="float">
            <text:p>2.1177327006</text:p>
          </table:table-cell>
          <table:table-cell table:formula="of:=[.B30]/[.AD16]" office:value-type="float" office:value="2.38214081707193" calcext:value-type="float">
            <text:p>2.3821408171</text:p>
          </table:table-cell>
          <table:table-cell table:formula="of:=[.B30]/[.AE16]" office:value-type="float" office:value="2.16097491463002" calcext:value-type="float">
            <text:p>2.1609749146</text:p>
          </table:table-cell>
          <table:table-cell table:formula="of:=[.B30]/[.AF16]" office:value-type="float" office:value="2.50381261250989" calcext:value-type="float">
            <text:p>2.5038126125</text:p>
          </table:table-cell>
          <table:table-cell table:formula="of:=[.B30]/[.AG16]" office:value-type="float" office:value="2.12930255831478" calcext:value-type="float">
            <text:p>2.1293025583</text:p>
          </table:table-cell>
          <table:table-cell table:formula="of:=[.B30]/[.AH16]" office:value-type="float" office:value="1.85512338882648" calcext:value-type="float">
            <text:p>1.8551233888</text:p>
          </table:table-cell>
          <table:table-cell table:formula="of:=[.B30]/[.AI16]" office:value-type="float" office:value="1.91215553633136" calcext:value-type="float">
            <text:p>1.9121555363</text:p>
          </table:table-cell>
          <table:table-cell table:formula="of:=[.B30]/[.AJ16]" office:value-type="float" office:value="2.09111958721998" calcext:value-type="float">
            <text:p>2.0911195872</text:p>
          </table:table-cell>
          <table:table-cell table:formula="of:=[.B30]/[.AK16]" office:value-type="float" office:value="1.65600849790807" calcext:value-type="float">
            <text:p>1.6560084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20]/[.B1]" office:value-type="float" office:value="0.582973349714239" calcext:value-type="float">
            <text:p>0.5829733497</text:p>
          </table:table-cell>
          <table:table-cell table:formula="of:=[.C20]/[.C1]" office:value-type="float" office:value="0.462558079432758" calcext:value-type="float">
            <text:p>0.4625580794</text:p>
          </table:table-cell>
          <table:table-cell table:formula="of:=[.D20]/[.D1]" office:value-type="float" office:value="0.413319622981771" calcext:value-type="float">
            <text:p>0.413319623</text:p>
          </table:table-cell>
          <table:table-cell table:formula="of:=[.E20]/[.E1]" office:value-type="float" office:value="0.390009576591293" calcext:value-type="float">
            <text:p>0.3900095766</text:p>
          </table:table-cell>
          <table:table-cell table:formula="of:=[.F20]/[.F1]" office:value-type="float" office:value="0.377502579886027" calcext:value-type="float">
            <text:p>0.3775025799</text:p>
          </table:table-cell>
          <table:table-cell table:formula="of:=[.G20]/[.G1]" office:value-type="float" office:value="0.37215589195168" calcext:value-type="float">
            <text:p>0.372155892</text:p>
          </table:table-cell>
          <table:table-cell table:formula="of:=[.H20]/[.H1]" office:value-type="float" office:value="0.375784839163466" calcext:value-type="float">
            <text:p>0.3757848392</text:p>
          </table:table-cell>
          <table:table-cell table:formula="of:=[.I20]/[.I1]" office:value-type="float" office:value="0.359947159393086" calcext:value-type="float">
            <text:p>0.3599471594</text:p>
          </table:table-cell>
          <table:table-cell table:formula="of:=[.J20]/[.J1]" office:value-type="float" office:value="0.340317633631962" calcext:value-type="float">
            <text:p>0.3403176336</text:p>
          </table:table-cell>
          <table:table-cell table:formula="of:=[.K20]/[.K1]" office:value-type="float" office:value="0.3238336985174" calcext:value-type="float">
            <text:p>0.3238336985</text:p>
          </table:table-cell>
          <table:table-cell table:formula="of:=[.L20]/[.L1]" office:value-type="float" office:value="0.301969006862972" calcext:value-type="float">
            <text:p>0.3019690069</text:p>
          </table:table-cell>
          <table:table-cell table:formula="of:=[.M20]/[.M1]" office:value-type="float" office:value="0.287035181206131" calcext:value-type="float">
            <text:p>0.2870351812</text:p>
          </table:table-cell>
          <table:table-cell table:formula="of:=[.N20]/[.N1]" office:value-type="float" office:value="0.259850044489418" calcext:value-type="float">
            <text:p>0.2598500445</text:p>
          </table:table-cell>
          <table:table-cell table:formula="of:=[.O20]/[.O1]" office:value-type="float" office:value="0.252215776230447" calcext:value-type="float">
            <text:p>0.2522157762</text:p>
          </table:table-cell>
          <table:table-cell table:formula="of:=[.P20]/[.P1]" office:value-type="float" office:value="0.238578291644575" calcext:value-type="float">
            <text:p>0.2385782916</text:p>
          </table:table-cell>
          <table:table-cell table:formula="of:=[.Q20]/[.Q1]" office:value-type="float" office:value="0.208829857624293" calcext:value-type="float">
            <text:p>0.2088298576</text:p>
          </table:table-cell>
          <table:table-cell table:formula="of:=[.R20]/[.R1]" office:value-type="float" office:value="0.212531655772768" calcext:value-type="float">
            <text:p>0.2125316558</text:p>
          </table:table-cell>
          <table:table-cell table:formula="of:=[.S20]/[.S1]" office:value-type="float" office:value="0.195192172226115" calcext:value-type="float">
            <text:p>0.1951921722</text:p>
          </table:table-cell>
          <table:table-cell table:formula="of:=[.T20]/[.T1]" office:value-type="float" office:value="0.176086687571532" calcext:value-type="float">
            <text:p>0.1760866876</text:p>
          </table:table-cell>
          <table:table-cell table:formula="of:=[.U20]/[.U1]" office:value-type="float" office:value="0.15254373001869" calcext:value-type="float">
            <text:p>0.15254373</text:p>
          </table:table-cell>
          <table:table-cell table:formula="of:=[.V20]/[.V1]" office:value-type="float" office:value="0.15120423445879" calcext:value-type="float">
            <text:p>0.1512042345</text:p>
          </table:table-cell>
          <table:table-cell table:formula="of:=[.W20]/[.W1]" office:value-type="float" office:value="0.140362738369699" calcext:value-type="float">
            <text:p>0.1403627384</text:p>
          </table:table-cell>
          <table:table-cell table:formula="of:=[.X20]/[.X1]" office:value-type="float" office:value="0.122152694419637" calcext:value-type="float">
            <text:p>0.1221526944</text:p>
          </table:table-cell>
          <table:table-cell table:formula="of:=[.Y20]/[.Y1]" office:value-type="float" office:value="0.104937715838179" calcext:value-type="float">
            <text:p>0.1049377158</text:p>
          </table:table-cell>
          <table:table-cell table:formula="of:=[.Z20]/[.Z1]" office:value-type="float" office:value="0.102412915795277" calcext:value-type="float">
            <text:p>0.1024129158</text:p>
          </table:table-cell>
          <table:table-cell table:formula="of:=[.AA20]/[.AA1]" office:value-type="float" office:value="0.0976922467850627" calcext:value-type="float">
            <text:p>0.0976922468</text:p>
          </table:table-cell>
          <table:table-cell table:formula="of:=[.AB20]/[.AB1]" office:value-type="float" office:value="0.0889681443271698" calcext:value-type="float">
            <text:p>0.0889681443</text:p>
          </table:table-cell>
          <table:table-cell table:formula="of:=[.AC20]/[.AC1]" office:value-type="float" office:value="0.0756333107354769" calcext:value-type="float">
            <text:p>0.0756333107</text:p>
          </table:table-cell>
          <table:table-cell table:formula="of:=[.AD20]/[.AD1]" office:value-type="float" office:value="0.0821427867955839" calcext:value-type="float">
            <text:p>0.0821427868</text:p>
          </table:table-cell>
          <table:table-cell table:formula="of:=[.AE20]/[.AE1]" office:value-type="float" office:value="0.072032497154334" calcext:value-type="float">
            <text:p>0.0720324972</text:p>
          </table:table-cell>
          <table:table-cell table:formula="of:=[.AF20]/[.AF1]" office:value-type="float" office:value="0.0807681487906416" calcext:value-type="float">
            <text:p>0.0807681488</text:p>
          </table:table-cell>
          <table:table-cell table:formula="of:=[.AG20]/[.AG1]" office:value-type="float" office:value="0.0665407049473369" calcext:value-type="float">
            <text:p>0.0665407049</text:p>
          </table:table-cell>
          <table:table-cell table:formula="of:=[.AH20]/[.AH1]" office:value-type="float" office:value="0.0562158602674692" calcext:value-type="float">
            <text:p>0.0562158603</text:p>
          </table:table-cell>
          <table:table-cell table:formula="of:=[.AI20]/[.AI1]" office:value-type="float" office:value="0.0562398687156282" calcext:value-type="float">
            <text:p>0.0562398687</text:p>
          </table:table-cell>
          <table:table-cell table:formula="of:=[.AJ20]/[.AJ1]" office:value-type="float" office:value="0.0597462739205709" calcext:value-type="float">
            <text:p>0.0597462739</text:p>
          </table:table-cell>
          <table:table-cell table:formula="of:=[.AK20]/[.AK1]" office:value-type="float" office:value="0.0460002360530018" calcext:value-type="float">
            <text:p>0.0460002361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181.6323" calcext:value-type="float">
            <text:p>181.6323</text:p>
          </table:table-cell>
          <table:table-cell office:value-type="float" office:value="118.6251904762" calcext:value-type="float">
            <text:p>118.6251904762</text:p>
          </table:table-cell>
          <table:table-cell office:value-type="float" office:value="77.1444761905" calcext:value-type="float">
            <text:p>77.1444761905</text:p>
          </table:table-cell>
          <table:table-cell office:value-type="float" office:value="66.5498571429" calcext:value-type="float">
            <text:p>66.5498571429</text:p>
          </table:table-cell>
          <table:table-cell office:value-type="float" office:value="58.7259047619" calcext:value-type="float">
            <text:p>58.7259047619</text:p>
          </table:table-cell>
          <table:table-cell office:value-type="float" office:value="60.1597619048" calcext:value-type="float">
            <text:p>60.1597619048</text:p>
          </table:table-cell>
          <table:table-cell office:value-type="float" office:value="58.6406190476" calcext:value-type="float">
            <text:p>58.6406190476</text:p>
          </table:table-cell>
          <table:table-cell office:value-type="float" office:value="63.854952381" calcext:value-type="float">
            <text:p>63.854952381</text:p>
          </table:table-cell>
          <table:table-cell office:value-type="float" office:value="60.260047619" calcext:value-type="float">
            <text:p>60.260047619</text:p>
          </table:table-cell>
          <table:table-cell office:value-type="float" office:value="59.8116666667" calcext:value-type="float">
            <text:p>59.8116666667</text:p>
          </table:table-cell>
          <table:table-cell office:value-type="float" office:value="62.9964285714" calcext:value-type="float">
            <text:p>62.9964285714</text:p>
          </table:table-cell>
          <table:table-cell office:value-type="float" office:value="71.9098571429" calcext:value-type="float">
            <text:p>71.9098571429</text:p>
          </table:table-cell>
          <table:table-cell office:value-type="float" office:value="70.5207142857" calcext:value-type="float">
            <text:p>70.5207142857</text:p>
          </table:table-cell>
          <table:table-cell office:value-type="float" office:value="81.157952381" calcext:value-type="float">
            <text:p>81.157952381</text:p>
          </table:table-cell>
          <table:table-cell office:value-type="float" office:value="87.0764761905" calcext:value-type="float">
            <text:p>87.0764761905</text:p>
          </table:table-cell>
          <table:table-cell office:value-type="float" office:value="96.036047619" calcext:value-type="float">
            <text:p>96.036047619</text:p>
          </table:table-cell>
          <table:table-cell office:value-type="float" office:value="102.5970952381" calcext:value-type="float">
            <text:p>102.5970952381</text:p>
          </table:table-cell>
          <table:table-cell office:value-type="float" office:value="116.896" calcext:value-type="float">
            <text:p>116.896</text:p>
          </table:table-cell>
          <table:table-cell office:value-type="float" office:value="118.602047619" calcext:value-type="float">
            <text:p>118.602047619</text:p>
          </table:table-cell>
          <table:table-cell office:value-type="float" office:value="130.7555238095" calcext:value-type="float">
            <text:p>130.7555238095</text:p>
          </table:table-cell>
          <table:table-cell office:value-type="float" office:value="134.202" calcext:value-type="float">
            <text:p>134.202</text:p>
          </table:table-cell>
          <table:table-cell office:value-type="float" office:value="153.2957142857" calcext:value-type="float">
            <text:p>153.2957142857</text:p>
          </table:table-cell>
          <table:table-cell office:value-type="float" office:value="158.2898571429" calcext:value-type="float">
            <text:p>158.2898571429</text:p>
          </table:table-cell>
          <table:table-cell office:value-type="float" office:value="172.6859047619" calcext:value-type="float">
            <text:p>172.6859047619</text:p>
          </table:table-cell>
          <table:table-cell office:value-type="float" office:value="176.0774285714" calcext:value-type="float">
            <text:p>176.0774285714</text:p>
          </table:table-cell>
          <table:table-cell office:value-type="float" office:value="192.5545238095" calcext:value-type="float">
            <text:p>192.5545238095</text:p>
          </table:table-cell>
          <table:table-cell office:value-type="float" office:value="199.7216666667" calcext:value-type="float">
            <text:p>199.7216666667</text:p>
          </table:table-cell>
          <table:table-cell office:value-type="float" office:value="223.891952381" calcext:value-type="float">
            <text:p>223.891952381</text:p>
          </table:table-cell>
          <table:table-cell office:value-type="float" office:value="231.0571904762" calcext:value-type="float">
            <text:p>231.0571904762</text:p>
          </table:table-cell>
          <table:table-cell office:value-type="float" office:value="240.5695238095" calcext:value-type="float">
            <text:p>240.5695238095</text:p>
          </table:table-cell>
          <table:table-cell office:value-type="float" office:value="256.3358571429" calcext:value-type="float">
            <text:p>256.3358571429</text:p>
          </table:table-cell>
          <table:table-cell office:value-type="float" office:value="270.4147619048" calcext:value-type="float">
            <text:p>270.4147619048</text:p>
          </table:table-cell>
          <table:table-cell office:value-type="float" office:value="294.744047619" calcext:value-type="float">
            <text:p>294.744047619</text:p>
          </table:table-cell>
          <table:table-cell office:value-type="float" office:value="300.9816666667" calcext:value-type="float">
            <text:p>300.9816666667</text:p>
          </table:table-cell>
          <table:table-cell office:value-type="float" office:value="313.8299047619" calcext:value-type="float">
            <text:p>313.8299047619</text:p>
          </table:table-cell>
          <table:table-cell office:value-type="float" office:value="340.9455714286" calcext:value-type="float">
            <text:p>340.945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194.329" calcext:value-type="float">
            <text:p>194.329</text:p>
          </table:table-cell>
          <table:table-cell office:value-type="float" office:value="125.188" calcext:value-type="float">
            <text:p>125.188</text:p>
          </table:table-cell>
          <table:table-cell office:value-type="float" office:value="92.705" calcext:value-type="float">
            <text:p>92.705</text:p>
          </table:table-cell>
          <table:table-cell office:value-type="float" office:value="81.457" calcext:value-type="float">
            <text:p>81.457</text:p>
          </table:table-cell>
          <table:table-cell office:value-type="float" office:value="85.045" calcext:value-type="float">
            <text:p>85.045</text:p>
          </table:table-cell>
          <table:table-cell office:value-type="float" office:value="73.437" calcext:value-type="float">
            <text:p>73.437</text:p>
          </table:table-cell>
          <table:table-cell office:value-type="float" office:value="73.996" calcext:value-type="float">
            <text:p>73.996</text:p>
          </table:table-cell>
          <table:table-cell office:value-type="float" office:value="83.181" calcext:value-type="float">
            <text:p>83.181</text:p>
          </table:table-cell>
          <table:table-cell office:value-type="float" office:value="72.502" calcext:value-type="float">
            <text:p>72.502</text:p>
          </table:table-cell>
          <table:table-cell office:value-type="float" office:value="68.739" calcext:value-type="float">
            <text:p>68.739</text:p>
          </table:table-cell>
          <table:table-cell office:value-type="float" office:value="80.609" calcext:value-type="float">
            <text:p>80.609</text:p>
          </table:table-cell>
          <table:table-cell office:value-type="float" office:value="87.682" calcext:value-type="float">
            <text:p>87.682</text:p>
          </table:table-cell>
          <table:table-cell office:value-type="float" office:value="95.192" calcext:value-type="float">
            <text:p>95.192</text:p>
          </table:table-cell>
          <table:table-cell office:value-type="float" office:value="99.488" calcext:value-type="float">
            <text:p>99.488</text:p>
          </table:table-cell>
          <table:table-cell office:value-type="float" office:value="122.235" calcext:value-type="float">
            <text:p>122.235</text:p>
          </table:table-cell>
          <table:table-cell office:value-type="float" office:value="119.882" calcext:value-type="float">
            <text:p>119.882</text:p>
          </table:table-cell>
          <table:table-cell office:value-type="float" office:value="125.187" calcext:value-type="float">
            <text:p>125.187</text:p>
          </table:table-cell>
          <table:table-cell office:value-type="float" office:value="137.107" calcext:value-type="float">
            <text:p>137.107</text:p>
          </table:table-cell>
          <table:table-cell office:value-type="float" office:value="141.759" calcext:value-type="float">
            <text:p>141.759</text:p>
          </table:table-cell>
          <table:table-cell office:value-type="float" office:value="167.31" calcext:value-type="float">
            <text:p>167.31</text:p>
          </table:table-cell>
          <table:table-cell office:value-type="float" office:value="157.84" calcext:value-type="float">
            <text:p>157.84</text:p>
          </table:table-cell>
          <table:table-cell office:value-type="float" office:value="184.491" calcext:value-type="float">
            <text:p>184.491</text:p>
          </table:table-cell>
          <table:table-cell office:value-type="float" office:value="196.801" calcext:value-type="float">
            <text:p>196.801</text:p>
          </table:table-cell>
          <table:table-cell office:value-type="float" office:value="194.88" calcext:value-type="float">
            <text:p>194.88</text:p>
          </table:table-cell>
          <table:table-cell office:value-type="float" office:value="198.148" calcext:value-type="float">
            <text:p>198.148</text:p>
          </table:table-cell>
          <table:table-cell office:value-type="float" office:value="251.435" calcext:value-type="float">
            <text:p>251.435</text:p>
          </table:table-cell>
          <table:table-cell office:value-type="float" office:value="247.136" calcext:value-type="float">
            <text:p>247.136</text:p>
          </table:table-cell>
          <table:table-cell office:value-type="float" office:value="264.455" calcext:value-type="float">
            <text:p>264.455</text:p>
          </table:table-cell>
          <table:table-cell office:value-type="float" office:value="255.136" calcext:value-type="float">
            <text:p>255.136</text:p>
          </table:table-cell>
          <table:table-cell office:value-type="float" office:value="270.523" calcext:value-type="float">
            <text:p>270.523</text:p>
          </table:table-cell>
          <table:table-cell office:value-type="float" office:value="311.153" calcext:value-type="float">
            <text:p>311.153</text:p>
          </table:table-cell>
          <table:table-cell office:value-type="float" office:value="318.268" calcext:value-type="float">
            <text:p>318.268</text:p>
          </table:table-cell>
          <table:table-cell office:value-type="float" office:value="326.329" calcext:value-type="float">
            <text:p>326.329</text:p>
          </table:table-cell>
          <table:table-cell office:value-type="float" office:value="334.662" calcext:value-type="float">
            <text:p>334.662</text:p>
          </table:table-cell>
          <table:table-cell office:value-type="float" office:value="371.302" calcext:value-type="float">
            <text:p>371.302</text:p>
          </table:table-cell>
          <table:table-cell office:value-type="float" office:value="426.943" calcext:value-type="float">
            <text:p>426.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135.735" calcext:value-type="float">
            <text:p>135.735</text:p>
          </table:table-cell>
          <table:table-cell office:value-type="float" office:value="90.423" calcext:value-type="float">
            <text:p>90.423</text:p>
          </table:table-cell>
          <table:table-cell office:value-type="float" office:value="65.026" calcext:value-type="float">
            <text:p>65.026</text:p>
          </table:table-cell>
          <table:table-cell office:value-type="float" office:value="53.656" calcext:value-type="float">
            <text:p>53.656</text:p>
          </table:table-cell>
          <table:table-cell office:value-type="float" office:value="46.508" calcext:value-type="float">
            <text:p>46.508</text:p>
          </table:table-cell>
          <table:table-cell office:value-type="float" office:value="50.295" calcext:value-type="float">
            <text:p>50.295</text:p>
          </table:table-cell>
          <table:table-cell office:value-type="float" office:value="44.762" calcext:value-type="float">
            <text:p>44.762</text:p>
          </table:table-cell>
          <table:table-cell office:value-type="float" office:value="50.978" calcext:value-type="float">
            <text:p>50.978</text:p>
          </table:table-cell>
          <table:table-cell office:value-type="float" office:value="51.772" calcext:value-type="float">
            <text:p>51.772</text:p>
          </table:table-cell>
          <table:table-cell office:value-type="float" office:value="49.469" calcext:value-type="float">
            <text:p>49.469</text:p>
          </table:table-cell>
          <table:table-cell office:value-type="float" office:value="45.414" calcext:value-type="float">
            <text:p>45.414</text:p>
          </table:table-cell>
          <table:table-cell office:value-type="float" office:value="57.418" calcext:value-type="float">
            <text:p>57.418</text:p>
          </table:table-cell>
          <table:table-cell office:value-type="float" office:value="48.285" calcext:value-type="float">
            <text:p>48.285</text:p>
          </table:table-cell>
          <table:table-cell office:value-type="float" office:value="65.677" calcext:value-type="float">
            <text:p>65.677</text:p>
          </table:table-cell>
          <table:table-cell office:value-type="float" office:value="59.367" calcext:value-type="float">
            <text:p>59.367</text:p>
          </table:table-cell>
          <table:table-cell office:value-type="float" office:value="73.997" calcext:value-type="float">
            <text:p>73.997</text:p>
          </table:table-cell>
          <table:table-cell office:value-type="float" office:value="74.697" calcext:value-type="float">
            <text:p>74.697</text:p>
          </table:table-cell>
          <table:table-cell office:value-type="float" office:value="99.571" calcext:value-type="float">
            <text:p>99.571</text:p>
          </table:table-cell>
          <table:table-cell office:value-type="float" office:value="87.368" calcext:value-type="float">
            <text:p>87.368</text:p>
          </table:table-cell>
          <table:table-cell office:value-type="float" office:value="80.918" calcext:value-type="float">
            <text:p>80.918</text:p>
          </table:table-cell>
          <table:table-cell office:value-type="float" office:value="100.464" calcext:value-type="float">
            <text:p>100.464</text:p>
          </table:table-cell>
          <table:table-cell office:value-type="float" office:value="126.086" calcext:value-type="float">
            <text:p>126.086</text:p>
          </table:table-cell>
          <table:table-cell office:value-type="float" office:value="112.007" calcext:value-type="float">
            <text:p>112.007</text:p>
          </table:table-cell>
          <table:table-cell office:value-type="float" office:value="142.566" calcext:value-type="float">
            <text:p>142.566</text:p>
          </table:table-cell>
          <table:table-cell office:value-type="float" office:value="148.942" calcext:value-type="float">
            <text:p>148.942</text:p>
          </table:table-cell>
          <table:table-cell office:value-type="float" office:value="137.946" calcext:value-type="float">
            <text:p>137.946</text:p>
          </table:table-cell>
          <table:table-cell office:value-type="float" office:value="165.475" calcext:value-type="float">
            <text:p>165.475</text:p>
          </table:table-cell>
          <table:table-cell office:value-type="float" office:value="186.12" calcext:value-type="float">
            <text:p>186.12</text:p>
          </table:table-cell>
          <table:table-cell office:value-type="float" office:value="187.92" calcext:value-type="float">
            <text:p>187.92</text:p>
          </table:table-cell>
          <table:table-cell office:value-type="float" office:value="204.615" calcext:value-type="float">
            <text:p>204.615</text:p>
          </table:table-cell>
          <table:table-cell office:value-type="float" office:value="198.3" calcext:value-type="float">
            <text:p>198.3</text:p>
          </table:table-cell>
          <table:table-cell office:value-type="float" office:value="191.99" calcext:value-type="float">
            <text:p>191.99</text:p>
          </table:table-cell>
          <table:table-cell office:value-type="float" office:value="259.693" calcext:value-type="float">
            <text:p>259.693</text:p>
          </table:table-cell>
          <table:table-cell office:value-type="float" office:value="248.733" calcext:value-type="float">
            <text:p>248.733</text:p>
          </table:table-cell>
          <table:table-cell office:value-type="float" office:value="266.525" calcext:value-type="float">
            <text:p>266.525</text:p>
          </table:table-cell>
          <table:table-cell office:value-type="float" office:value="292.831" calcext:value-type="float">
            <text:p>292.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22.4274251658" calcext:value-type="float">
            <text:p>22.4274251658</text:p>
          </table:table-cell>
          <table:table-cell office:value-type="float" office:value="6.721168839" calcext:value-type="float">
            <text:p>6.721168839</text:p>
          </table:table-cell>
          <table:table-cell office:value-type="float" office:value="6.0095053009" calcext:value-type="float">
            <text:p>6.0095053009</text:p>
          </table:table-cell>
          <table:table-cell office:value-type="float" office:value="7.2854948925" calcext:value-type="float">
            <text:p>7.2854948925</text:p>
          </table:table-cell>
          <table:table-cell office:value-type="float" office:value="8.2782322685" calcext:value-type="float">
            <text:p>8.2782322685</text:p>
          </table:table-cell>
          <table:table-cell office:value-type="float" office:value="6.5837113462" calcext:value-type="float">
            <text:p>6.5837113462</text:p>
          </table:table-cell>
          <table:table-cell office:value-type="float" office:value="7.1811516032" calcext:value-type="float">
            <text:p>7.1811516032</text:p>
          </table:table-cell>
          <table:table-cell office:value-type="float" office:value="9.6882586592" calcext:value-type="float">
            <text:p>9.6882586592</text:p>
          </table:table-cell>
          <table:table-cell office:value-type="float" office:value="4.9127587614" calcext:value-type="float">
            <text:p>4.9127587614</text:p>
          </table:table-cell>
          <table:table-cell office:value-type="float" office:value="4.3960368439" calcext:value-type="float">
            <text:p>4.3960368439</text:p>
          </table:table-cell>
          <table:table-cell office:value-type="float" office:value="8.1598140578" calcext:value-type="float">
            <text:p>8.1598140578</text:p>
          </table:table-cell>
          <table:table-cell office:value-type="float" office:value="8.9910396689" calcext:value-type="float">
            <text:p>8.9910396689</text:p>
          </table:table-cell>
          <table:table-cell office:value-type="float" office:value="12.1218784483" calcext:value-type="float">
            <text:p>12.1218784483</text:p>
          </table:table-cell>
          <table:table-cell office:value-type="float" office:value="9.6243303376" calcext:value-type="float">
            <text:p>9.6243303376</text:p>
          </table:table-cell>
          <table:table-cell office:value-type="float" office:value="14.1880676578" calcext:value-type="float">
            <text:p>14.1880676578</text:p>
          </table:table-cell>
          <table:table-cell office:value-type="float" office:value="11.2351995509" calcext:value-type="float">
            <text:p>11.2351995509</text:p>
          </table:table-cell>
          <table:table-cell office:value-type="float" office:value="14.3291891289" calcext:value-type="float">
            <text:p>14.3291891289</text:p>
          </table:table-cell>
          <table:table-cell office:value-type="float" office:value="11.4455999581" calcext:value-type="float">
            <text:p>11.4455999581</text:p>
          </table:table-cell>
          <table:table-cell office:value-type="float" office:value="14.6411010429" calcext:value-type="float">
            <text:p>14.6411010429</text:p>
          </table:table-cell>
          <table:table-cell office:value-type="float" office:value="17.3832468907" calcext:value-type="float">
            <text:p>17.3832468907</text:p>
          </table:table-cell>
          <table:table-cell office:value-type="float" office:value="14.0445491775" calcext:value-type="float">
            <text:p>14.0445491775</text:p>
          </table:table-cell>
          <table:table-cell office:value-type="float" office:value="18.4086285234" calcext:value-type="float">
            <text:p>18.4086285234</text:p>
          </table:table-cell>
          <table:table-cell office:value-type="float" office:value="20.1651487009" calcext:value-type="float">
            <text:p>20.1651487009</text:p>
          </table:table-cell>
          <table:table-cell office:value-type="float" office:value="14.3413106336" calcext:value-type="float">
            <text:p>14.3413106336</text:p>
          </table:table-cell>
          <table:table-cell office:value-type="float" office:value="16.1689013868" calcext:value-type="float">
            <text:p>16.1689013868</text:p>
          </table:table-cell>
          <table:table-cell office:value-type="float" office:value="27.2861138377" calcext:value-type="float">
            <text:p>27.2861138377</text:p>
          </table:table-cell>
          <table:table-cell office:value-type="float" office:value="20.8658475297" calcext:value-type="float">
            <text:p>20.8658475297</text:p>
          </table:table-cell>
          <table:table-cell office:value-type="float" office:value="20.7758171957" calcext:value-type="float">
            <text:p>20.7758171957</text:p>
          </table:table-cell>
          <table:table-cell office:value-type="float" office:value="20.9937909812" calcext:value-type="float">
            <text:p>20.9937909812</text:p>
          </table:table-cell>
          <table:table-cell office:value-type="float" office:value="22.9669693204" calcext:value-type="float">
            <text:p>22.9669693204</text:p>
          </table:table-cell>
          <table:table-cell office:value-type="float" office:value="24.8824921828" calcext:value-type="float">
            <text:p>24.8824921828</text:p>
          </table:table-cell>
          <table:table-cell office:value-type="float" office:value="28.1588685105" calcext:value-type="float">
            <text:p>28.1588685105</text:p>
          </table:table-cell>
          <table:table-cell office:value-type="float" office:value="19.15090192" calcext:value-type="float">
            <text:p>19.15090192</text:p>
          </table:table-cell>
          <table:table-cell office:value-type="float" office:value="21.9990753791" calcext:value-type="float">
            <text:p>21.9990753791</text:p>
          </table:table-cell>
          <table:table-cell office:value-type="float" office:value="30.261745465" calcext:value-type="float">
            <text:p>30.261745465</text:p>
          </table:table-cell>
          <table:table-cell office:value-type="float" office:value="32.1568005694" calcext:value-type="float">
            <text:p>32.1568005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30]/[.B23]" office:value-type="float" office:value="0.655998960537305" calcext:value-type="float">
            <text:p>0.6559989605</text:p>
          </table:table-cell>
          <table:table-cell table:formula="of:=[.B30]/[.C23]" office:value-type="float" office:value="1.00442915641856" calcext:value-type="float">
            <text:p>1.0044291564</text:p>
          </table:table-cell>
          <table:table-cell table:formula="of:=[.B30]/[.D23]" office:value-type="float" office:value="1.54451239912201" calcext:value-type="float">
            <text:p>1.5445123991</text:p>
          </table:table-cell>
          <table:table-cell table:formula="of:=[.B30]/[.E23]" office:value-type="float" office:value="1.79039602961359" calcext:value-type="float">
            <text:p>1.7903960296</text:p>
          </table:table-cell>
          <table:table-cell table:formula="of:=[.B30]/[.F23]" office:value-type="float" office:value="2.02892744663684" calcext:value-type="float">
            <text:p>2.0289274466</text:p>
          </table:table-cell>
          <table:table-cell table:formula="of:=[.B30]/[.G23]" office:value-type="float" office:value="1.98056967360593" calcext:value-type="float">
            <text:p>1.9805696736</text:p>
          </table:table-cell>
          <table:table-cell table:formula="of:=[.B30]/[.H23]" office:value-type="float" office:value="2.03187827712532" calcext:value-type="float">
            <text:p>2.0318782771</text:p>
          </table:table-cell>
          <table:table-cell table:formula="of:=[.B30]/[.I23]" office:value-type="float" office:value="1.86595707235158" calcext:value-type="float">
            <text:p>1.8659570724</text:p>
          </table:table-cell>
          <table:table-cell table:formula="of:=[.B30]/[.J23]" office:value-type="float" office:value="1.97727357856305" calcext:value-type="float">
            <text:p>1.9772735786</text:p>
          </table:table-cell>
          <table:table-cell table:formula="of:=[.B30]/[.K23]" office:value-type="float" office:value="1.99209630228105" calcext:value-type="float">
            <text:p>1.9920963023</text:p>
          </table:table-cell>
          <table:table-cell table:formula="of:=[.B30]/[.L23]" office:value-type="float" office:value="1.89138658654205" calcext:value-type="float">
            <text:p>1.8913865865</text:p>
          </table:table-cell>
          <table:table-cell table:formula="of:=[.B30]/[.M23]" office:value-type="float" office:value="1.65694391192049" calcext:value-type="float">
            <text:p>1.6569439119</text:p>
          </table:table-cell>
          <table:table-cell table:formula="of:=[.B30]/[.N23]" office:value-type="float" office:value="1.68958299992944" calcext:value-type="float">
            <text:p>1.6895829999</text:p>
          </table:table-cell>
          <table:table-cell table:formula="of:=[.B30]/[.O23]" office:value-type="float" office:value="1.46813216085888" calcext:value-type="float">
            <text:p>1.4681321609</text:p>
          </table:table-cell>
          <table:table-cell table:formula="of:=[.B30]/[.P23]" office:value-type="float" office:value="1.36834430161517" calcext:value-type="float">
            <text:p>1.3683443016</text:p>
          </table:table-cell>
          <table:table-cell table:formula="of:=[.B30]/[.Q23]" office:value-type="float" office:value="1.24068621058523" calcext:value-type="float">
            <text:p>1.2406862106</text:p>
          </table:table-cell>
          <table:table-cell table:formula="of:=[.B30]/[.R23]" office:value-type="float" office:value="1.16134477027331" calcext:value-type="float">
            <text:p>1.1613447703</text:p>
          </table:table-cell>
          <table:table-cell table:formula="of:=[.B30]/[.S23]" office:value-type="float" office:value="1.01928722967424" calcext:value-type="float">
            <text:p>1.0192872297</text:p>
          </table:table-cell>
          <table:table-cell table:formula="of:=[.B30]/[.T23]" office:value-type="float" office:value="1.00462515101562" calcext:value-type="float">
            <text:p>1.004625151</text:p>
          </table:table-cell>
          <table:table-cell table:formula="of:=[.B30]/[.U23]" office:value-type="float" office:value="0.911247162097661" calcext:value-type="float">
            <text:p>0.9112471621</text:p>
          </table:table-cell>
          <table:table-cell table:formula="of:=[.B30]/[.V23]" office:value-type="float" office:value="0.887845188596295" calcext:value-type="float">
            <text:p>0.8878451886</text:p>
          </table:table-cell>
          <table:table-cell table:formula="of:=[.B30]/[.W23]" office:value-type="float" office:value="0.777259824615428" calcext:value-type="float">
            <text:p>0.7772598246</text:p>
          </table:table-cell>
          <table:table-cell table:formula="of:=[.B30]/[.X23]" office:value-type="float" office:value="0.752736796599885" calcext:value-type="float">
            <text:p>0.7527367966</text:p>
          </table:table-cell>
          <table:table-cell table:formula="of:=[.B30]/[.Y23]" office:value-type="float" office:value="0.689984513584275" calcext:value-type="float">
            <text:p>0.6899845136</text:p>
          </table:table-cell>
          <table:table-cell table:formula="of:=[.B30]/[.Z23]" office:value-type="float" office:value="0.676694343884537" calcext:value-type="float">
            <text:p>0.6766943439</text:p>
          </table:table-cell>
          <table:table-cell table:formula="of:=[.B30]/[.AA23]" office:value-type="float" office:value="0.618788889727043" calcext:value-type="float">
            <text:p>0.6187888897</text:p>
          </table:table-cell>
          <table:table-cell table:formula="of:=[.B30]/[.AB23]" office:value-type="float" office:value="0.596583245015881" calcext:value-type="float">
            <text:p>0.596583245</text:p>
          </table:table-cell>
          <table:table-cell table:formula="of:=[.B30]/[.AC23]" office:value-type="float" office:value="0.53217902087539" calcext:value-type="float">
            <text:p>0.5321790209</text:p>
          </table:table-cell>
          <table:table-cell table:formula="of:=[.B30]/[.AD23]" office:value-type="float" office:value="0.515675793315219" calcext:value-type="float">
            <text:p>0.5156757933</text:p>
          </table:table-cell>
          <table:table-cell table:formula="of:=[.B30]/[.AE23]" office:value-type="float" office:value="0.495285512949479" calcext:value-type="float">
            <text:p>0.4952855129</text:p>
          </table:table-cell>
          <table:table-cell table:formula="of:=[.B30]/[.AF23]" office:value-type="float" office:value="0.464822211484743" calcext:value-type="float">
            <text:p>0.4648222115</text:p>
          </table:table-cell>
          <table:table-cell table:formula="of:=[.B30]/[.AG23]" office:value-type="float" office:value="0.440621655270237" calcext:value-type="float">
            <text:p>0.4406216553</text:p>
          </table:table-cell>
          <table:table-cell table:formula="of:=[.B30]/[.AH23]" office:value-type="float" office:value="0.404251081446841" calcext:value-type="float">
            <text:p>0.4042510814</text:p>
          </table:table-cell>
          <table:table-cell table:formula="of:=[.B30]/[.AI23]" office:value-type="float" office:value="0.395873281318309" calcext:value-type="float">
            <text:p>0.3958732813</text:p>
          </table:table-cell>
          <table:table-cell table:formula="of:=[.B30]/[.AJ23]" office:value-type="float" office:value="0.379666176460776" calcext:value-type="float">
            <text:p>0.3796661765</text:p>
          </table:table-cell>
          <table:table-cell table:formula="of:=[.B30]/[.AK23]" office:value-type="float" office:value="0.349471029938138" calcext:value-type="float">
            <text:p>0.3494710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27]/[.B1]" office:value-type="float" office:value="0.655998960537305" calcext:value-type="float">
            <text:p>0.6559989605</text:p>
          </table:table-cell>
          <table:table-cell table:formula="of:=[.C27]/[.C1]" office:value-type="float" office:value="0.502214578209278" calcext:value-type="float">
            <text:p>0.5022145782</text:p>
          </table:table-cell>
          <table:table-cell table:formula="of:=[.D27]/[.D1]" office:value-type="float" office:value="0.514837466374004" calcext:value-type="float">
            <text:p>0.5148374664</text:p>
          </table:table-cell>
          <table:table-cell table:formula="of:=[.E27]/[.E1]" office:value-type="float" office:value="0.447599007403398" calcext:value-type="float">
            <text:p>0.4475990074</text:p>
          </table:table-cell>
          <table:table-cell table:formula="of:=[.F27]/[.F1]" office:value-type="float" office:value="0.405785489327368" calcext:value-type="float">
            <text:p>0.4057854893</text:p>
          </table:table-cell>
          <table:table-cell table:formula="of:=[.G27]/[.G1]" office:value-type="float" office:value="0.330094945600988" calcext:value-type="float">
            <text:p>0.3300949456</text:p>
          </table:table-cell>
          <table:table-cell table:formula="of:=[.H27]/[.H1]" office:value-type="float" office:value="0.290268325303618" calcext:value-type="float">
            <text:p>0.2902683253</text:p>
          </table:table-cell>
          <table:table-cell table:formula="of:=[.I27]/[.I1]" office:value-type="float" office:value="0.233244634043947" calcext:value-type="float">
            <text:p>0.233244634</text:p>
          </table:table-cell>
          <table:table-cell table:formula="of:=[.J27]/[.J1]" office:value-type="float" office:value="0.219697064284783" calcext:value-type="float">
            <text:p>0.2196970643</text:p>
          </table:table-cell>
          <table:table-cell table:formula="of:=[.K27]/[.K1]" office:value-type="float" office:value="0.199209630228105" calcext:value-type="float">
            <text:p>0.1992096302</text:p>
          </table:table-cell>
          <table:table-cell table:formula="of:=[.L27]/[.L1]" office:value-type="float" office:value="0.171944235140186" calcext:value-type="float">
            <text:p>0.1719442351</text:p>
          </table:table-cell>
          <table:table-cell table:formula="of:=[.M27]/[.M1]" office:value-type="float" office:value="0.138078659326707" calcext:value-type="float">
            <text:p>0.1380786593</text:p>
          </table:table-cell>
          <table:table-cell table:formula="of:=[.N27]/[.N1]" office:value-type="float" office:value="0.129967923071495" calcext:value-type="float">
            <text:p>0.1299679231</text:p>
          </table:table-cell>
          <table:table-cell table:formula="of:=[.O27]/[.O1]" office:value-type="float" office:value="0.104866582918492" calcext:value-type="float">
            <text:p>0.1048665829</text:p>
          </table:table-cell>
          <table:table-cell table:formula="of:=[.P27]/[.P1]" office:value-type="float" office:value="0.0912229534410116" calcext:value-type="float">
            <text:p>0.0912229534</text:p>
          </table:table-cell>
          <table:table-cell table:formula="of:=[.Q27]/[.Q1]" office:value-type="float" office:value="0.077542888161577" calcext:value-type="float">
            <text:p>0.0775428882</text:p>
          </table:table-cell>
          <table:table-cell table:formula="of:=[.R27]/[.R1]" office:value-type="float" office:value="0.0683143982513711" calcext:value-type="float">
            <text:p>0.0683143983</text:p>
          </table:table-cell>
          <table:table-cell table:formula="of:=[.S27]/[.S1]" office:value-type="float" office:value="0.0566270683152356" calcext:value-type="float">
            <text:p>0.0566270683</text:p>
          </table:table-cell>
          <table:table-cell table:formula="of:=[.T27]/[.T1]" office:value-type="float" office:value="0.0528750079481907" calcext:value-type="float">
            <text:p>0.0528750079</text:p>
          </table:table-cell>
          <table:table-cell table:formula="of:=[.U27]/[.U1]" office:value-type="float" office:value="0.045562358104883" calcext:value-type="float">
            <text:p>0.0455623581</text:p>
          </table:table-cell>
          <table:table-cell table:formula="of:=[.V27]/[.V1]" office:value-type="float" office:value="0.0422783423141093" calcext:value-type="float">
            <text:p>0.0422783423</text:p>
          </table:table-cell>
          <table:table-cell table:formula="of:=[.W27]/[.W1]" office:value-type="float" office:value="0.035329992027974" calcext:value-type="float">
            <text:p>0.035329992</text:p>
          </table:table-cell>
          <table:table-cell table:formula="of:=[.X27]/[.X1]" office:value-type="float" office:value="0.0327276868086907" calcext:value-type="float">
            <text:p>0.0327276868</text:p>
          </table:table-cell>
          <table:table-cell table:formula="of:=[.Y27]/[.Y1]" office:value-type="float" office:value="0.0287493547326781" calcext:value-type="float">
            <text:p>0.0287493547</text:p>
          </table:table-cell>
          <table:table-cell table:formula="of:=[.Z27]/[.Z1]" office:value-type="float" office:value="0.0270677737553815" calcext:value-type="float">
            <text:p>0.0270677738</text:p>
          </table:table-cell>
          <table:table-cell table:formula="of:=[.AA27]/[.AA1]" office:value-type="float" office:value="0.0237995726818093" calcext:value-type="float">
            <text:p>0.0237995727</text:p>
          </table:table-cell>
          <table:table-cell table:formula="of:=[.AB27]/[.AB1]" office:value-type="float" office:value="0.0220956757413289" calcext:value-type="float">
            <text:p>0.0220956757</text:p>
          </table:table-cell>
          <table:table-cell table:formula="of:=[.AC27]/[.AC1]" office:value-type="float" office:value="0.0190063936026925" calcext:value-type="float">
            <text:p>0.0190063936</text:p>
          </table:table-cell>
          <table:table-cell table:formula="of:=[.AD27]/[.AD1]" office:value-type="float" office:value="0.0177819239074213" calcext:value-type="float">
            <text:p>0.0177819239</text:p>
          </table:table-cell>
          <table:table-cell table:formula="of:=[.AE27]/[.AE1]" office:value-type="float" office:value="0.016509517098316" calcext:value-type="float">
            <text:p>0.0165095171</text:p>
          </table:table-cell>
          <table:table-cell table:formula="of:=[.AF27]/[.AF1]" office:value-type="float" office:value="0.0149942648866046" calcext:value-type="float">
            <text:p>0.0149942649</text:p>
          </table:table-cell>
          <table:table-cell table:formula="of:=[.AG27]/[.AG1]" office:value-type="float" office:value="0.0137694267271949" calcext:value-type="float">
            <text:p>0.0137694267</text:p>
          </table:table-cell>
          <table:table-cell table:formula="of:=[.AH27]/[.AH1]" office:value-type="float" office:value="0.0122500327711164" calcext:value-type="float">
            <text:p>0.0122500328</text:p>
          </table:table-cell>
          <table:table-cell table:formula="of:=[.AI27]/[.AI1]" office:value-type="float" office:value="0.0116433318034797" calcext:value-type="float">
            <text:p>0.0116433318</text:p>
          </table:table-cell>
          <table:table-cell table:formula="of:=[.AJ27]/[.AJ1]" office:value-type="float" office:value="0.0108476050417365" calcext:value-type="float">
            <text:p>0.010847605</text:p>
          </table:table-cell>
          <table:table-cell table:formula="of:=[.AK27]/[.AK1]" office:value-type="float" office:value="0.00970752860939274" calcext:value-type="float">
            <text:p>0.0097075286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119.1506" calcext:value-type="float">
            <text:p>119.1506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0:47:43.1469841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0:56:32.523339463</dc:date>
    <meta:editing-duration>PT23M8S</meta:editing-duration>
    <meta:editing-cycles>5</meta:editing-cycles>
    <meta:generator>LibreOffice/5.1.4.2$Linux_X86_64 LibreOffice_project/10m0$Build-2</meta:generator>
    <meta:document-statistic meta:table-count="1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2:all.A2 all.A9:all.AK9 all.A16:all.AK16 all.A23:all.AK23" chart:data-source-has-labels="both" svg:x="1.471cm" svg:y="0.255cm" svg:width="18.295cm" svg:height="12.267cm">
          <chartooo:coordinate-region svg:x="2.278cm" svg:y="0.455cm" svg:width="17.302cm" svg:height="11.42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16:all.AK16" chart:label-cell-address="all.A16:all.A16" chart:class="chart:line">
            <chart:data-point chart:repeated="36"/>
          </chart:series>
          <chart:series chart:style-name="ch10" chart:values-cell-range-address="all.B23:all.AK23" chart:label-cell-address="all.A23:all.A23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avg</text:p>
                <draw:g>
                  <svg:desc>all.A2:all.A2</svg:desc>
                </draw:g>
              </table:table-cell>
              <table:table-cell office:value-type="float" office:value="236.43315">
                <text:p>236.43315</text:p>
                <draw:g>
                  <svg:desc>all.B2:all.AK2</svg:desc>
                </draw:g>
              </table:table-cell>
              <table:table-cell office:value-type="float" office:value="150.0793333333">
                <text:p>150.0793333333</text:p>
              </table:table-cell>
              <table:table-cell office:value-type="float" office:value="113.6376190476">
                <text:p>113.6376190476</text:p>
              </table:table-cell>
              <table:table-cell office:value-type="float" office:value="91.6342857143">
                <text:p>91.6342857143</text:p>
              </table:table-cell>
              <table:table-cell office:value-type="float" office:value="76.1861428571">
                <text:p>76.1861428571</text:p>
              </table:table-cell>
              <table:table-cell office:value-type="float" office:value="65.9295238095">
                <text:p>65.9295238095</text:p>
              </table:table-cell>
              <table:table-cell office:value-type="float" office:value="57.3205238095">
                <text:p>57.3205238095</text:p>
              </table:table-cell>
              <table:table-cell office:value-type="float" office:value="52.5665238095">
                <text:p>52.5665238095</text:p>
              </table:table-cell>
              <table:table-cell office:value-type="float" office:value="49.3128571429">
                <text:p>49.3128571429</text:p>
              </table:table-cell>
              <table:table-cell office:value-type="float" office:value="47.435047619">
                <text:p>47.435047619</text:p>
              </table:table-cell>
              <table:table-cell office:value-type="float" office:value="44.5785714286">
                <text:p>44.5785714286</text:p>
              </table:table-cell>
              <table:table-cell office:value-type="float" office:value="45.1782857143">
                <text:p>45.1782857143</text:p>
              </table:table-cell>
              <table:table-cell office:value-type="float" office:value="45.4695714286">
                <text:p>45.4695714286</text:p>
              </table:table-cell>
              <table:table-cell office:value-type="float" office:value="45.0114285714">
                <text:p>45.0114285714</text:p>
              </table:table-cell>
              <table:table-cell office:value-type="float" office:value="44.334047619">
                <text:p>44.334047619</text:p>
              </table:table-cell>
              <table:table-cell office:value-type="float" office:value="43.2218095238">
                <text:p>43.2218095238</text:p>
              </table:table-cell>
              <table:table-cell office:value-type="float" office:value="43.5664285714">
                <text:p>43.5664285714</text:p>
              </table:table-cell>
              <table:table-cell office:value-type="float" office:value="42.6463809524">
                <text:p>42.6463809524</text:p>
              </table:table-cell>
              <table:table-cell office:value-type="float" office:value="43.555952381">
                <text:p>43.555952381</text:p>
              </table:table-cell>
              <table:table-cell office:value-type="float" office:value="50.7271428571">
                <text:p>50.7271428571</text:p>
              </table:table-cell>
              <table:table-cell office:value-type="float" office:value="51.1639047619">
                <text:p>51.1639047619</text:p>
              </table:table-cell>
              <table:table-cell office:value-type="float" office:value="47.5708571429">
                <text:p>47.5708571429</text:p>
              </table:table-cell>
              <table:table-cell office:value-type="float" office:value="55.2227142857">
                <text:p>55.2227142857</text:p>
              </table:table-cell>
              <table:table-cell office:value-type="float" office:value="55.5487142857">
                <text:p>55.5487142857</text:p>
              </table:table-cell>
              <table:table-cell office:value-type="float" office:value="53.5073809524">
                <text:p>53.5073809524</text:p>
              </table:table-cell>
              <table:table-cell office:value-type="float" office:value="58.6702857143">
                <text:p>58.6702857143</text:p>
              </table:table-cell>
              <table:table-cell office:value-type="float" office:value="60.0782857143">
                <text:p>60.0782857143</text:p>
              </table:table-cell>
              <table:table-cell office:value-type="float" office:value="63.0182380952">
                <text:p>63.0182380952</text:p>
              </table:table-cell>
              <table:table-cell office:value-type="float" office:value="59.8404285714">
                <text:p>59.8404285714</text:p>
              </table:table-cell>
              <table:table-cell office:value-type="float" office:value="64.1236666667">
                <text:p>64.1236666667</text:p>
              </table:table-cell>
              <table:table-cell office:value-type="float" office:value="62.2852380952">
                <text:p>62.2852380952</text:p>
              </table:table-cell>
              <table:table-cell office:value-type="float" office:value="66.0988571429">
                <text:p>66.0988571429</text:p>
              </table:table-cell>
              <table:table-cell office:value-type="float" office:value="75.762047619">
                <text:p>75.762047619</text:p>
              </table:table-cell>
              <table:table-cell office:value-type="float" office:value="75.479">
                <text:p>75.479</text:p>
              </table:table-cell>
              <table:table-cell office:value-type="float" office:value="75.4334761905">
                <text:p>75.4334761905</text:p>
              </table:table-cell>
              <table:table-cell office:value-type="float" office:value="84.3006190476">
                <text:p>84.3006190476</text:p>
              </table:table-cell>
            </table:table-row>
            <table:table-row>
              <table:table-cell office:value-type="string">
                <text:p>cilk1_avg</text:p>
                <draw:g>
                  <svg:desc>all.A9:all.A9</svg:desc>
                </draw:g>
              </table:table-cell>
              <table:table-cell office:value-type="float" office:value="268.3629">
                <text:p>268.3629</text:p>
                <draw:g>
                  <svg:desc>all.B9:all.AK9</svg:desc>
                </draw:g>
              </table:table-cell>
              <table:table-cell office:value-type="float" office:value="167.8780952381">
                <text:p>167.8780952381</text:p>
              </table:table-cell>
              <table:table-cell office:value-type="float" office:value="128.6638571429">
                <text:p>128.6638571429</text:p>
              </table:table-cell>
              <table:table-cell office:value-type="float" office:value="103.5316666667">
                <text:p>103.5316666667</text:p>
              </table:table-cell>
              <table:table-cell office:value-type="float" office:value="85.2762857143">
                <text:p>85.2762857143</text:p>
              </table:table-cell>
              <table:table-cell office:value-type="float" office:value="73.0425238095">
                <text:p>73.0425238095</text:p>
              </table:table-cell>
              <table:table-cell office:value-type="float" office:value="65.8976666667">
                <text:p>65.8976666667</text:p>
              </table:table-cell>
              <table:table-cell office:value-type="float" office:value="60.2455714286">
                <text:p>60.2455714286</text:p>
              </table:table-cell>
              <table:table-cell office:value-type="float" office:value="55.2634761905">
                <text:p>55.2634761905</text:p>
              </table:table-cell>
              <table:table-cell office:value-type="float" office:value="53.2874285714">
                <text:p>53.2874285714</text:p>
              </table:table-cell>
              <table:table-cell office:value-type="float" office:value="51.315952381">
                <text:p>51.315952381</text:p>
              </table:table-cell>
              <table:table-cell office:value-type="float" office:value="50.643047619">
                <text:p>50.643047619</text:p>
              </table:table-cell>
              <table:table-cell office:value-type="float" office:value="49.7342380952">
                <text:p>49.7342380952</text:p>
              </table:table-cell>
              <table:table-cell office:value-type="float" office:value="49.7215714286">
                <text:p>49.7215714286</text:p>
              </table:table-cell>
              <table:table-cell office:value-type="float" office:value="49.2702380952">
                <text:p>49.2702380952</text:p>
              </table:table-cell>
              <table:table-cell office:value-type="float" office:value="48.9039047619">
                <text:p>48.9039047619</text:p>
              </table:table-cell>
              <table:table-cell office:value-type="float" office:value="51.1615714286">
                <text:p>51.1615714286</text:p>
              </table:table-cell>
              <table:table-cell office:value-type="float" office:value="48.0983333333">
                <text:p>48.0983333333</text:p>
              </table:table-cell>
              <table:table-cell office:value-type="float" office:value="51.9314761905">
                <text:p>51.9314761905</text:p>
              </table:table-cell>
              <table:table-cell office:value-type="float" office:value="51.602">
                <text:p>51.602</text:p>
              </table:table-cell>
              <table:table-cell office:value-type="float" office:value="54.0669047619">
                <text:p>54.0669047619</text:p>
              </table:table-cell>
              <table:table-cell office:value-type="float" office:value="54.2550952381">
                <text:p>54.2550952381</text:p>
              </table:table-cell>
              <table:table-cell office:value-type="float" office:value="58.2108571429">
                <text:p>58.2108571429</text:p>
              </table:table-cell>
              <table:table-cell office:value-type="float" office:value="58.8275238095">
                <text:p>58.8275238095</text:p>
              </table:table-cell>
              <table:table-cell office:value-type="float" office:value="59.7613333333">
                <text:p>59.7613333333</text:p>
              </table:table-cell>
              <table:table-cell office:value-type="float" office:value="60.2075714286">
                <text:p>60.2075714286</text:p>
              </table:table-cell>
              <table:table-cell office:value-type="float" office:value="61.8434285714">
                <text:p>61.8434285714</text:p>
              </table:table-cell>
              <table:table-cell office:value-type="float" office:value="65.5563333333">
                <text:p>65.5563333333</text:p>
              </table:table-cell>
              <table:table-cell office:value-type="float" office:value="67.749952381">
                <text:p>67.749952381</text:p>
              </table:table-cell>
              <table:table-cell office:value-type="float" office:value="72.3021428571">
                <text:p>72.3021428571</text:p>
              </table:table-cell>
              <table:table-cell office:value-type="float" office:value="77.512">
                <text:p>77.512</text:p>
              </table:table-cell>
              <table:table-cell office:value-type="float" office:value="67.2289047619">
                <text:p>67.2289047619</text:p>
              </table:table-cell>
              <table:table-cell office:value-type="float" office:value="75.1443333333">
                <text:p>75.1443333333</text:p>
              </table:table-cell>
              <table:table-cell office:value-type="float" office:value="74.7703809524">
                <text:p>74.7703809524</text:p>
              </table:table-cell>
              <table:table-cell office:value-type="float" office:value="79.435">
                <text:p>79.435</text:p>
              </table:table-cell>
              <table:table-cell office:value-type="float" office:value="76.2968571429">
                <text:p>76.2968571429</text:p>
              </table:table-cell>
            </table:table-row>
            <table:table-row>
              <table:table-cell office:value-type="string">
                <text:p>cilk2_avg</text:p>
                <draw:g>
                  <svg:desc>all.A16:all.A16</svg:desc>
                </draw:g>
              </table:table-cell>
              <table:table-cell office:value-type="float" office:value="204.3843">
                <text:p>204.3843</text:p>
                <draw:g>
                  <svg:desc>all.B16:all.AK16</svg:desc>
                </draw:g>
              </table:table-cell>
              <table:table-cell office:value-type="float" office:value="128.7952857143">
                <text:p>128.7952857143</text:p>
              </table:table-cell>
              <table:table-cell office:value-type="float" office:value="96.0923809524">
                <text:p>96.0923809524</text:p>
              </table:table-cell>
              <table:table-cell office:value-type="float" office:value="76.3767142857">
                <text:p>76.3767142857</text:p>
              </table:table-cell>
              <table:table-cell office:value-type="float" office:value="63.1257142857">
                <text:p>63.1257142857</text:p>
              </table:table-cell>
              <table:table-cell office:value-type="float" office:value="53.3605238095">
                <text:p>53.3605238095</text:p>
              </table:table-cell>
              <table:table-cell office:value-type="float" office:value="45.2959047619">
                <text:p>45.2959047619</text:p>
              </table:table-cell>
              <table:table-cell office:value-type="float" office:value="41.3778095238">
                <text:p>41.3778095238</text:p>
              </table:table-cell>
              <table:table-cell office:value-type="float" office:value="38.9017619048">
                <text:p>38.9017619048</text:p>
              </table:table-cell>
              <table:table-cell office:value-type="float" office:value="36.7937619048">
                <text:p>36.7937619048</text:p>
              </table:table-cell>
              <table:table-cell office:value-type="float" office:value="35.8708095238">
                <text:p>35.8708095238</text:p>
              </table:table-cell>
              <table:table-cell office:value-type="float" office:value="34.5923333333">
                <text:p>34.5923333333</text:p>
              </table:table-cell>
              <table:table-cell office:value-type="float" office:value="35.272">
                <text:p>35.272</text:p>
              </table:table-cell>
              <table:table-cell office:value-type="float" office:value="33.743952381">
                <text:p>33.743952381</text:p>
              </table:table-cell>
              <table:table-cell office:value-type="float" office:value="33.2946190476">
                <text:p>33.2946190476</text:p>
              </table:table-cell>
              <table:table-cell office:value-type="float" office:value="35.6601904762">
                <text:p>35.6601904762</text:p>
              </table:table-cell>
              <table:table-cell office:value-type="float" office:value="32.977952381">
                <text:p>32.977952381</text:p>
              </table:table-cell>
              <table:table-cell office:value-type="float" office:value="33.9126190476">
                <text:p>33.9126190476</text:p>
              </table:table-cell>
              <table:table-cell office:value-type="float" office:value="35.6136190476">
                <text:p>35.6136190476</text:p>
              </table:table-cell>
              <table:table-cell office:value-type="float" office:value="39.0545714286">
                <text:p>39.0545714286</text:p>
              </table:table-cell>
              <table:table-cell office:value-type="float" office:value="37.5243333333">
                <text:p>37.5243333333</text:p>
              </table:table-cell>
              <table:table-cell office:value-type="float" office:value="38.5852857143">
                <text:p>38.5852857143</text:p>
              </table:table-cell>
              <table:table-cell office:value-type="float" office:value="42.4097142857">
                <text:p>42.4097142857</text:p>
              </table:table-cell>
              <table:table-cell office:value-type="float" office:value="47.310047619">
                <text:p>47.310047619</text:p>
              </table:table-cell>
              <table:table-cell office:value-type="float" office:value="46.5373333333">
                <text:p>46.5373333333</text:p>
              </table:table-cell>
              <table:table-cell office:value-type="float" office:value="46.9097142857">
                <text:p>46.9097142857</text:p>
              </table:table-cell>
              <table:table-cell office:value-type="float" office:value="49.6018571429">
                <text:p>49.6018571429</text:p>
              </table:table-cell>
              <table:table-cell office:value-type="float" office:value="56.2632857143">
                <text:p>56.2632857143</text:p>
              </table:table-cell>
              <table:table-cell office:value-type="float" office:value="50.0182857143">
                <text:p>50.0182857143</text:p>
              </table:table-cell>
              <table:table-cell office:value-type="float" office:value="55.1374285714">
                <text:p>55.1374285714</text:p>
              </table:table-cell>
              <table:table-cell office:value-type="float" office:value="47.5876666667">
                <text:p>47.5876666667</text:p>
              </table:table-cell>
              <table:table-cell office:value-type="float" office:value="55.9575714286">
                <text:p>55.9575714286</text:p>
              </table:table-cell>
              <table:table-cell office:value-type="float" office:value="64.2278571429">
                <text:p>64.2278571429</text:p>
              </table:table-cell>
              <table:table-cell office:value-type="float" office:value="62.3121904762">
                <text:p>62.3121904762</text:p>
              </table:table-cell>
              <table:table-cell office:value-type="float" office:value="56.9793333333">
                <text:p>56.9793333333</text:p>
              </table:table-cell>
              <table:table-cell office:value-type="float" office:value="71.9504761905">
                <text:p>71.9504761905</text:p>
              </table:table-cell>
            </table:table-row>
            <table:table-row>
              <table:table-cell office:value-type="string">
                <text:p>omp_avg</text:p>
                <draw:g>
                  <svg:desc>all.A23:all.A23</svg:desc>
                </draw:g>
              </table:table-cell>
              <table:table-cell office:value-type="float" office:value="181.6323">
                <text:p>181.6323</text:p>
                <draw:g>
                  <svg:desc>all.B23:all.AK23</svg:desc>
                </draw:g>
              </table:table-cell>
              <table:table-cell office:value-type="float" office:value="118.6251904762">
                <text:p>118.6251904762</text:p>
              </table:table-cell>
              <table:table-cell office:value-type="float" office:value="77.1444761905">
                <text:p>77.1444761905</text:p>
              </table:table-cell>
              <table:table-cell office:value-type="float" office:value="66.5498571429">
                <text:p>66.5498571429</text:p>
              </table:table-cell>
              <table:table-cell office:value-type="float" office:value="58.7259047619">
                <text:p>58.7259047619</text:p>
              </table:table-cell>
              <table:table-cell office:value-type="float" office:value="60.1597619048">
                <text:p>60.1597619048</text:p>
              </table:table-cell>
              <table:table-cell office:value-type="float" office:value="58.6406190476">
                <text:p>58.6406190476</text:p>
              </table:table-cell>
              <table:table-cell office:value-type="float" office:value="63.854952381">
                <text:p>63.854952381</text:p>
              </table:table-cell>
              <table:table-cell office:value-type="float" office:value="60.260047619">
                <text:p>60.260047619</text:p>
              </table:table-cell>
              <table:table-cell office:value-type="float" office:value="59.8116666667">
                <text:p>59.8116666667</text:p>
              </table:table-cell>
              <table:table-cell office:value-type="float" office:value="62.9964285714">
                <text:p>62.9964285714</text:p>
              </table:table-cell>
              <table:table-cell office:value-type="float" office:value="71.9098571429">
                <text:p>71.9098571429</text:p>
              </table:table-cell>
              <table:table-cell office:value-type="float" office:value="70.5207142857">
                <text:p>70.5207142857</text:p>
              </table:table-cell>
              <table:table-cell office:value-type="float" office:value="81.157952381">
                <text:p>81.157952381</text:p>
              </table:table-cell>
              <table:table-cell office:value-type="float" office:value="87.0764761905">
                <text:p>87.0764761905</text:p>
              </table:table-cell>
              <table:table-cell office:value-type="float" office:value="96.036047619">
                <text:p>96.036047619</text:p>
              </table:table-cell>
              <table:table-cell office:value-type="float" office:value="102.5970952381">
                <text:p>102.5970952381</text:p>
              </table:table-cell>
              <table:table-cell office:value-type="float" office:value="116.896">
                <text:p>116.896</text:p>
              </table:table-cell>
              <table:table-cell office:value-type="float" office:value="118.602047619">
                <text:p>118.602047619</text:p>
              </table:table-cell>
              <table:table-cell office:value-type="float" office:value="130.7555238095">
                <text:p>130.7555238095</text:p>
              </table:table-cell>
              <table:table-cell office:value-type="float" office:value="134.202">
                <text:p>134.202</text:p>
              </table:table-cell>
              <table:table-cell office:value-type="float" office:value="153.2957142857">
                <text:p>153.2957142857</text:p>
              </table:table-cell>
              <table:table-cell office:value-type="float" office:value="158.2898571429">
                <text:p>158.2898571429</text:p>
              </table:table-cell>
              <table:table-cell office:value-type="float" office:value="172.6859047619">
                <text:p>172.6859047619</text:p>
              </table:table-cell>
              <table:table-cell office:value-type="float" office:value="176.0774285714">
                <text:p>176.0774285714</text:p>
              </table:table-cell>
              <table:table-cell office:value-type="float" office:value="192.5545238095">
                <text:p>192.5545238095</text:p>
              </table:table-cell>
              <table:table-cell office:value-type="float" office:value="199.7216666667">
                <text:p>199.7216666667</text:p>
              </table:table-cell>
              <table:table-cell office:value-type="float" office:value="223.891952381">
                <text:p>223.891952381</text:p>
              </table:table-cell>
              <table:table-cell office:value-type="float" office:value="231.0571904762">
                <text:p>231.0571904762</text:p>
              </table:table-cell>
              <table:table-cell office:value-type="float" office:value="240.5695238095">
                <text:p>240.5695238095</text:p>
              </table:table-cell>
              <table:table-cell office:value-type="float" office:value="256.3358571429">
                <text:p>256.3358571429</text:p>
              </table:table-cell>
              <table:table-cell office:value-type="float" office:value="270.4147619048">
                <text:p>270.4147619048</text:p>
              </table:table-cell>
              <table:table-cell office:value-type="float" office:value="294.744047619">
                <text:p>294.744047619</text:p>
              </table:table-cell>
              <table:table-cell office:value-type="float" office:value="300.9816666667">
                <text:p>300.9816666667</text:p>
              </table:table-cell>
              <table:table-cell office:value-type="float" office:value="313.8299047619">
                <text:p>313.8299047619</text:p>
              </table:table-cell>
              <table:table-cell office:value-type="float" office:value="340.9455714286">
                <text:p>340.945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 all.A20:all.AK20 all.A27:all.AK27" chart:data-source-has-labels="both" svg:x="0.32cm" svg:y="0.18cm" svg:width="12.561cm" svg:height="8.64cm">
          <chartooo:coordinate-region svg:x="1.047cm" svg:y="0.379cm" svg:width="11.83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20:all.AK20" chart:label-cell-address="all.A20:all.A20" chart:class="chart:line">
            <chart:data-point chart:repeated="36"/>
          </chart:series>
          <chart:series chart:style-name="ch9" chart:values-cell-range-address="all.B27:all.AK27" chart:label-cell-address="all.A27:all.A27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0.503950482409087">
                <text:p>0.503950482409087</text:p>
                <draw:g>
                  <svg:desc>all.B6:all.AK6</svg:desc>
                </draw:g>
              </table:table-cell>
              <table:table-cell office:value-type="float" office:value="0.793917439221211">
                <text:p>0.793917439221211</text:p>
              </table:table-cell>
              <table:table-cell office:value-type="float" office:value="1.04851369642029">
                <text:p>1.04851369642029</text:p>
              </table:table-cell>
              <table:table-cell office:value-type="float" office:value="1.30028404839092">
                <text:p>1.30028404839092</text:p>
              </table:table-cell>
              <table:table-cell office:value-type="float" office:value="1.56394057412103">
                <text:p>1.56394057412103</text:p>
              </table:table-cell>
              <table:table-cell office:value-type="float" office:value="1.80724193222265">
                <text:p>1.80724193222265</text:p>
              </table:table-cell>
              <table:table-cell office:value-type="float" office:value="2.07867256056464">
                <text:p>2.07867256056464</text:p>
              </table:table-cell>
              <table:table-cell office:value-type="float" office:value="2.26666310353333">
                <text:p>2.26666310353333</text:p>
              </table:table-cell>
              <table:table-cell office:value-type="float" office:value="2.41621773515825">
                <text:p>2.41621773515825</text:p>
              </table:table-cell>
              <table:table-cell office:value-type="float" office:value="2.51186845973091">
                <text:p>2.51186845973091</text:p>
              </table:table-cell>
              <table:table-cell office:value-type="float" office:value="2.67282230411622">
                <text:p>2.67282230411622</text:p>
              </table:table-cell>
              <table:table-cell office:value-type="float" office:value="2.63734221244004">
                <text:p>2.63734221244004</text:p>
              </table:table-cell>
              <table:table-cell office:value-type="float" office:value="2.62044695510491">
                <text:p>2.62044695510491</text:p>
              </table:table-cell>
              <table:table-cell office:value-type="float" office:value="2.64711882696626">
                <text:p>2.64711882696626</text:p>
              </table:table-cell>
              <table:table-cell office:value-type="float" office:value="2.6875642175504">
                <text:p>2.6875642175504</text:p>
              </table:table-cell>
              <table:table-cell office:value-type="float" office:value="2.75672400838262">
                <text:p>2.75672400838262</text:p>
              </table:table-cell>
              <table:table-cell office:value-type="float" office:value="2.73491777745166">
                <text:p>2.73491777745166</text:p>
              </table:table-cell>
              <table:table-cell office:value-type="float" office:value="2.79392054704456">
                <text:p>2.79392054704456</text:p>
              </table:table-cell>
              <table:table-cell office:value-type="float" office:value="2.73557558695413">
                <text:p>2.73557558695413</text:p>
              </table:table-cell>
              <table:table-cell office:value-type="float" office:value="2.34885296685546">
                <text:p>2.34885296685546</text:p>
              </table:table-cell>
              <table:table-cell office:value-type="float" office:value="2.32880192695393">
                <text:p>2.32880192695393</text:p>
              </table:table-cell>
              <table:table-cell office:value-type="float" office:value="2.50469735371971">
                <text:p>2.50469735371971</text:p>
              </table:table-cell>
              <table:table-cell office:value-type="float" office:value="2.15763751458436">
                <text:p>2.15763751458436</text:p>
              </table:table-cell>
              <table:table-cell office:value-type="float" office:value="2.14497493834296">
                <text:p>2.14497493834296</text:p>
              </table:table-cell>
              <table:table-cell office:value-type="float" office:value="2.2268068045789">
                <text:p>2.2268068045789</text:p>
              </table:table-cell>
              <table:table-cell office:value-type="float" office:value="2.03085085660251">
                <text:p>2.03085085660251</text:p>
              </table:table-cell>
              <table:table-cell office:value-type="float" office:value="1.98325565690433">
                <text:p>1.98325565690433</text:p>
              </table:table-cell>
              <table:table-cell office:value-type="float" office:value="1.89073201031108">
                <text:p>1.89073201031108</text:p>
              </table:table-cell>
              <table:table-cell office:value-type="float" office:value="1.9911388144193">
                <text:p>1.9911388144193</text:p>
              </table:table-cell>
              <table:table-cell office:value-type="float" office:value="1.85813766108101">
                <text:p>1.85813766108101</text:p>
              </table:table-cell>
              <table:table-cell office:value-type="float" office:value="1.91298297387712">
                <text:p>1.91298297387712</text:p>
              </table:table-cell>
              <table:table-cell office:value-type="float" office:value="1.80261210481154">
                <text:p>1.80261210481154</text:p>
              </table:table-cell>
              <table:table-cell office:value-type="float" office:value="1.57269508605677">
                <text:p>1.57269508605677</text:p>
              </table:table-cell>
              <table:table-cell office:value-type="float" office:value="1.57859272115423">
                <text:p>1.57859272115423</text:p>
              </table:table-cell>
              <table:table-cell office:value-type="float" office:value="1.57954539572188">
                <text:p>1.57954539572188</text:p>
              </table:table-cell>
              <table:table-cell office:value-type="float" office:value="1.41340124599467">
                <text:p>1.41340124599467</text:p>
              </table:table-cell>
            </table:table-row>
            <table:table-row>
              <table:table-cell office:value-type="string">
                <text:p>cilk1_spu</text:p>
                <draw:g>
                  <svg:desc>all.A13:all.A13</svg:desc>
                </draw:g>
              </table:table-cell>
              <table:table-cell office:value-type="float" office:value="0.443990581410471">
                <text:p>0.443990581410471</text:p>
                <draw:g>
                  <svg:desc>all.B13:all.AK13</svg:desc>
                </draw:g>
              </table:table-cell>
              <table:table-cell office:value-type="float" office:value="0.709744769447198">
                <text:p>0.709744769447198</text:p>
              </table:table-cell>
              <table:table-cell office:value-type="float" office:value="0.926061153814671">
                <text:p>0.926061153814671</text:p>
              </table:table-cell>
              <table:table-cell office:value-type="float" office:value="1.15086141116208">
                <text:p>1.15086141116208</text:p>
              </table:table-cell>
              <table:table-cell office:value-type="float" office:value="1.3972301795506">
                <text:p>1.3972301795506</text:p>
              </table:table-cell>
              <table:table-cell office:value-type="float" office:value="1.63124976774835">
                <text:p>1.63124976774835</text:p>
              </table:table-cell>
              <table:table-cell office:value-type="float" office:value="1.80811561360199">
                <text:p>1.80811561360199</text:p>
              </table:table-cell>
              <table:table-cell office:value-type="float" office:value="1.97774869047779">
                <text:p>1.97774869047779</text:p>
              </table:table-cell>
              <table:table-cell office:value-type="float" office:value="2.15604605814649">
                <text:p>2.15604605814649</text:p>
              </table:table-cell>
              <table:table-cell office:value-type="float" office:value="2.23599830568573">
                <text:p>2.23599830568573</text:p>
              </table:table-cell>
              <table:table-cell office:value-type="float" office:value="2.32190175708628">
                <text:p>2.32190175708628</text:p>
              </table:table-cell>
              <table:table-cell office:value-type="float" office:value="2.35275335118848">
                <text:p>2.35275335118848</text:p>
              </table:table-cell>
              <table:table-cell office:value-type="float" office:value="2.39574596019597">
                <text:p>2.39574596019597</text:p>
              </table:table-cell>
              <table:table-cell office:value-type="float" office:value="2.39635628111834">
                <text:p>2.39635628111834</text:p>
              </table:table-cell>
              <table:table-cell office:value-type="float" office:value="2.41830777780649">
                <text:p>2.41830777780649</text:p>
              </table:table-cell>
              <table:table-cell office:value-type="float" office:value="2.43642303370482">
                <text:p>2.43642303370482</text:p>
              </table:table-cell>
              <table:table-cell office:value-type="float" office:value="2.32890813696534">
                <text:p>2.32890813696534</text:p>
              </table:table-cell>
              <table:table-cell office:value-type="float" office:value="2.47722928722581">
                <text:p>2.47722928722581</text:p>
              </table:table-cell>
              <table:table-cell office:value-type="float" office:value="2.29438114878384">
                <text:p>2.29438114878384</text:p>
              </table:table-cell>
              <table:table-cell office:value-type="float" office:value="2.30903065772644">
                <text:p>2.30903065772644</text:p>
              </table:table-cell>
              <table:table-cell office:value-type="float" office:value="2.20376218177674">
                <text:p>2.20376218177674</text:p>
              </table:table-cell>
              <table:table-cell office:value-type="float" office:value="2.19611816138382">
                <text:p>2.19611816138382</text:p>
              </table:table-cell>
              <table:table-cell office:value-type="float" office:value="2.04687932540661">
                <text:p>2.04687932540661</text:p>
              </table:table-cell>
              <table:table-cell office:value-type="float" office:value="2.02542266415705">
                <text:p>2.02542266415705</text:p>
              </table:table-cell>
              <table:table-cell office:value-type="float" office:value="1.99377412373775">
                <text:p>1.99377412373775</text:p>
              </table:table-cell>
              <table:table-cell office:value-type="float" office:value="1.97899694627777">
                <text:p>1.97899694627777</text:p>
              </table:table-cell>
              <table:table-cell office:value-type="float" office:value="1.92664932641044">
                <text:p>1.92664932641044</text:p>
              </table:table-cell>
              <table:table-cell office:value-type="float" office:value="1.81752996150986">
                <text:p>1.81752996150986</text:p>
              </table:table-cell>
              <table:table-cell office:value-type="float" office:value="1.75868167891753">
                <text:p>1.75868167891753</text:p>
              </table:table-cell>
              <table:table-cell office:value-type="float" office:value="1.64795392351638">
                <text:p>1.64795392351638</text:p>
              </table:table-cell>
              <table:table-cell office:value-type="float" office:value="1.53718908040045">
                <text:p>1.53718908040045</text:p>
              </table:table-cell>
              <table:table-cell office:value-type="float" office:value="1.77231207948408">
                <text:p>1.77231207948408</text:p>
              </table:table-cell>
              <table:table-cell office:value-type="float" office:value="1.58562322286515">
                <text:p>1.58562322286515</text:p>
              </table:table-cell>
              <table:table-cell office:value-type="float" office:value="1.5935534697336">
                <text:p>1.5935534697336</text:p>
              </table:table-cell>
              <table:table-cell office:value-type="float" office:value="1.49997608107258">
                <text:p>1.49997608107258</text:p>
              </table:table-cell>
              <table:table-cell office:value-type="float" office:value="1.56167114166757">
                <text:p>1.56167114166757</text:p>
              </table:table-cell>
            </table:table-row>
            <table:table-row>
              <table:table-cell office:value-type="string">
                <text:p>cilk2_spu</text:p>
                <draw:g>
                  <svg:desc>all.A20:all.A20</svg:desc>
                </draw:g>
              </table:table-cell>
              <table:table-cell office:value-type="float" office:value="0.582973349714239">
                <text:p>0.582973349714239</text:p>
                <draw:g>
                  <svg:desc>all.B20:all.AK20</svg:desc>
                </draw:g>
              </table:table-cell>
              <table:table-cell office:value-type="float" office:value="0.925116158865517">
                <text:p>0.925116158865517</text:p>
              </table:table-cell>
              <table:table-cell office:value-type="float" office:value="1.23995886894531">
                <text:p>1.23995886894531</text:p>
              </table:table-cell>
              <table:table-cell office:value-type="float" office:value="1.56003830636517">
                <text:p>1.56003830636517</text:p>
              </table:table-cell>
              <table:table-cell office:value-type="float" office:value="1.88751289943014">
                <text:p>1.88751289943014</text:p>
              </table:table-cell>
              <table:table-cell office:value-type="float" office:value="2.23293535171008">
                <text:p>2.23293535171008</text:p>
              </table:table-cell>
              <table:table-cell office:value-type="float" office:value="2.63049387414427">
                <text:p>2.63049387414427</text:p>
              </table:table-cell>
              <table:table-cell office:value-type="float" office:value="2.87957727514469">
                <text:p>2.87957727514469</text:p>
              </table:table-cell>
              <table:table-cell office:value-type="float" office:value="3.06285870268766">
                <text:p>3.06285870268766</text:p>
              </table:table-cell>
              <table:table-cell office:value-type="float" office:value="3.238336985174">
                <text:p>3.238336985174</text:p>
              </table:table-cell>
              <table:table-cell office:value-type="float" office:value="3.32165907549269">
                <text:p>3.32165907549269</text:p>
              </table:table-cell>
              <table:table-cell office:value-type="float" office:value="3.44442217447358">
                <text:p>3.44442217447358</text:p>
              </table:table-cell>
              <table:table-cell office:value-type="float" office:value="3.37805057836244">
                <text:p>3.37805057836244</text:p>
              </table:table-cell>
              <table:table-cell office:value-type="float" office:value="3.53102086722625">
                <text:p>3.53102086722625</text:p>
              </table:table-cell>
              <table:table-cell office:value-type="float" office:value="3.57867437466862">
                <text:p>3.57867437466862</text:p>
              </table:table-cell>
              <table:table-cell office:value-type="float" office:value="3.34127772198868">
                <text:p>3.34127772198868</text:p>
              </table:table-cell>
              <table:table-cell office:value-type="float" office:value="3.61303814813705">
                <text:p>3.61303814813705</text:p>
              </table:table-cell>
              <table:table-cell office:value-type="float" office:value="3.51345910007007">
                <text:p>3.51345910007007</text:p>
              </table:table-cell>
              <table:table-cell office:value-type="float" office:value="3.34564706385912">
                <text:p>3.34564706385912</text:p>
              </table:table-cell>
              <table:table-cell office:value-type="float" office:value="3.0508746003738">
                <text:p>3.0508746003738</text:p>
              </table:table-cell>
              <table:table-cell office:value-type="float" office:value="3.1752889236346">
                <text:p>3.1752889236346</text:p>
              </table:table-cell>
              <table:table-cell office:value-type="float" office:value="3.08798024413337">
                <text:p>3.08798024413337</text:p>
              </table:table-cell>
              <table:table-cell office:value-type="float" office:value="2.80951197165165">
                <text:p>2.80951197165165</text:p>
              </table:table-cell>
              <table:table-cell office:value-type="float" office:value="2.51850518011629">
                <text:p>2.51850518011629</text:p>
              </table:table-cell>
              <table:table-cell office:value-type="float" office:value="2.56032289488193">
                <text:p>2.56032289488193</text:p>
              </table:table-cell>
              <table:table-cell office:value-type="float" office:value="2.53999841641163">
                <text:p>2.53999841641163</text:p>
              </table:table-cell>
              <table:table-cell office:value-type="float" office:value="2.40213989683358">
                <text:p>2.40213989683358</text:p>
              </table:table-cell>
              <table:table-cell office:value-type="float" office:value="2.11773270059335">
                <text:p>2.11773270059335</text:p>
              </table:table-cell>
              <table:table-cell office:value-type="float" office:value="2.38214081707193">
                <text:p>2.38214081707193</text:p>
              </table:table-cell>
              <table:table-cell office:value-type="float" office:value="2.16097491463002">
                <text:p>2.16097491463002</text:p>
              </table:table-cell>
              <table:table-cell office:value-type="float" office:value="2.50381261250989">
                <text:p>2.50381261250989</text:p>
              </table:table-cell>
              <table:table-cell office:value-type="float" office:value="2.12930255831478">
                <text:p>2.12930255831478</text:p>
              </table:table-cell>
              <table:table-cell office:value-type="float" office:value="1.85512338882648">
                <text:p>1.85512338882648</text:p>
              </table:table-cell>
              <table:table-cell office:value-type="float" office:value="1.91215553633136">
                <text:p>1.91215553633136</text:p>
              </table:table-cell>
              <table:table-cell office:value-type="float" office:value="2.09111958721998">
                <text:p>2.09111958721998</text:p>
              </table:table-cell>
              <table:table-cell office:value-type="float" office:value="1.65600849790807">
                <text:p>1.65600849790807</text:p>
              </table:table-cell>
            </table:table-row>
            <table:table-row>
              <table:table-cell office:value-type="string">
                <text:p>omp_spu</text:p>
                <draw:g>
                  <svg:desc>all.A27:all.A27</svg:desc>
                </draw:g>
              </table:table-cell>
              <table:table-cell office:value-type="float" office:value="0.655998960537305">
                <text:p>0.655998960537305</text:p>
                <draw:g>
                  <svg:desc>all.B27:all.AK27</svg:desc>
                </draw:g>
              </table:table-cell>
              <table:table-cell office:value-type="float" office:value="1.00442915641856">
                <text:p>1.00442915641856</text:p>
              </table:table-cell>
              <table:table-cell office:value-type="float" office:value="1.54451239912201">
                <text:p>1.54451239912201</text:p>
              </table:table-cell>
              <table:table-cell office:value-type="float" office:value="1.79039602961359">
                <text:p>1.79039602961359</text:p>
              </table:table-cell>
              <table:table-cell office:value-type="float" office:value="2.02892744663684">
                <text:p>2.02892744663684</text:p>
              </table:table-cell>
              <table:table-cell office:value-type="float" office:value="1.98056967360593">
                <text:p>1.98056967360593</text:p>
              </table:table-cell>
              <table:table-cell office:value-type="float" office:value="2.03187827712532">
                <text:p>2.03187827712532</text:p>
              </table:table-cell>
              <table:table-cell office:value-type="float" office:value="1.86595707235158">
                <text:p>1.86595707235158</text:p>
              </table:table-cell>
              <table:table-cell office:value-type="float" office:value="1.97727357856305">
                <text:p>1.97727357856305</text:p>
              </table:table-cell>
              <table:table-cell office:value-type="float" office:value="1.99209630228105">
                <text:p>1.99209630228105</text:p>
              </table:table-cell>
              <table:table-cell office:value-type="float" office:value="1.89138658654205">
                <text:p>1.89138658654205</text:p>
              </table:table-cell>
              <table:table-cell office:value-type="float" office:value="1.65694391192049">
                <text:p>1.65694391192049</text:p>
              </table:table-cell>
              <table:table-cell office:value-type="float" office:value="1.68958299992944">
                <text:p>1.68958299992944</text:p>
              </table:table-cell>
              <table:table-cell office:value-type="float" office:value="1.46813216085888">
                <text:p>1.46813216085888</text:p>
              </table:table-cell>
              <table:table-cell office:value-type="float" office:value="1.36834430161517">
                <text:p>1.36834430161517</text:p>
              </table:table-cell>
              <table:table-cell office:value-type="float" office:value="1.24068621058523">
                <text:p>1.24068621058523</text:p>
              </table:table-cell>
              <table:table-cell office:value-type="float" office:value="1.16134477027331">
                <text:p>1.16134477027331</text:p>
              </table:table-cell>
              <table:table-cell office:value-type="float" office:value="1.01928722967424">
                <text:p>1.01928722967424</text:p>
              </table:table-cell>
              <table:table-cell office:value-type="float" office:value="1.00462515101562">
                <text:p>1.00462515101562</text:p>
              </table:table-cell>
              <table:table-cell office:value-type="float" office:value="0.911247162097661">
                <text:p>0.911247162097661</text:p>
              </table:table-cell>
              <table:table-cell office:value-type="float" office:value="0.887845188596295">
                <text:p>0.887845188596295</text:p>
              </table:table-cell>
              <table:table-cell office:value-type="float" office:value="0.777259824615428">
                <text:p>0.777259824615428</text:p>
              </table:table-cell>
              <table:table-cell office:value-type="float" office:value="0.752736796599885">
                <text:p>0.752736796599885</text:p>
              </table:table-cell>
              <table:table-cell office:value-type="float" office:value="0.689984513584275">
                <text:p>0.689984513584275</text:p>
              </table:table-cell>
              <table:table-cell office:value-type="float" office:value="0.676694343884537">
                <text:p>0.676694343884537</text:p>
              </table:table-cell>
              <table:table-cell office:value-type="float" office:value="0.618788889727043">
                <text:p>0.618788889727043</text:p>
              </table:table-cell>
              <table:table-cell office:value-type="float" office:value="0.596583245015881">
                <text:p>0.596583245015881</text:p>
              </table:table-cell>
              <table:table-cell office:value-type="float" office:value="0.53217902087539">
                <text:p>0.53217902087539</text:p>
              </table:table-cell>
              <table:table-cell office:value-type="float" office:value="0.515675793315219">
                <text:p>0.515675793315219</text:p>
              </table:table-cell>
              <table:table-cell office:value-type="float" office:value="0.495285512949479">
                <text:p>0.495285512949479</text:p>
              </table:table-cell>
              <table:table-cell office:value-type="float" office:value="0.464822211484743">
                <text:p>0.464822211484743</text:p>
              </table:table-cell>
              <table:table-cell office:value-type="float" office:value="0.440621655270237">
                <text:p>0.440621655270237</text:p>
              </table:table-cell>
              <table:table-cell office:value-type="float" office:value="0.404251081446841">
                <text:p>0.404251081446841</text:p>
              </table:table-cell>
              <table:table-cell office:value-type="float" office:value="0.395873281318309">
                <text:p>0.395873281318309</text:p>
              </table:table-cell>
              <table:table-cell office:value-type="float" office:value="0.379666176460776">
                <text:p>0.379666176460776</text:p>
              </table:table-cell>
              <table:table-cell office:value-type="float" office:value="0.349471029938138">
                <text:p>0.349471029938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21:all.AK21 all.A28:all.AK28 all.A32:all.AK32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21:all.AK21" chart:label-cell-address="all.A21:all.A21" chart:class="chart:line">
            <chart:data-point chart:repeated="36"/>
          </chart:series>
          <chart:series chart:style-name="ch9" chart:values-cell-range-address="all.B28:all.AK28" chart:label-cell-address="all.A28:all.A28" chart:class="chart:line">
            <chart:data-point chart:repeated="36"/>
          </chart:series>
          <chart:series chart:style-name="ch10" chart:values-cell-range-address="all.B32:all.AK32" chart:label-cell-address="all.A32:all.A32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eff</text:p>
                <draw:g>
                  <svg:desc>all.A7:all.A7</svg:desc>
                </draw:g>
              </table:table-cell>
              <table:table-cell office:value-type="float" office:value="0.503950482409087">
                <text:p>0.503950482409087</text:p>
                <draw:g>
                  <svg:desc>all.B7:all.AK7</svg:desc>
                </draw:g>
              </table:table-cell>
              <table:table-cell office:value-type="float" office:value="0.396958719610605">
                <text:p>0.396958719610605</text:p>
              </table:table-cell>
              <table:table-cell office:value-type="float" office:value="0.34950456547343">
                <text:p>0.34950456547343</text:p>
              </table:table-cell>
              <table:table-cell office:value-type="float" office:value="0.325071012097729">
                <text:p>0.325071012097729</text:p>
              </table:table-cell>
              <table:table-cell office:value-type="float" office:value="0.312788114824207">
                <text:p>0.312788114824207</text:p>
              </table:table-cell>
              <table:table-cell office:value-type="float" office:value="0.301206988703775">
                <text:p>0.301206988703775</text:p>
              </table:table-cell>
              <table:table-cell office:value-type="float" office:value="0.296953222937806">
                <text:p>0.296953222937806</text:p>
              </table:table-cell>
              <table:table-cell office:value-type="float" office:value="0.283332887941666">
                <text:p>0.283332887941666</text:p>
              </table:table-cell>
              <table:table-cell office:value-type="float" office:value="0.268468637239805">
                <text:p>0.268468637239805</text:p>
              </table:table-cell>
              <table:table-cell office:value-type="float" office:value="0.251186845973091">
                <text:p>0.251186845973091</text:p>
              </table:table-cell>
              <table:table-cell office:value-type="float" office:value="0.242983845828747">
                <text:p>0.242983845828747</text:p>
              </table:table-cell>
              <table:table-cell office:value-type="float" office:value="0.219778517703336">
                <text:p>0.219778517703336</text:p>
              </table:table-cell>
              <table:table-cell office:value-type="float" office:value="0.201572842700378">
                <text:p>0.201572842700378</text:p>
              </table:table-cell>
              <table:table-cell office:value-type="float" office:value="0.189079916211876">
                <text:p>0.189079916211876</text:p>
              </table:table-cell>
              <table:table-cell office:value-type="float" office:value="0.179170947836693">
                <text:p>0.179170947836693</text:p>
              </table:table-cell>
              <table:table-cell office:value-type="float" office:value="0.172295250523914">
                <text:p>0.172295250523914</text:p>
              </table:table-cell>
              <table:table-cell office:value-type="float" office:value="0.160877516320686">
                <text:p>0.160877516320686</text:p>
              </table:table-cell>
              <table:table-cell office:value-type="float" office:value="0.155217808169142">
                <text:p>0.155217808169142</text:p>
              </table:table-cell>
              <table:table-cell office:value-type="float" office:value="0.14397766247127">
                <text:p>0.14397766247127</text:p>
              </table:table-cell>
              <table:table-cell office:value-type="float" office:value="0.117442648342773">
                <text:p>0.117442648342773</text:p>
              </table:table-cell>
              <table:table-cell office:value-type="float" office:value="0.110895329854949">
                <text:p>0.110895329854949</text:p>
              </table:table-cell>
              <table:table-cell office:value-type="float" office:value="0.113849879714532">
                <text:p>0.113849879714532</text:p>
              </table:table-cell>
              <table:table-cell office:value-type="float" office:value="0.0938103267210591">
                <text:p>0.0938103267210591</text:p>
              </table:table-cell>
              <table:table-cell office:value-type="float" office:value="0.08937395576429">
                <text:p>0.08937395576429</text:p>
              </table:table-cell>
              <table:table-cell office:value-type="float" office:value="0.0890722721831562">
                <text:p>0.0890722721831562</text:p>
              </table:table-cell>
              <table:table-cell office:value-type="float" office:value="0.0781096483308657">
                <text:p>0.0781096483308657</text:p>
              </table:table-cell>
              <table:table-cell office:value-type="float" office:value="0.0734539132186788">
                <text:p>0.0734539132186788</text:p>
              </table:table-cell>
              <table:table-cell office:value-type="float" office:value="0.0675261432253958">
                <text:p>0.0675261432253958</text:p>
              </table:table-cell>
              <table:table-cell office:value-type="float" office:value="0.0686599591179068">
                <text:p>0.0686599591179068</text:p>
              </table:table-cell>
              <table:table-cell office:value-type="float" office:value="0.0619379220360335">
                <text:p>0.0619379220360335</text:p>
              </table:table-cell>
              <table:table-cell office:value-type="float" office:value="0.0617091281895844">
                <text:p>0.0617091281895844</text:p>
              </table:table-cell>
              <table:table-cell office:value-type="float" office:value="0.0563316282753605">
                <text:p>0.0563316282753605</text:p>
              </table:table-cell>
              <table:table-cell office:value-type="float" office:value="0.047657426850205">
                <text:p>0.047657426850205</text:p>
              </table:table-cell>
              <table:table-cell office:value-type="float" office:value="0.0464291976810067">
                <text:p>0.0464291976810067</text:p>
              </table:table-cell>
              <table:table-cell office:value-type="float" office:value="0.0451298684491964">
                <text:p>0.0451298684491964</text:p>
              </table:table-cell>
              <table:table-cell office:value-type="float" office:value="0.0392611457220742">
                <text:p>0.0392611457220742</text:p>
              </table:table-cell>
            </table:table-row>
            <table:table-row>
              <table:table-cell office:value-type="string">
                <text:p>cilk1_eff</text:p>
                <draw:g>
                  <svg:desc>all.A14:all.A14</svg:desc>
                </draw:g>
              </table:table-cell>
              <table:table-cell office:value-type="float" office:value="0.443990581410471">
                <text:p>0.443990581410471</text:p>
                <draw:g>
                  <svg:desc>all.B14:all.AK14</svg:desc>
                </draw:g>
              </table:table-cell>
              <table:table-cell office:value-type="float" office:value="0.354872384723599">
                <text:p>0.354872384723599</text:p>
              </table:table-cell>
              <table:table-cell office:value-type="float" office:value="0.308687051271557">
                <text:p>0.308687051271557</text:p>
              </table:table-cell>
              <table:table-cell office:value-type="float" office:value="0.287715352790519">
                <text:p>0.287715352790519</text:p>
              </table:table-cell>
              <table:table-cell office:value-type="float" office:value="0.279446035910121">
                <text:p>0.279446035910121</text:p>
              </table:table-cell>
              <table:table-cell office:value-type="float" office:value="0.271874961291391">
                <text:p>0.271874961291391</text:p>
              </table:table-cell>
              <table:table-cell office:value-type="float" office:value="0.258302230514571">
                <text:p>0.258302230514571</text:p>
              </table:table-cell>
              <table:table-cell office:value-type="float" office:value="0.247218586309724">
                <text:p>0.247218586309724</text:p>
              </table:table-cell>
              <table:table-cell office:value-type="float" office:value="0.239560673127388">
                <text:p>0.239560673127388</text:p>
              </table:table-cell>
              <table:table-cell office:value-type="float" office:value="0.223599830568573">
                <text:p>0.223599830568573</text:p>
              </table:table-cell>
              <table:table-cell office:value-type="float" office:value="0.211081977916935">
                <text:p>0.211081977916935</text:p>
              </table:table-cell>
              <table:table-cell office:value-type="float" office:value="0.196062779265707">
                <text:p>0.196062779265707</text:p>
              </table:table-cell>
              <table:table-cell office:value-type="float" office:value="0.184288150784306">
                <text:p>0.184288150784306</text:p>
              </table:table-cell>
              <table:table-cell office:value-type="float" office:value="0.171168305794167">
                <text:p>0.171168305794167</text:p>
              </table:table-cell>
              <table:table-cell office:value-type="float" office:value="0.161220518520433">
                <text:p>0.161220518520433</text:p>
              </table:table-cell>
              <table:table-cell office:value-type="float" office:value="0.152276439606551">
                <text:p>0.152276439606551</text:p>
              </table:table-cell>
              <table:table-cell office:value-type="float" office:value="0.136994596292079">
                <text:p>0.136994596292079</text:p>
              </table:table-cell>
              <table:table-cell office:value-type="float" office:value="0.137623849290323">
                <text:p>0.137623849290323</text:p>
              </table:table-cell>
              <table:table-cell office:value-type="float" office:value="0.120756902567571">
                <text:p>0.120756902567571</text:p>
              </table:table-cell>
              <table:table-cell office:value-type="float" office:value="0.115451532886322">
                <text:p>0.115451532886322</text:p>
              </table:table-cell>
              <table:table-cell office:value-type="float" office:value="0.104941056275083">
                <text:p>0.104941056275083</text:p>
              </table:table-cell>
              <table:table-cell office:value-type="float" office:value="0.0998235527901734">
                <text:p>0.0998235527901734</text:p>
              </table:table-cell>
              <table:table-cell office:value-type="float" office:value="0.0889947532785485">
                <text:p>0.0889947532785485</text:p>
              </table:table-cell>
              <table:table-cell office:value-type="float" office:value="0.0843926110065439">
                <text:p>0.0843926110065439</text:p>
              </table:table-cell>
              <table:table-cell office:value-type="float" office:value="0.0797509649495101">
                <text:p>0.0797509649495101</text:p>
              </table:table-cell>
              <table:table-cell office:value-type="float" office:value="0.0761152671645295">
                <text:p>0.0761152671645295</text:p>
              </table:table-cell>
              <table:table-cell office:value-type="float" office:value="0.0713573824596459">
                <text:p>0.0713573824596459</text:p>
              </table:table-cell>
              <table:table-cell office:value-type="float" office:value="0.0649117843396377">
                <text:p>0.0649117843396377</text:p>
              </table:table-cell>
              <table:table-cell office:value-type="float" office:value="0.0606441958247425">
                <text:p>0.0606441958247425</text:p>
              </table:table-cell>
              <table:table-cell office:value-type="float" office:value="0.0549317974505461">
                <text:p>0.0549317974505461</text:p>
              </table:table-cell>
              <table:table-cell office:value-type="float" office:value="0.0495867445290469">
                <text:p>0.0495867445290469</text:p>
              </table:table-cell>
              <table:table-cell office:value-type="float" office:value="0.0553847524838774">
                <text:p>0.0553847524838774</text:p>
              </table:table-cell>
              <table:table-cell office:value-type="float" office:value="0.0480491885716711">
                <text:p>0.0480491885716711</text:p>
              </table:table-cell>
              <table:table-cell office:value-type="float" office:value="0.046869219698047">
                <text:p>0.046869219698047</text:p>
              </table:table-cell>
              <table:table-cell office:value-type="float" office:value="0.0428564594592164">
                <text:p>0.0428564594592164</text:p>
              </table:table-cell>
              <table:table-cell office:value-type="float" office:value="0.0433797539352102">
                <text:p>0.0433797539352102</text:p>
              </table:table-cell>
            </table:table-row>
            <table:table-row>
              <table:table-cell office:value-type="string">
                <text:p>cilk2_eff</text:p>
                <draw:g>
                  <svg:desc>all.A21:all.A21</svg:desc>
                </draw:g>
              </table:table-cell>
              <table:table-cell office:value-type="float" office:value="0.582973349714239">
                <text:p>0.582973349714239</text:p>
                <draw:g>
                  <svg:desc>all.B21:all.AK21</svg:desc>
                </draw:g>
              </table:table-cell>
              <table:table-cell office:value-type="float" office:value="0.462558079432758">
                <text:p>0.462558079432758</text:p>
              </table:table-cell>
              <table:table-cell office:value-type="float" office:value="0.413319622981771">
                <text:p>0.413319622981771</text:p>
              </table:table-cell>
              <table:table-cell office:value-type="float" office:value="0.390009576591293">
                <text:p>0.390009576591293</text:p>
              </table:table-cell>
              <table:table-cell office:value-type="float" office:value="0.377502579886027">
                <text:p>0.377502579886027</text:p>
              </table:table-cell>
              <table:table-cell office:value-type="float" office:value="0.37215589195168">
                <text:p>0.37215589195168</text:p>
              </table:table-cell>
              <table:table-cell office:value-type="float" office:value="0.375784839163466">
                <text:p>0.375784839163466</text:p>
              </table:table-cell>
              <table:table-cell office:value-type="float" office:value="0.359947159393086">
                <text:p>0.359947159393086</text:p>
              </table:table-cell>
              <table:table-cell office:value-type="float" office:value="0.340317633631962">
                <text:p>0.340317633631962</text:p>
              </table:table-cell>
              <table:table-cell office:value-type="float" office:value="0.3238336985174">
                <text:p>0.3238336985174</text:p>
              </table:table-cell>
              <table:table-cell office:value-type="float" office:value="0.301969006862972">
                <text:p>0.301969006862972</text:p>
              </table:table-cell>
              <table:table-cell office:value-type="float" office:value="0.287035181206131">
                <text:p>0.287035181206131</text:p>
              </table:table-cell>
              <table:table-cell office:value-type="float" office:value="0.259850044489418">
                <text:p>0.259850044489418</text:p>
              </table:table-cell>
              <table:table-cell office:value-type="float" office:value="0.252215776230447">
                <text:p>0.252215776230447</text:p>
              </table:table-cell>
              <table:table-cell office:value-type="float" office:value="0.238578291644575">
                <text:p>0.238578291644575</text:p>
              </table:table-cell>
              <table:table-cell office:value-type="float" office:value="0.208829857624293">
                <text:p>0.208829857624293</text:p>
              </table:table-cell>
              <table:table-cell office:value-type="float" office:value="0.212531655772768">
                <text:p>0.212531655772768</text:p>
              </table:table-cell>
              <table:table-cell office:value-type="float" office:value="0.195192172226115">
                <text:p>0.195192172226115</text:p>
              </table:table-cell>
              <table:table-cell office:value-type="float" office:value="0.176086687571532">
                <text:p>0.176086687571532</text:p>
              </table:table-cell>
              <table:table-cell office:value-type="float" office:value="0.15254373001869">
                <text:p>0.15254373001869</text:p>
              </table:table-cell>
              <table:table-cell office:value-type="float" office:value="0.15120423445879">
                <text:p>0.15120423445879</text:p>
              </table:table-cell>
              <table:table-cell office:value-type="float" office:value="0.140362738369699">
                <text:p>0.140362738369699</text:p>
              </table:table-cell>
              <table:table-cell office:value-type="float" office:value="0.122152694419637">
                <text:p>0.122152694419637</text:p>
              </table:table-cell>
              <table:table-cell office:value-type="float" office:value="0.104937715838179">
                <text:p>0.104937715838179</text:p>
              </table:table-cell>
              <table:table-cell office:value-type="float" office:value="0.102412915795277">
                <text:p>0.102412915795277</text:p>
              </table:table-cell>
              <table:table-cell office:value-type="float" office:value="0.0976922467850627">
                <text:p>0.0976922467850627</text:p>
              </table:table-cell>
              <table:table-cell office:value-type="float" office:value="0.0889681443271698">
                <text:p>0.0889681443271698</text:p>
              </table:table-cell>
              <table:table-cell office:value-type="float" office:value="0.0756333107354769">
                <text:p>0.0756333107354769</text:p>
              </table:table-cell>
              <table:table-cell office:value-type="float" office:value="0.0821427867955839">
                <text:p>0.0821427867955839</text:p>
              </table:table-cell>
              <table:table-cell office:value-type="float" office:value="0.072032497154334">
                <text:p>0.072032497154334</text:p>
              </table:table-cell>
              <table:table-cell office:value-type="float" office:value="0.0807681487906416">
                <text:p>0.0807681487906416</text:p>
              </table:table-cell>
              <table:table-cell office:value-type="float" office:value="0.0665407049473369">
                <text:p>0.0665407049473369</text:p>
              </table:table-cell>
              <table:table-cell office:value-type="float" office:value="0.0562158602674692">
                <text:p>0.0562158602674692</text:p>
              </table:table-cell>
              <table:table-cell office:value-type="float" office:value="0.0562398687156282">
                <text:p>0.0562398687156282</text:p>
              </table:table-cell>
              <table:table-cell office:value-type="float" office:value="0.0597462739205709">
                <text:p>0.0597462739205709</text:p>
              </table:table-cell>
              <table:table-cell office:value-type="float" office:value="0.0460002360530018">
                <text:p>0.0460002360530018</text:p>
              </table:table-cell>
            </table:table-row>
            <table:table-row>
              <table:table-cell office:value-type="string">
                <text:p>omp_eff</text:p>
                <draw:g>
                  <svg:desc>all.A28:all.A28</svg:desc>
                </draw:g>
              </table:table-cell>
              <table:table-cell office:value-type="float" office:value="0.655998960537305">
                <text:p>0.655998960537305</text:p>
                <draw:g>
                  <svg:desc>all.B28:all.AK28</svg:desc>
                </draw:g>
              </table:table-cell>
              <table:table-cell office:value-type="float" office:value="0.502214578209278">
                <text:p>0.502214578209278</text:p>
              </table:table-cell>
              <table:table-cell office:value-type="float" office:value="0.514837466374004">
                <text:p>0.514837466374004</text:p>
              </table:table-cell>
              <table:table-cell office:value-type="float" office:value="0.447599007403398">
                <text:p>0.447599007403398</text:p>
              </table:table-cell>
              <table:table-cell office:value-type="float" office:value="0.405785489327368">
                <text:p>0.405785489327368</text:p>
              </table:table-cell>
              <table:table-cell office:value-type="float" office:value="0.330094945600988">
                <text:p>0.330094945600988</text:p>
              </table:table-cell>
              <table:table-cell office:value-type="float" office:value="0.290268325303618">
                <text:p>0.290268325303618</text:p>
              </table:table-cell>
              <table:table-cell office:value-type="float" office:value="0.233244634043947">
                <text:p>0.233244634043947</text:p>
              </table:table-cell>
              <table:table-cell office:value-type="float" office:value="0.219697064284783">
                <text:p>0.219697064284783</text:p>
              </table:table-cell>
              <table:table-cell office:value-type="float" office:value="0.199209630228105">
                <text:p>0.199209630228105</text:p>
              </table:table-cell>
              <table:table-cell office:value-type="float" office:value="0.171944235140186">
                <text:p>0.171944235140186</text:p>
              </table:table-cell>
              <table:table-cell office:value-type="float" office:value="0.138078659326707">
                <text:p>0.138078659326707</text:p>
              </table:table-cell>
              <table:table-cell office:value-type="float" office:value="0.129967923071495">
                <text:p>0.129967923071495</text:p>
              </table:table-cell>
              <table:table-cell office:value-type="float" office:value="0.104866582918492">
                <text:p>0.104866582918492</text:p>
              </table:table-cell>
              <table:table-cell office:value-type="float" office:value="0.0912229534410116">
                <text:p>0.0912229534410116</text:p>
              </table:table-cell>
              <table:table-cell office:value-type="float" office:value="0.077542888161577">
                <text:p>0.077542888161577</text:p>
              </table:table-cell>
              <table:table-cell office:value-type="float" office:value="0.0683143982513711">
                <text:p>0.0683143982513711</text:p>
              </table:table-cell>
              <table:table-cell office:value-type="float" office:value="0.0566270683152356">
                <text:p>0.0566270683152356</text:p>
              </table:table-cell>
              <table:table-cell office:value-type="float" office:value="0.0528750079481907">
                <text:p>0.0528750079481907</text:p>
              </table:table-cell>
              <table:table-cell office:value-type="float" office:value="0.045562358104883">
                <text:p>0.045562358104883</text:p>
              </table:table-cell>
              <table:table-cell office:value-type="float" office:value="0.0422783423141093">
                <text:p>0.0422783423141093</text:p>
              </table:table-cell>
              <table:table-cell office:value-type="float" office:value="0.035329992027974">
                <text:p>0.035329992027974</text:p>
              </table:table-cell>
              <table:table-cell office:value-type="float" office:value="0.0327276868086907">
                <text:p>0.0327276868086907</text:p>
              </table:table-cell>
              <table:table-cell office:value-type="float" office:value="0.0287493547326781">
                <text:p>0.0287493547326781</text:p>
              </table:table-cell>
              <table:table-cell office:value-type="float" office:value="0.0270677737553815">
                <text:p>0.0270677737553815</text:p>
              </table:table-cell>
              <table:table-cell office:value-type="float" office:value="0.0237995726818093">
                <text:p>0.0237995726818093</text:p>
              </table:table-cell>
              <table:table-cell office:value-type="float" office:value="0.0220956757413289">
                <text:p>0.0220956757413289</text:p>
              </table:table-cell>
              <table:table-cell office:value-type="float" office:value="0.0190063936026925">
                <text:p>0.0190063936026925</text:p>
              </table:table-cell>
              <table:table-cell office:value-type="float" office:value="0.0177819239074213">
                <text:p>0.0177819239074213</text:p>
              </table:table-cell>
              <table:table-cell office:value-type="float" office:value="0.016509517098316">
                <text:p>0.016509517098316</text:p>
              </table:table-cell>
              <table:table-cell office:value-type="float" office:value="0.0149942648866046">
                <text:p>0.0149942648866046</text:p>
              </table:table-cell>
              <table:table-cell office:value-type="float" office:value="0.0137694267271949">
                <text:p>0.0137694267271949</text:p>
              </table:table-cell>
              <table:table-cell office:value-type="float" office:value="0.0122500327711164">
                <text:p>0.0122500327711164</text:p>
              </table:table-cell>
              <table:table-cell office:value-type="float" office:value="0.0116433318034797">
                <text:p>0.0116433318034797</text:p>
              </table:table-cell>
              <table:table-cell office:value-type="float" office:value="0.0108476050417365">
                <text:p>0.0108476050417365</text:p>
              </table:table-cell>
              <table:table-cell office:value-type="float" office:value="0.00970752860939274">
                <text:p>0.00970752860939274</text:p>
              </table:table-cell>
            </table:table-row>
            <table:table-row>
              <table:table-cell office:value-type="string">
                <text:p>linear</text:p>
                <draw:g>
                  <svg:desc>all.A32:all.A32</svg:desc>
                </draw:g>
              </table:table-cell>
              <table:table-cell office:value-type="float" office:value="1">
                <text:p>1</text:p>
                <draw:g>
                  <svg:desc>all.B32:all.AK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